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P2" style:family="paragraph" style:parent-style-name="Standard">
      <style:text-properties style:font-name="Liberation Mono1"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 style:family="paragraph" style:parent-style-name="Standard">
      <style:text-properties style:font-name="Liberation Mono1" fo:font-size="10pt"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5" style:family="paragraph" style:parent-style-name="Standard">
      <style:text-properties style:font-name="Liberation Mono1" fo:font-size="10pt" style:text-underline-style="solid" style:text-underline-width="auto" style:text-underline-color="font-color" fo:font-weight="bold" officeooo:rsid="00d97b18" officeooo:paragraph-rsid="010385bc" style:font-size-asian="10pt" style:font-weight-asian="bold" style:font-size-complex="10pt" style:font-weight-complex="bold"/>
    </style:style>
    <style:style style:name="P6" style:family="paragraph" style:parent-style-name="Standard">
      <style:text-properties style:font-name="Liberation Mono1" fo:font-size="10pt" style:text-underline-style="solid" style:text-underline-width="auto" style:text-underline-color="font-color" fo:font-weight="bold" officeooo:rsid="00c3ca74" officeooo:paragraph-rsid="010385bc" style:font-size-asian="10pt" style:font-weight-asian="bold" style:font-size-complex="10pt" style:font-weight-complex="bold"/>
    </style:style>
    <style:style style:name="P7" style:family="paragraph" style:parent-style-name="Standard">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1056e0c" officeooo:paragraph-rsid="01056e0c" style:font-size-asian="10pt" style:font-weight-asian="bold" style:font-size-complex="10pt" style:font-weight-complex="bold"/>
    </style:style>
    <style:style style:name="P9" style:family="paragraph" style:parent-style-name="Standard">
      <style:text-properties style:font-name="Liberation Mono1" fo:font-size="10pt" style:text-underline-style="solid" style:text-underline-width="auto" style:text-underline-color="font-color" fo:font-weight="bold" officeooo:rsid="0107415e" officeooo:paragraph-rsid="0107415e" style:font-size-asian="10pt" style:font-weight-asian="bold" style:font-size-complex="10pt" style:font-weight-complex="bold"/>
    </style:style>
    <style:style style:name="P10" style:family="paragraph" style:parent-style-name="Standard">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11" style:family="paragraph" style:parent-style-name="Standard">
      <style:text-properties style:font-name="Liberation Mono1" fo:font-size="10pt" style:text-underline-style="none" fo:font-weight="normal" officeooo:rsid="0095cc83" officeooo:paragraph-rsid="0095cc83" style:font-size-asian="10pt" style:font-weight-asian="normal" style:font-size-complex="10pt" style:font-weight-complex="normal"/>
    </style:style>
    <style:style style:name="P12" style:family="paragraph" style:parent-style-name="Standard">
      <style:text-properties style:font-name="Liberation Mono1" fo:font-size="10pt" style:text-underline-style="none" fo:font-weight="normal" officeooo:rsid="00e088ea" officeooo:paragraph-rsid="00e088ea" style:font-size-asian="10pt" style:font-weight-asian="normal" style:font-size-complex="10pt" style:font-weight-complex="normal"/>
    </style:style>
    <style:style style:name="P13" style:family="paragraph" style:parent-style-name="Standard">
      <style:text-properties style:font-name="Liberation Mono1" fo:font-size="10pt" style:text-underline-style="none" fo:font-weight="normal" officeooo:rsid="00e088ea" officeooo:paragraph-rsid="010385bc" style:font-size-asian="10pt" style:font-weight-asian="normal" style:font-size-complex="10pt" style:font-weight-complex="normal"/>
    </style:style>
    <style:style style:name="P14" style:family="paragraph" style:parent-style-name="Standard">
      <style:text-properties style:font-name="Liberation Mono1" fo:font-size="10pt" style:text-underline-style="none" fo:font-weight="normal" officeooo:rsid="00e27993" officeooo:paragraph-rsid="00e27993" style:font-size-asian="10pt" style:font-weight-asian="normal" style:font-size-complex="10pt" style:font-weight-complex="normal"/>
    </style:style>
    <style:style style:name="P15" style:family="paragraph" style:parent-style-name="Standard">
      <style:text-properties style:font-name="Liberation Mono1" fo:font-size="10pt" style:text-underline-style="none" fo:font-weight="normal" officeooo:rsid="00e6519d" officeooo:paragraph-rsid="010385bc" style:font-size-asian="10pt" style:font-weight-asian="normal" style:font-size-complex="10pt" style:font-weight-complex="normal"/>
    </style:style>
    <style:style style:name="P16" style:family="paragraph" style:parent-style-name="Standard">
      <style:text-properties style:font-name="Liberation Mono1" fo:font-size="10pt" style:text-underline-style="none" fo:font-weight="normal" officeooo:rsid="00d97b18" officeooo:paragraph-rsid="010385bc" style:font-size-asian="10pt" style:font-weight-asian="normal" style:font-size-complex="10pt" style:font-weight-complex="normal"/>
    </style:style>
    <style:style style:name="P17" style:family="paragraph" style:parent-style-name="Standard">
      <style:text-properties style:font-name="Liberation Mono1" fo:font-size="10pt" style:text-underline-style="none" fo:font-weight="normal" officeooo:rsid="00d58fd0" officeooo:paragraph-rsid="010385bc" style:font-size-asian="10pt" style:font-weight-asian="normal" style:font-size-complex="10pt" style:font-weight-complex="normal"/>
    </style:style>
    <style:style style:name="P18" style:family="paragraph" style:parent-style-name="Standard">
      <style:text-properties style:font-name="Liberation Mono1" fo:font-size="10pt" style:text-underline-style="none" fo:font-weight="normal" officeooo:rsid="00ce1088" officeooo:paragraph-rsid="010385bc" style:font-size-asian="10pt" style:font-weight-asian="normal" style:font-size-complex="10pt" style:font-weight-complex="normal"/>
    </style:style>
    <style:style style:name="P19" style:family="paragraph" style:parent-style-name="Standard">
      <style:text-properties style:font-name="Liberation Mono1" fo:font-size="10pt" style:text-underline-style="none" fo:font-weight="normal" officeooo:rsid="0107415e" officeooo:paragraph-rsid="0107415e" style:font-size-asian="10pt" style:font-weight-asian="normal" style:font-size-complex="10pt" style:font-weight-complex="normal"/>
    </style:style>
    <style:style style:name="P20" style:family="paragraph" style:parent-style-name="Standard">
      <style:text-properties style:font-name="Liberation Mono1" fo:font-size="10pt" style:text-underline-style="none" fo:font-weight="normal" officeooo:rsid="01076f11" officeooo:paragraph-rsid="01076f11" style:font-size-asian="10pt" style:font-weight-asian="normal" style:font-size-complex="10pt" style:font-weight-complex="normal"/>
    </style:style>
    <style:style style:name="P21" style:family="paragraph" style:parent-style-name="Standard">
      <style:text-properties style:font-name="Liberation Mono1" fo:font-size="10pt" style:text-underline-style="none" fo:font-weight="normal" officeooo:rsid="01056e0c" officeooo:paragraph-rsid="01056e0c" style:font-size-asian="10pt" style:font-weight-asian="normal" style:font-size-complex="10pt" style:font-weight-complex="normal"/>
    </style:style>
    <style:style style:name="P22" style:family="paragraph" style:parent-style-name="Standard">
      <style:text-properties style:font-name="Liberation Mono1" fo:font-size="10pt" style:text-underline-style="none" fo:font-weight="normal" officeooo:rsid="01084848" officeooo:paragraph-rsid="01084848" style:font-size-asian="10pt" style:font-weight-asian="normal" style:font-size-complex="10pt" style:font-weight-complex="normal"/>
    </style:style>
    <style:style style:name="P23" style:family="paragraph" style:parent-style-name="Standard">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24" style:family="paragraph" style:parent-style-name="Standard">
      <style:text-properties style:font-name="Liberation Mono1" fo:font-size="10pt" style:text-underline-style="none" fo:font-weight="bold" officeooo:rsid="00c3ca74" officeooo:paragraph-rsid="010385bc" style:font-size-asian="10pt" style:font-weight-asian="bold" style:font-size-complex="10pt" style:font-weight-complex="bold"/>
    </style:style>
    <style:style style:name="P25" style:family="paragraph" style:parent-style-name="Standard">
      <style:text-properties style:font-name="Liberation Mono1" fo:font-size="10pt" officeooo:rsid="00221043" officeooo:paragraph-rsid="00947cb3" style:font-size-asian="10pt" style:font-size-complex="10pt"/>
    </style:style>
    <style:style style:name="P26" style:family="paragraph" style:parent-style-name="Standard">
      <style:text-properties style:font-name="Liberation Mono1" fo:font-size="10pt" officeooo:rsid="00221043" officeooo:paragraph-rsid="010385bc" style:font-size-asian="10pt" style:font-size-complex="10pt"/>
    </style:style>
    <style:style style:name="P27" style:family="paragraph" style:parent-style-name="Standard">
      <style:text-properties style:font-name="Liberation Mono1" fo:font-size="10pt" officeooo:rsid="00221043" officeooo:paragraph-rsid="01081066" style:font-size-asian="10pt" style:font-size-complex="10pt"/>
    </style:style>
    <style:style style:name="P28" style:family="paragraph" style:parent-style-name="Standard">
      <style:text-properties style:font-name="Liberation Mono1" fo:font-size="10pt" officeooo:rsid="00c1ec4e" officeooo:paragraph-rsid="00c1ec4e" style:font-size-asian="10pt" style:font-size-complex="10pt"/>
    </style:style>
    <style:style style:name="P29" style:family="paragraph" style:parent-style-name="Standard">
      <style:text-properties style:font-name="Liberation Mono1" fo:font-size="10pt" officeooo:rsid="00c1ec4e" officeooo:paragraph-rsid="010385bc" style:font-size-asian="10pt" style:font-size-complex="10pt"/>
    </style:style>
    <style:style style:name="P30" style:family="paragraph" style:parent-style-name="Standard">
      <style:text-properties style:font-name="Liberation Mono1" fo:font-size="10pt" officeooo:rsid="00e6519d" officeooo:paragraph-rsid="00e6519d" style:font-size-asian="10pt" style:font-size-complex="10pt"/>
    </style:style>
    <style:style style:name="P31" style:family="paragraph" style:parent-style-name="Standard">
      <style:text-properties style:font-name="Liberation Mono1" fo:font-size="10pt" officeooo:rsid="00ccf601" officeooo:paragraph-rsid="010385bc" style:font-size-asian="10pt" style:font-size-complex="10pt"/>
    </style:style>
    <style:style style:name="P32" style:family="paragraph" style:parent-style-name="Standard">
      <style:text-properties style:font-name="Liberation Mono1" fo:font-size="10pt" officeooo:rsid="00ccf601" officeooo:paragraph-rsid="01081066" style:font-size-asian="10pt" style:font-size-complex="10pt"/>
    </style:style>
    <style:style style:name="P33" style:family="paragraph" style:parent-style-name="Standard">
      <style:text-properties style:font-name="Liberation Mono1" fo:font-size="10pt" officeooo:rsid="00ce2b58" officeooo:paragraph-rsid="010385bc" style:font-size-asian="10pt" style:font-size-complex="10pt"/>
    </style:style>
    <style:style style:name="P34" style:family="paragraph" style:parent-style-name="Standard">
      <style:text-properties style:font-name="Liberation Mono1" fo:font-size="10pt" officeooo:rsid="00e088ea" officeooo:paragraph-rsid="00e088ea" style:font-size-asian="10pt" style:font-size-complex="10pt"/>
    </style:style>
    <style:style style:name="P35" style:family="paragraph" style:parent-style-name="Standard">
      <style:text-properties style:font-name="Liberation Mono1" fo:font-size="10pt" officeooo:rsid="00dd08cf" officeooo:paragraph-rsid="010385bc" style:font-size-asian="10pt" style:font-size-complex="10pt"/>
    </style:style>
    <style:style style:name="P36" style:family="paragraph" style:parent-style-name="Standard">
      <style:text-properties style:font-name="Liberation Mono1"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37" style:family="paragraph" style:parent-style-name="Standard">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38" style:family="paragraph" style:parent-style-name="Preformatted_20_Text">
      <style:paragraph-properties fo:orphans="2" fo:widows="2"/>
      <style:text-properties fo:font-variant="normal" fo:text-transform="none" fo:color="#000000" fo:letter-spacing="normal" fo:font-style="normal" fo:font-weight="normal"/>
    </style:style>
    <style:style style:name="P39"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40"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41"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4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4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4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4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4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4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ccf600" style:font-size-asian="10pt" style:font-weight-asian="normal" style:font-size-complex="10pt" style:font-weight-complex="normal"/>
    </style:style>
    <style:style style:name="P4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04d76" style:font-size-asian="10pt" style:font-weight-asian="normal" style:font-size-complex="10pt" style:font-weight-complex="normal"/>
    </style:style>
    <style:style style:name="P5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d08cf" style:font-size-asian="10pt" style:font-weight-asian="normal" style:font-size-complex="10pt" style:font-weight-complex="normal"/>
    </style:style>
    <style:style style:name="P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5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5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5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5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5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55b00" style:font-size-asian="8.75pt" style:font-weight-asian="normal" style:font-size-complex="10pt" style:font-weight-complex="normal"/>
    </style:style>
    <style:style style:name="P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c750af" style:font-size-asian="8.75pt" style:font-weight-asian="normal" style:font-size-complex="10pt" style:font-weight-complex="normal"/>
    </style:style>
    <style:style style:name="P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d58fd0" style:font-size-asian="8.75pt" style:font-weight-asian="normal" style:font-size-complex="10pt" style:font-weight-complex="normal"/>
    </style:style>
    <style:style style:name="P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12380" style:font-size-asian="8.75pt" style:font-weight-asian="normal" style:font-size-complex="10pt" style:font-weight-complex="normal"/>
    </style:style>
    <style:style style:name="P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d08cf" style:font-size-asian="8.75pt" style:font-weight-asian="normal" style:font-size-complex="10pt" style:font-weight-complex="normal"/>
    </style:style>
    <style:style style:name="P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a7f11" style:font-size-asian="8.75pt" style:font-weight-asian="normal" style:font-size-complex="10pt" style:font-weight-complex="normal"/>
    </style:style>
    <style:style style:name="P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b5f00" style:font-size-asian="8.75pt" style:font-weight-asian="normal" style:font-size-complex="10pt" style:font-weight-complex="normal"/>
    </style:style>
    <style:style style:name="P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3ca74" officeooo:paragraph-rsid="00c3ca74" style:font-size-asian="8.75pt" style:font-weight-asian="normal" style:font-size-complex="10pt" style:font-weight-complex="normal"/>
    </style:style>
    <style:style style:name="P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87d60" officeooo:paragraph-rsid="00c87d60" style:font-size-asian="8.75pt" style:font-weight-asian="normal" style:font-size-complex="10pt" style:font-weight-complex="normal"/>
    </style:style>
    <style:style style:name="P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cb5f00" style:font-size-asian="8.75pt" style:font-weight-asian="normal" style:font-size-complex="10pt" style:font-weight-complex="normal"/>
    </style:style>
    <style:style style:name="P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12380" style:font-size-asian="8.75pt" style:font-weight-asian="normal" style:font-size-complex="10pt" style:font-weight-complex="normal"/>
    </style:style>
    <style:style style:name="P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d08cf" style:font-size-asian="8.75pt" style:font-weight-asian="normal" style:font-size-complex="10pt" style:font-weight-complex="normal"/>
    </style:style>
    <style:style style:name="P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58fd0" officeooo:paragraph-rsid="00d58fd0" style:font-size-asian="8.75pt" style:font-weight-asian="normal" style:font-size-complex="10pt" style:font-weight-complex="normal"/>
    </style:style>
    <style:style style:name="P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6ee87" officeooo:paragraph-rsid="00d6ee87" style:font-size-asian="8.75pt" style:font-weight-asian="normal" style:font-size-complex="10pt" style:font-weight-complex="normal"/>
    </style:style>
    <style:style style:name="P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45a6d" style:font-size-asian="8.75pt" style:font-weight-asian="normal" style:font-size-complex="10pt" style:font-weight-complex="normal"/>
    </style:style>
    <style:style style:name="P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45a6d" officeooo:paragraph-rsid="00e45a6d" style:font-size-asian="8.75pt" style:font-weight-asian="normal" style:font-size-complex="10pt" style:font-weight-complex="normal"/>
    </style:style>
    <style:style style:name="P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730e" officeooo:paragraph-rsid="00e9730e" style:font-size-asian="8.75pt" style:font-weight-asian="normal" style:font-size-complex="10pt" style:font-weight-complex="normal"/>
    </style:style>
    <style:style style:name="P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cd33" officeooo:paragraph-rsid="00e9cd33" style:font-size-asian="8.75pt" style:font-weight-asian="normal" style:font-size-complex="10pt" style:font-weight-complex="normal"/>
    </style:style>
    <style:style style:name="P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dbf64" style:font-size-asian="8.75pt" style:font-weight-asian="normal" style:font-size-complex="10pt" style:font-weight-complex="normal"/>
    </style:style>
    <style:style style:name="P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e4725" style:font-size-asian="8.75pt" style:font-weight-asian="normal" style:font-size-complex="10pt" style:font-weight-complex="normal"/>
    </style:style>
    <style:style style:name="P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da0d3" style:font-size-asian="8.75pt" style:font-weight-asian="normal" style:font-size-complex="10pt" style:font-weight-complex="normal"/>
    </style:style>
    <style:style style:name="P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1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0f721d3" style:font-size-asian="8.75pt" style:font-weight-asian="normal" style:font-size-complex="10pt" style:font-weight-complex="normal"/>
    </style:style>
    <style:style style:name="P1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721d3" style:font-size-asian="8.75pt" style:font-weight-asian="normal" style:font-size-complex="10pt" style:font-weight-complex="normal"/>
    </style:style>
    <style:style style:name="P1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82f06" style:font-size-asian="8.75pt" style:font-weight-asian="normal" style:font-size-complex="10pt" style:font-weight-complex="normal"/>
    </style:style>
    <style:style style:name="P1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1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1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0fb83e4" style:font-size-asian="8.75pt" style:font-weight-asian="normal" style:font-size-complex="10pt" style:font-weight-complex="normal"/>
    </style:style>
    <style:style style:name="P1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00c321" style:font-size-asian="8.75pt" style:font-weight-asian="normal" style:font-size-complex="10pt" style:font-weight-complex="normal"/>
    </style:style>
    <style:style style:name="P1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1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1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1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1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1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1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11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11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11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11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11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11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04d76" style:font-size-asian="8.75pt" style:font-weight-asian="bold" style:font-size-complex="10pt" style:font-weight-complex="bold"/>
    </style:style>
    <style:style style:name="P12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d08cf" style:font-size-asian="8.75pt" style:font-weight-asian="bold" style:font-size-complex="10pt" style:font-weight-complex="bold"/>
    </style:style>
    <style:style style:name="P12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dbbcc3" officeooo:paragraph-rsid="00dbbcc3" style:font-size-asian="8.75pt" style:font-weight-asian="bold" style:font-size-complex="10pt" style:font-weight-complex="bold"/>
    </style:style>
    <style:style style:name="P12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e38ff8" officeooo:paragraph-rsid="00e38ff8" style:font-size-asian="8.75pt" style:font-weight-asian="bold" style:font-size-complex="10pt" style:font-weight-complex="bold"/>
    </style:style>
    <style:style style:name="P12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12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125"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126"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127"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128"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129"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d12380" officeooo:paragraph-rsid="00d04d76" style:font-size-asian="10.5pt" style:font-weight-asian="bold" style:font-size-complex="12pt" style:font-weight-complex="bold"/>
    </style:style>
    <style:style style:name="P130" style:family="paragraph" style:parent-style-name="Preformatted_20_Text">
      <style:paragraph-properties fo:orphans="2" fo:widows="2"/>
    </style:style>
    <style:style style:name="P131" style:family="paragraph" style:parent-style-name="Preformatted_20_Text">
      <style:text-properties fo:font-weight="bold" style:font-weight-asian="bold" style:font-weight-complex="bold"/>
    </style:style>
    <style:style style:name="P132" style:family="paragraph" style:parent-style-name="Preformatted_20_Text">
      <style:text-properties fo:font-weight="bold" officeooo:rsid="00a9d72e" style:font-weight-asian="bold" style:font-weight-complex="bold"/>
    </style:style>
    <style:style style:name="P133" style:family="paragraph" style:parent-style-name="Preformatted_20_Text">
      <style:text-properties fo:font-weight="bold" officeooo:rsid="00a9d72e" officeooo:paragraph-rsid="00a9d72e" style:font-weight-asian="bold" style:font-weight-complex="bold"/>
    </style:style>
    <style:style style:name="P134" style:family="paragraph" style:parent-style-name="Preformatted_20_Text">
      <style:text-properties fo:font-weight="bold" officeooo:paragraph-rsid="00a9d72e" style:font-weight-asian="bold" style:font-weight-complex="bold"/>
    </style:style>
    <style:style style:name="P135" style:family="paragraph" style:parent-style-name="Preformatted_20_Text">
      <style:text-properties fo:font-weight="bold" officeooo:paragraph-rsid="00ab3258" style:font-weight-asian="bold" style:font-weight-complex="bold"/>
    </style:style>
    <style:style style:name="P136" style:family="paragraph" style:parent-style-name="Preformatted_20_Text">
      <style:text-properties officeooo:paragraph-rsid="00a10b04"/>
    </style:style>
    <style:style style:name="P137" style:family="paragraph" style:parent-style-name="Preformatted_20_Text">
      <style:text-properties officeooo:paragraph-rsid="00a2bd55"/>
    </style:style>
    <style:style style:name="P138" style:family="paragraph" style:parent-style-name="Preformatted_20_Text">
      <style:text-properties fo:color="#00cc00"/>
    </style:style>
    <style:style style:name="P139" style:family="paragraph" style:parent-style-name="Preformatted_20_Text">
      <style:text-properties fo:color="#00cc00" style:font-name="Liberation Mono1"/>
    </style:style>
    <style:style style:name="P140" style:family="paragraph" style:parent-style-name="Preformatted_20_Text">
      <style:text-properties fo:color="#00cc00" style:font-name="Liberation Mono1" officeooo:rsid="00a79fdb" officeooo:paragraph-rsid="00a79fdb"/>
    </style:style>
    <style:style style:name="P141" style:family="paragraph" style:parent-style-name="Preformatted_20_Text">
      <style:text-properties fo:color="#00cc00" officeooo:paragraph-rsid="00a8fbeb"/>
    </style:style>
    <style:style style:name="P142" style:family="paragraph" style:parent-style-name="Preformatted_20_Text">
      <style:text-properties fo:color="#00cc00" officeooo:paragraph-rsid="00a90f1c"/>
    </style:style>
    <style:style style:name="P143" style:family="paragraph" style:parent-style-name="Preformatted_20_Text">
      <style:text-properties fo:color="#00cc00" fo:font-style="normal" fo:font-weight="normal" officeooo:rsid="00a8fbeb"/>
    </style:style>
    <style:style style:name="P144" style:family="paragraph" style:parent-style-name="Preformatted_20_Text">
      <style:text-properties fo:color="#00cc00" fo:font-style="normal" fo:font-weight="normal" officeooo:rsid="00a90f1c" officeooo:paragraph-rsid="00a90f1c"/>
    </style:style>
    <style:style style:name="P145" style:family="paragraph" style:parent-style-name="Preformatted_20_Text">
      <style:text-properties officeooo:rsid="00a79fdb" officeooo:paragraph-rsid="00a79fdb"/>
    </style:style>
    <style:style style:name="P146" style:family="paragraph" style:parent-style-name="Preformatted_20_Text">
      <style:text-properties style:font-name="Liberation Mono1"/>
    </style:style>
    <style:style style:name="P147" style:family="paragraph" style:parent-style-name="Preformatted_20_Text">
      <style:text-properties style:font-name="Liberation Mono1" fo:font-weight="bold" style:font-weight-asian="bold" style:font-weight-complex="bold"/>
    </style:style>
    <style:style style:name="P148" style:family="paragraph" style:parent-style-name="Preformatted_20_Text">
      <style:text-properties style:font-name="Liberation Mono1" fo:font-size="10pt" style:text-underline-style="none" fo:font-weight="normal" officeooo:rsid="00d04d76" officeooo:paragraph-rsid="010385bc" style:font-size-asian="10pt" style:font-weight-asian="normal" style:font-size-complex="10pt" style:font-weight-complex="normal"/>
    </style:style>
    <style:style style:name="P149" style:family="paragraph" style:parent-style-name="Preformatted_20_Text">
      <style:text-properties officeooo:rsid="00a9d72e" officeooo:paragraph-rsid="00a9d72e"/>
    </style:style>
    <style:style style:name="P150" style:family="paragraph" style:parent-style-name="Preformatted_20_Text">
      <style:text-properties officeooo:rsid="00a9d72e" officeooo:paragraph-rsid="00ab3258"/>
    </style:style>
    <style:style style:name="P151" style:family="paragraph" style:parent-style-name="Preformatted_20_Text">
      <style:text-properties officeooo:paragraph-rsid="00a9d72e"/>
    </style:style>
    <style:style style:name="P152" style:family="paragraph" style:parent-style-name="Preformatted_20_Text">
      <style:text-properties officeooo:paragraph-rsid="00ab3258"/>
    </style:style>
    <style:style style:name="P153" style:family="paragraph" style:parent-style-name="Preformatted_20_Text">
      <style:text-properties officeooo:rsid="00ab3258" officeooo:paragraph-rsid="00ab3258"/>
    </style:style>
    <style:style style:name="P154" style:family="paragraph" style:parent-style-name="Preformatted_20_Text">
      <style:text-properties officeooo:paragraph-rsid="00b4560f"/>
    </style:style>
    <style:style style:name="P155" style:family="paragraph" style:parent-style-name="Preformatted_20_Text">
      <style:text-properties officeooo:paragraph-rsid="00b7214a"/>
    </style:style>
    <style:style style:name="P156" style:family="paragraph" style:parent-style-name="Preformatted_20_Text">
      <style:text-properties officeooo:rsid="00b9918a" officeooo:paragraph-rsid="00b9918a"/>
    </style:style>
    <style:style style:name="P157" style:family="paragraph" style:parent-style-name="Preformatted_20_Text">
      <style:text-properties officeooo:rsid="00bb1417" officeooo:paragraph-rsid="00bb1417"/>
    </style:style>
    <style:style style:name="P158" style:family="paragraph" style:parent-style-name="Preformatted_20_Text">
      <style:text-properties officeooo:paragraph-rsid="00bf58be"/>
    </style:style>
    <style:style style:name="P159" style:family="paragraph" style:parent-style-name="Preformatted_20_Text">
      <style:text-properties officeooo:paragraph-rsid="00bfe3b7"/>
    </style:style>
    <style:style style:name="P160" style:family="paragraph" style:parent-style-name="Preformatted_20_Text">
      <style:text-properties fo:color="#0000ff" fo:font-style="normal" fo:font-weight="normal" officeooo:rsid="00a8fbeb" officeooo:paragraph-rsid="00a8fbeb"/>
    </style:style>
    <style:style style:name="P161" style:family="paragraph" style:parent-style-name="Preformatted_20_Text">
      <style:text-properties fo:font-style="normal" fo:font-weight="normal"/>
    </style:style>
    <style:style style:name="P162" style:family="paragraph" style:parent-style-name="Preformatted_20_Text">
      <style:text-properties fo:font-style="normal" fo:font-weight="normal" officeooo:paragraph-rsid="00a10b04"/>
    </style:style>
    <style:style style:name="P163" style:family="paragraph" style:parent-style-name="Preformatted_20_Text">
      <style:text-properties fo:font-style="normal" fo:font-weight="bold" style:font-weight-asian="bold" style:font-weight-complex="bold"/>
    </style:style>
    <style:style style:name="P164" style:family="paragraph" style:parent-style-name="Preformatted_20_Text">
      <style:text-properties fo:font-weight="normal" officeooo:rsid="00a9d72e" officeooo:paragraph-rsid="00ab3258" style:font-weight-asian="normal" style:font-weight-complex="normal"/>
    </style:style>
    <style:style style:name="P165" style:family="paragraph" style:parent-style-name="Preformatted_20_Text">
      <style:text-properties fo:font-weight="normal" officeooo:rsid="00a9d72e" officeooo:paragraph-rsid="00a9d72e" style:font-weight-asian="normal" style:font-weight-complex="normal"/>
    </style:style>
    <style:style style:name="P166" style:family="paragraph" style:parent-style-name="Preformatted_20_Text">
      <style:text-properties officeooo:rsid="00ca7f11" officeooo:paragraph-rsid="00ca7f11"/>
    </style:style>
    <style:style style:name="P167" style:family="paragraph" style:parent-style-name="Preformatted_20_Text">
      <style:text-properties officeooo:rsid="00ca7f11" officeooo:paragraph-rsid="00cf92bc"/>
    </style:style>
    <style:style style:name="P168" style:family="paragraph" style:parent-style-name="Preformatted_20_Text">
      <style:text-properties officeooo:rsid="00cb5f00" officeooo:paragraph-rsid="00cb5f00"/>
    </style:style>
    <style:style style:name="P169" style:family="paragraph" style:parent-style-name="Preformatted_20_Text">
      <style:text-properties officeooo:rsid="00cb5f00" officeooo:paragraph-rsid="00d04d76"/>
    </style:style>
    <style:style style:name="P170" style:family="paragraph" style:parent-style-name="Preformatted_20_Text">
      <style:text-properties officeooo:rsid="00cb5f00" officeooo:paragraph-rsid="00dd08cf"/>
    </style:style>
    <style:style style:name="P171" style:family="paragraph" style:parent-style-name="Preformatted_20_Text">
      <style:text-properties officeooo:rsid="00cf92bc" officeooo:paragraph-rsid="00cf92bc"/>
    </style:style>
    <style:style style:name="P172" style:family="paragraph" style:parent-style-name="Preformatted_20_Text">
      <style:text-properties officeooo:rsid="00cfda1f" officeooo:paragraph-rsid="00cfda1f"/>
    </style:style>
    <style:style style:name="P173" style:family="paragraph" style:parent-style-name="Preformatted_20_Text">
      <style:text-properties officeooo:rsid="00bfe3b7" officeooo:paragraph-rsid="00d04d76"/>
    </style:style>
    <style:style style:name="P174" style:family="paragraph" style:parent-style-name="Preformatted_20_Text">
      <style:text-properties officeooo:rsid="00bfe3b7" officeooo:paragraph-rsid="00dd08cf"/>
    </style:style>
    <style:style style:name="P175" style:family="paragraph" style:parent-style-name="Preformatted_20_Text">
      <style:text-properties officeooo:rsid="00d12380" officeooo:paragraph-rsid="00d12380"/>
    </style:style>
    <style:style style:name="P176" style:family="paragraph" style:parent-style-name="Preformatted_20_Text">
      <style:text-properties officeooo:rsid="00d12380" officeooo:paragraph-rsid="00dd08cf"/>
    </style:style>
    <style:style style:name="P177" style:family="paragraph" style:parent-style-name="Preformatted_20_Text">
      <style:text-properties officeooo:rsid="00b69992" officeooo:paragraph-rsid="00d12380"/>
    </style:style>
    <style:style style:name="P178" style:family="paragraph" style:parent-style-name="Preformatted_20_Text">
      <style:text-properties officeooo:rsid="00b69992" officeooo:paragraph-rsid="00dd08cf"/>
    </style:style>
    <style:style style:name="P179" style:family="paragraph" style:parent-style-name="Preformatted_20_Text">
      <style:text-properties officeooo:rsid="00dd08cf" officeooo:paragraph-rsid="00dd08cf"/>
    </style:style>
    <style:style style:name="P180" style:family="paragraph" style:parent-style-name="Preformatted_20_Text">
      <style:text-properties officeooo:rsid="01076f11" officeooo:paragraph-rsid="01076f11"/>
    </style:style>
    <style:style style:name="P18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9920b5"/>
    </style:style>
    <style:style style:name="P182"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183"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184"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d04d76" style:font-size-asian="10.5pt" style:font-weight-asian="bold" style:font-size-complex="12pt" style:font-weight-complex="bold"/>
    </style:style>
    <style:style style:name="P18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18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18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18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18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190"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191"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192"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084848" style:font-size-asian="10pt" style:font-weight-asian="bold" style:font-size-complex="10pt" style:font-weight-complex="bold"/>
    </style:style>
    <style:style style:name="P193" style:family="paragraph" style:parent-style-name="Standard">
      <style:paragraph-properties fo:break-before="page"/>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19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21043" officeooo:paragraph-rsid="010385bc" style:letter-kerning="true" style:font-name-asian="Liberation Mono2" style:font-size-asian="10pt" style:language-asian="hi" style:country-asian="IN" style:font-size-complex="10pt"/>
    </style:style>
    <style:style style:name="P195"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10385bc" style:letter-kerning="true" style:font-name-asian="Liberation Serif1" style:font-size-asian="10pt" style:language-asian="hi" style:country-asian="IN" style:font-weight-asian="normal" style:font-size-complex="10pt" style:font-weight-complex="normal"/>
    </style:style>
    <style:style style:name="P196"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9da2f" officeooo:paragraph-rsid="010385bc" style:letter-kerning="true" style:font-name-asian="Liberation Serif1" style:font-size-asian="10pt" style:language-asian="hi" style:country-asian="IN" style:font-weight-asian="normal" style:font-size-complex="10pt" style:font-weight-complex="normal"/>
    </style:style>
    <style:style style:name="P197"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cf600" officeooo:paragraph-rsid="010385bc" style:letter-kerning="true" style:font-name-asian="Liberation Serif1" style:font-size-asian="10pt" style:language-asian="hi" style:country-asian="IN" style:font-weight-asian="normal" style:font-size-complex="10pt" style:font-weight-complex="normal"/>
    </style:style>
    <style:style style:name="P1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8e48d" style:font-size-asian="8.75pt" style:font-weight-asian="normal" style:font-size-complex="10pt" style:font-weight-complex="normal"/>
    </style:style>
    <style:style style:name="P1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94330" style:font-size-asian="8.75pt" style:font-weight-asian="normal" style:font-size-complex="10pt" style:font-weight-complex="normal"/>
    </style:style>
    <style:style style:name="P2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2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2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2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2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10dea86" style:font-size-asian="8.75pt" style:font-weight-asian="normal" style:font-size-complex="10pt" style:font-weight-complex="normal"/>
    </style:style>
    <style:style style:name="P2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2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2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2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2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1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1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1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1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1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1d1fa" officeooo:paragraph-rsid="0111d1fa" style:font-size-asian="8.75pt" style:font-weight-asian="normal" style:font-size-complex="10pt" style:font-weight-complex="normal"/>
    </style:style>
    <style:style style:name="P21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2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01bd" officeooo:paragraph-rsid="011201bd" style:font-size-asian="8.75pt" style:font-weight-asian="normal" style:font-size-complex="10pt" style:font-weight-complex="normal"/>
    </style:style>
    <style:style style:name="P2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12367f" style:font-size-asian="8.75pt" style:font-weight-asian="normal" style:font-size-complex="10pt" style:font-weight-complex="normal"/>
    </style:style>
    <style:style style:name="P22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22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22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22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2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2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2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2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3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3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3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3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34" style:family="paragraph" style:parent-style-name="Standard" style:list-style-name="L1">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235" style:family="paragraph" style:parent-style-name="Standard">
      <style:text-properties style:font-name="Liberation Mono1" fo:font-size="10pt" style:text-underline-style="none" fo:font-weight="normal" officeooo:rsid="0107415e" officeooo:paragraph-rsid="010b1403" style:font-size-asian="10pt" style:font-weight-asian="normal" style:font-size-complex="10pt" style:font-weight-complex="normal"/>
    </style:style>
    <style:style style:name="P236" style:family="paragraph" style:parent-style-name="Standard">
      <style:text-properties style:font-name="Liberation Mono1" fo:font-size="10pt" style:text-underline-style="none" fo:font-weight="normal" officeooo:rsid="010b1403" officeooo:paragraph-rsid="010b1403" style:font-size-asian="10pt" style:font-weight-asian="normal" style:font-size-complex="10pt" style:font-weight-complex="normal"/>
    </style:style>
    <style:style style:name="P237" style:family="paragraph" style:parent-style-name="Standard">
      <style:text-properties style:font-name="Liberation Mono1" fo:font-size="10pt" style:text-underline-style="solid" style:text-underline-width="auto" style:text-underline-color="font-color" fo:font-weight="bold" officeooo:rsid="0107415e" officeooo:paragraph-rsid="010b1403" style:font-size-asian="10pt" style:font-weight-asian="bold" style:font-size-complex="10pt" style:font-weight-complex="bold"/>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weight="normal" officeooo:rsid="00d97b18" style:font-weight-asian="normal" style:font-weight-complex="normal"/>
    </style:style>
    <style:style style:name="T7" style:family="text">
      <style:text-properties fo:font-style="italic" officeooo:rsid="00947cb3"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947cb3" style:font-weight-asian="bold" style:font-weight-complex="bold"/>
    </style:style>
    <style:style style:name="T10" style:family="text">
      <style:text-properties fo:font-weight="bold" officeooo:rsid="0097ca6b" style:font-weight-asian="bold" style:font-weight-complex="bold"/>
    </style:style>
    <style:style style:name="T11" style:family="text">
      <style:text-properties fo:font-weight="bold" officeooo:rsid="00a2bd55" style:font-weight-asian="bold" style:font-weight-complex="bold"/>
    </style:style>
    <style:style style:name="T12" style:family="text">
      <style:text-properties fo:font-weight="bold" officeooo:rsid="00a9d72e" style:font-weight-asian="bold" style:font-weight-complex="bold"/>
    </style:style>
    <style:style style:name="T13" style:family="text">
      <style:text-properties fo:font-weight="bold" officeooo:rsid="00cfda1f" style:font-weight-asian="bold" style:font-weight-complex="bold"/>
    </style:style>
    <style:style style:name="T14" style:family="text">
      <style:text-properties fo:font-weight="bold" officeooo:rsid="00d2e710" style:font-weight-asian="bold" style:font-weight-complex="bold"/>
    </style:style>
    <style:style style:name="T15" style:family="text">
      <style:text-properties fo:font-weight="bold" officeooo:rsid="00e45a6d" style:font-weight-asian="bold" style:font-weight-complex="bold"/>
    </style:style>
    <style:style style:name="T16" style:family="text">
      <style:text-properties fo:font-weight="bold" officeooo:rsid="00e6519d" style:font-weight-asian="bold" style:font-weight-complex="bold"/>
    </style:style>
    <style:style style:name="T17" style:family="text">
      <style:text-properties fo:font-weight="bold" officeooo:rsid="00fbfab4" style:font-weight-asian="bold" style:font-weight-complex="bold"/>
    </style:style>
    <style:style style:name="T18" style:family="text">
      <style:text-properties fo:font-weight="bold" officeooo:rsid="010cdb91" style:font-weight-asian="bold" style:font-weight-complex="bold"/>
    </style:style>
    <style:style style:name="T19" style:family="text">
      <style:text-properties fo:font-weight="bold" officeooo:rsid="01156e55" style:font-weight-asian="bold" style:font-weight-complex="bold"/>
    </style:style>
    <style:style style:name="T20" style:family="text">
      <style:text-properties fo:font-style="normal" fo:font-weight="normal"/>
    </style:style>
    <style:style style:name="T21" style:family="text">
      <style:text-properties fo:font-style="normal" fo:font-weight="normal" officeooo:rsid="009e7112"/>
    </style:style>
    <style:style style:name="T22" style:family="text">
      <style:text-properties fo:font-style="normal" fo:font-weight="normal" officeooo:rsid="00a8fbeb"/>
    </style:style>
    <style:style style:name="T23" style:family="text">
      <style:text-properties fo:font-style="normal" fo:font-weight="normal" officeooo:rsid="00a90f1c"/>
    </style:style>
    <style:style style:name="T24" style:family="text">
      <style:text-properties fo:font-style="normal" fo:font-weight="normal" officeooo:rsid="00c0fc65"/>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947cb3"/>
    </style:style>
    <style:style style:name="T27" style:family="text">
      <style:text-properties fo:font-variant="normal" fo:text-transform="none" fo:color="#000000" fo:letter-spacing="normal" fo:font-style="normal" fo:font-weight="normal" officeooo:rsid="0094c161"/>
    </style:style>
    <style:style style:name="T28" style:family="text">
      <style:text-properties fo:font-variant="normal" fo:text-transform="none" fo:color="#000000" style:font-name="Liberation Mono1" fo:font-size="10pt" fo:letter-spacing="normal" fo:font-style="normal" style:text-underline-style="none" fo:font-weight="bold" style:font-size-asian="8.75pt" style:font-weight-asian="bold" style:font-size-complex="10pt" style:font-weight-complex="bold"/>
    </style:style>
    <style:style style:name="T29" style:family="text">
      <style:text-properties fo:font-variant="normal" fo:text-transform="none" fo:color="#000000" style:font-name="Liberation Mono1" fo:font-size="10pt" fo:letter-spacing="normal" fo:font-style="normal" style:text-underline-style="none" fo:font-weight="bold" officeooo:rsid="00d12380" style:font-size-asian="8.75pt" style:font-weight-asian="bold" style:font-size-complex="10pt" style:font-weight-complex="bold"/>
    </style:style>
    <style:style style:name="T30" style:family="text">
      <style:text-properties fo:font-variant="normal" fo:text-transform="none" fo:color="#000000" style:font-name="Liberation Mono1" fo:font-size="10pt" fo:letter-spacing="normal" fo:font-style="normal" style:text-underline-style="none" fo:font-weight="bold" officeooo:rsid="00dd08cf" style:font-size-asian="8.75pt" style:font-weight-asian="bold" style:font-size-complex="10pt" style:font-weight-complex="bold"/>
    </style:style>
    <style:style style:name="T31" style:family="text">
      <style:text-properties fo:font-variant="normal" fo:text-transform="none" fo:color="#000000" style:font-name="Liberation Mono1" fo:font-size="10pt" fo:letter-spacing="normal" fo:font-style="normal" style:text-underline-style="none" fo:font-weight="bold" officeooo:rsid="010ae800" style:font-size-asian="8.75pt" style:font-weight-asian="bold" style:font-size-complex="10pt" style:font-weight-complex="bold"/>
    </style:style>
    <style:style style:name="T32" style:family="text">
      <style:text-properties fo:font-variant="normal" fo:text-transform="none" fo:color="#000000" style:font-name="Liberation Mono1" fo:font-size="10pt" fo:letter-spacing="normal" fo:font-style="normal" style:text-underline-style="none" fo:font-weight="normal" style:font-size-asian="8.75pt" style:font-weight-asian="normal" style:font-size-complex="10pt" style:font-weight-complex="normal"/>
    </style:style>
    <style:style style:name="T33" style:family="text">
      <style:text-properties fo:font-variant="normal" fo:text-transform="none" fo:color="#000000" style:font-name="Liberation Mono1" fo:font-size="10pt" fo:letter-spacing="normal" fo:font-style="normal" style:text-underline-style="none" fo:font-weight="normal" officeooo:rsid="00b7214a" style:font-size-asian="8.75pt" style:font-weight-asian="normal" style:font-size-complex="10pt" style:font-weight-complex="normal"/>
    </style:style>
    <style:style style:name="T34" style:family="text">
      <style:text-properties fo:font-variant="normal" fo:text-transform="none" fo:color="#000000" style:font-name="Liberation Mono1" fo:font-size="10pt" fo:letter-spacing="normal" fo:font-style="normal" style:text-underline-style="none" fo:font-weight="normal" officeooo:rsid="010ae800" style:font-size-asian="8.75pt" style:font-weight-asian="normal" style:font-size-complex="10pt" style:font-weight-complex="normal"/>
    </style:style>
    <style:style style:name="T35" style:family="text">
      <style:text-properties fo:font-variant="normal" fo:text-transform="none" fo:color="#000000" style:font-name="Liberation Mono1" fo:font-size="10pt" fo:letter-spacing="normal" fo:font-style="normal" style:text-underline-style="none" fo:font-weight="normal" officeooo:rsid="00e7864c" style:font-size-asian="8.75pt" style:font-weight-asian="normal" style:font-size-complex="10pt" style:font-weight-complex="normal"/>
    </style:style>
    <style:style style:name="T36" style:family="text">
      <style:text-properties fo:font-variant="normal" fo:text-transform="none" fo:color="#00cc00" fo:letter-spacing="normal" fo:font-style="normal" fo:font-weight="normal"/>
    </style:style>
    <style:style style:name="T37" style:family="text">
      <style:text-properties fo:font-variant="normal" fo:text-transform="none" fo:color="#00cc00" fo:letter-spacing="normal" fo:font-style="normal" fo:font-weight="normal" officeooo:rsid="0097ca6b"/>
    </style:style>
    <style:style style:name="T38" style:family="text">
      <style:text-properties fo:font-variant="normal" fo:text-transform="none" fo:color="#00cc00" fo:letter-spacing="normal" fo:font-style="normal" fo:font-weight="normal" officeooo:rsid="00947cb3"/>
    </style:style>
    <style:style style:name="T39" style:family="text">
      <style:text-properties fo:font-variant="normal" fo:text-transform="none" fo:color="#00cc00" fo:letter-spacing="normal" fo:font-style="normal" fo:font-weight="normal" officeooo:rsid="0094c161"/>
    </style:style>
    <style:style style:name="T40" style:family="text">
      <style:text-properties officeooo:rsid="00947cb3"/>
    </style:style>
    <style:style style:name="T41" style:family="text">
      <style:text-properties officeooo:rsid="0094c161"/>
    </style:style>
    <style:style style:name="T42" style:family="text">
      <style:text-properties officeooo:rsid="0095cc83"/>
    </style:style>
    <style:style style:name="T43" style:family="text">
      <style:text-properties officeooo:rsid="0097ca6b"/>
    </style:style>
    <style:style style:name="T44" style:family="text">
      <style:text-properties officeooo:rsid="009920b5"/>
    </style:style>
    <style:style style:name="T45" style:family="text">
      <style:text-properties officeooo:rsid="009a196c"/>
    </style:style>
    <style:style style:name="T46" style:family="text">
      <style:text-properties officeooo:rsid="009b5493"/>
    </style:style>
    <style:style style:name="T47" style:family="text">
      <style:text-properties officeooo:rsid="009c4183"/>
    </style:style>
    <style:style style:name="T48" style:family="text">
      <style:text-properties fo:color="#00cc00"/>
    </style:style>
    <style:style style:name="T49" style:family="text">
      <style:text-properties fo:color="#00cc00" fo:font-style="normal" fo:font-weight="normal"/>
    </style:style>
    <style:style style:name="T50" style:family="text">
      <style:text-properties fo:color="#00cc00" fo:font-style="normal" fo:font-weight="normal" officeooo:rsid="009dc446"/>
    </style:style>
    <style:style style:name="T51" style:family="text">
      <style:text-properties fo:color="#00cc00" fo:font-style="normal" fo:font-weight="normal" officeooo:rsid="009e7112"/>
    </style:style>
    <style:style style:name="T52" style:family="text">
      <style:text-properties fo:color="#00cc00" fo:font-style="normal" fo:font-weight="normal" officeooo:rsid="00a81c32"/>
    </style:style>
    <style:style style:name="T53" style:family="text">
      <style:text-properties fo:color="#00cc00" fo:font-style="normal" fo:font-weight="normal" officeooo:rsid="00a8fbeb"/>
    </style:style>
    <style:style style:name="T54" style:family="text">
      <style:text-properties fo:color="#00cc00" officeooo:rsid="0097ca6b"/>
    </style:style>
    <style:style style:name="T55" style:family="text">
      <style:text-properties fo:color="#00cc00" officeooo:rsid="00947cb3"/>
    </style:style>
    <style:style style:name="T56" style:family="text">
      <style:text-properties fo:color="#00cc00" officeooo:rsid="0094c161"/>
    </style:style>
    <style:style style:name="T57" style:family="text">
      <style:text-properties fo:color="#00cc00" officeooo:rsid="009b5493"/>
    </style:style>
    <style:style style:name="T58" style:family="text">
      <style:text-properties fo:color="#00cc00" officeooo:rsid="009c4183"/>
    </style:style>
    <style:style style:name="T59" style:family="text">
      <style:text-properties fo:color="#00cc00" officeooo:rsid="009a196c"/>
    </style:style>
    <style:style style:name="T60" style:family="text">
      <style:text-properties fo:color="#00cc00" officeooo:rsid="009e7112"/>
    </style:style>
    <style:style style:name="T61" style:family="text">
      <style:text-properties fo:color="#00cc00" officeooo:rsid="00a2bd55"/>
    </style:style>
    <style:style style:name="T62" style:family="text">
      <style:text-properties fo:color="#00cc00" officeooo:rsid="00a79fdb"/>
    </style:style>
    <style:style style:name="T63" style:family="text">
      <style:text-properties fo:color="#00cc00" officeooo:rsid="00be22c6"/>
    </style:style>
    <style:style style:name="T64" style:family="text">
      <style:text-properties fo:color="#00cc00" officeooo:rsid="00bfe8bc"/>
    </style:style>
    <style:style style:name="T65" style:family="text">
      <style:text-properties fo:color="#00cc00" officeooo:rsid="00ccf600"/>
    </style:style>
    <style:style style:name="T66" style:family="text">
      <style:text-properties fo:color="#00cc00" officeooo:rsid="00cf92bc"/>
    </style:style>
    <style:style style:name="T67" style:family="text">
      <style:text-properties fo:color="#00cc00" officeooo:rsid="00d04d76"/>
    </style:style>
    <style:style style:name="T68" style:family="text">
      <style:text-properties fo:color="#00cc00" officeooo:rsid="00dd08cf"/>
    </style:style>
    <style:style style:name="T69" style:family="text">
      <style:text-properties officeooo:rsid="00a2bd55"/>
    </style:style>
    <style:style style:name="T70" style:family="text">
      <style:text-properties officeooo:rsid="00a79fdb"/>
    </style:style>
    <style:style style:name="T71" style:family="text">
      <style:text-properties style:text-position="super 58%" fo:font-style="normal" fo:font-weight="normal" officeooo:rsid="00a8fbeb"/>
    </style:style>
    <style:style style:name="T72" style:family="text">
      <style:text-properties fo:color="#0000ff" fo:font-style="normal" fo:font-weight="normal" officeooo:rsid="00a8fbeb"/>
    </style:style>
    <style:style style:name="T73" style:family="text">
      <style:text-properties officeooo:rsid="00a9d72e"/>
    </style:style>
    <style:style style:name="T74" style:family="text">
      <style:text-properties fo:font-size="12pt" officeooo:rsid="00a9d72e" style:font-size-asian="10.5pt" style:font-size-complex="12pt"/>
    </style:style>
    <style:style style:name="T75" style:family="text">
      <style:text-properties officeooo:rsid="00ab3258"/>
    </style:style>
    <style:style style:name="T76" style:family="text">
      <style:text-properties officeooo:rsid="00ae442a"/>
    </style:style>
    <style:style style:name="T77" style:family="text">
      <style:text-properties officeooo:rsid="00b16b55"/>
    </style:style>
    <style:style style:name="T78" style:family="text">
      <style:text-properties officeooo:rsid="00b1a3a9"/>
    </style:style>
    <style:style style:name="T79" style:family="text">
      <style:text-properties officeooo:rsid="00b1dbe3"/>
    </style:style>
    <style:style style:name="T80" style:family="text">
      <style:text-properties officeooo:rsid="00b3370d"/>
    </style:style>
    <style:style style:name="T81" style:family="text">
      <style:text-properties officeooo:rsid="00b41d37"/>
    </style:style>
    <style:style style:name="T82" style:family="text">
      <style:text-properties officeooo:rsid="00b43b04"/>
    </style:style>
    <style:style style:name="T83" style:family="text">
      <style:text-properties officeooo:rsid="00b69992"/>
    </style:style>
    <style:style style:name="T84" style:family="text">
      <style:text-properties officeooo:rsid="00b7214a"/>
    </style:style>
    <style:style style:name="T85" style:family="text">
      <style:text-properties officeooo:rsid="00b82220"/>
    </style:style>
    <style:style style:name="T86" style:family="text">
      <style:text-properties officeooo:rsid="00bcc82d"/>
    </style:style>
    <style:style style:name="T87" style:family="text">
      <style:text-properties officeooo:rsid="00be22c6"/>
    </style:style>
    <style:style style:name="T88" style:family="text">
      <style:text-properties officeooo:rsid="00bf58be"/>
    </style:style>
    <style:style style:name="T89" style:family="text">
      <style:text-properties officeooo:rsid="00bfe8bc"/>
    </style:style>
    <style:style style:name="T90" style:family="text">
      <style:text-properties officeooo:rsid="00c3ca74"/>
    </style:style>
    <style:style style:name="T91" style:family="text">
      <style:text-properties officeooo:rsid="00c55bc7"/>
    </style:style>
    <style:style style:name="T92" style:family="text">
      <style:text-properties officeooo:rsid="00c750af"/>
    </style:style>
    <style:style style:name="T93" style:family="text">
      <style:text-properties officeooo:rsid="00c87d60"/>
    </style:style>
    <style:style style:name="T94" style:family="text">
      <style:text-properties officeooo:rsid="00cb5f00"/>
    </style:style>
    <style:style style:name="T95" style:family="text">
      <style:text-properties officeooo:rsid="00ccf600"/>
    </style:style>
    <style:style style:name="T96" style:family="text">
      <style:text-properties officeooo:rsid="00cd866e"/>
    </style:style>
    <style:style style:name="T97" style:family="text">
      <style:text-properties officeooo:rsid="00ce1088"/>
    </style:style>
    <style:style style:name="T98" style:family="text">
      <style:text-properties officeooo:rsid="00cf92bc"/>
    </style:style>
    <style:style style:name="T99" style:family="text">
      <style:text-properties officeooo:rsid="00cfda1f"/>
    </style:style>
    <style:style style:name="T100" style:family="text">
      <style:text-properties officeooo:rsid="00d12380"/>
    </style:style>
    <style:style style:name="T101" style:family="text">
      <style:text-properties officeooo:rsid="00d2e710"/>
    </style:style>
    <style:style style:name="T102" style:family="text">
      <style:text-properties officeooo:rsid="00d40f64"/>
    </style:style>
    <style:style style:name="T103" style:family="text">
      <style:text-properties officeooo:rsid="00d858e1"/>
    </style:style>
    <style:style style:name="T104" style:family="text">
      <style:text-properties officeooo:rsid="00d92e0f"/>
    </style:style>
    <style:style style:name="T105" style:family="text">
      <style:text-properties officeooo:rsid="00d97b18"/>
    </style:style>
    <style:style style:name="T106" style:family="text">
      <style:text-properties officeooo:rsid="00da43d5"/>
    </style:style>
    <style:style style:name="T107" style:family="text">
      <style:text-properties officeooo:rsid="00dd08cf"/>
    </style:style>
    <style:style style:name="T108" style:family="text">
      <style:text-properties style:text-underline-style="none"/>
    </style:style>
    <style:style style:name="T109" style:family="text">
      <style:text-properties style:text-underline-style="none" fo:font-weight="normal" style:font-weight-asian="normal" style:font-weight-complex="normal"/>
    </style:style>
    <style:style style:name="T110" style:family="text">
      <style:text-properties officeooo:rsid="00e27993"/>
    </style:style>
    <style:style style:name="T111" style:family="text">
      <style:text-properties officeooo:rsid="00e45a6d"/>
    </style:style>
    <style:style style:name="T112" style:family="text">
      <style:text-properties officeooo:rsid="00e6519d"/>
    </style:style>
    <style:style style:name="T113" style:family="text">
      <style:text-properties officeooo:rsid="00edbf64"/>
    </style:style>
    <style:style style:name="T114" style:family="text">
      <style:text-properties officeooo:rsid="00f55bed"/>
    </style:style>
    <style:style style:name="T115" style:family="text">
      <style:text-properties officeooo:rsid="00f9b713"/>
    </style:style>
    <style:style style:name="T116" style:family="text">
      <style:text-properties officeooo:rsid="00fbfab4"/>
    </style:style>
    <style:style style:name="T117" style:family="text">
      <style:text-properties officeooo:rsid="00fda0d3"/>
    </style:style>
    <style:style style:name="T118" style:family="text">
      <style:text-properties officeooo:rsid="0100c321"/>
    </style:style>
    <style:style style:name="T119" style:family="text">
      <style:text-properties officeooo:rsid="010385bc"/>
    </style:style>
    <style:style style:name="T120" style:family="text">
      <style:text-properties officeooo:rsid="0025929d"/>
    </style:style>
    <style:style style:name="T121" style:family="text">
      <style:text-properties officeooo:rsid="00ce2b58"/>
    </style:style>
    <style:style style:name="T122" style:family="text">
      <style:text-properties officeooo:rsid="00345111"/>
    </style:style>
    <style:style style:name="T123" style:family="text">
      <style:text-properties officeooo:rsid="0108e48d"/>
    </style:style>
    <style:style style:name="T124" style:family="text">
      <style:text-properties officeooo:rsid="01094330"/>
    </style:style>
    <style:style style:name="T125" style:family="text">
      <style:text-properties officeooo:rsid="010a9d7e"/>
    </style:style>
    <style:style style:name="T126" style:family="text">
      <style:text-properties officeooo:rsid="010ae800"/>
    </style:style>
    <style:style style:name="T127" style:family="text">
      <style:text-properties officeooo:rsid="010b1403"/>
    </style:style>
    <style:style style:name="T128" style:family="text">
      <style:text-properties officeooo:rsid="010cdb91"/>
    </style:style>
    <style:style style:name="T129" style:family="text">
      <style:text-properties officeooo:rsid="010dea86"/>
    </style:style>
    <style:style style:name="T130" style:family="text">
      <style:text-properties officeooo:rsid="0110b0bb"/>
    </style:style>
    <style:style style:name="T131" style:family="text">
      <style:text-properties officeooo:rsid="011236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Next<text:span text:style-name="T40">OS API</text:span> (<text:span text:style-name="T90">Updated 18 Jan</text:span> 201<text:span text:style-name="T119">8</text:span>)</text:p>
      <text:p text:style-name="P2"/>
      <text:p text:style-name="P25">This document describes <text:span text:style-name="T40">the </text:span><text:span text:style-name="T9">NextOS API</text:span><text:span text:style-name="T40">, which directly descends from the </text:span><text:span text:style-name="T9">+3DOS API</text:span><text:span text:style-name="T40"> present in the </text:span><text:span text:style-name="T7">Sinclair ZX Spectrum +2A/+2B/+3</text:span><text:span text:style-name="T40"> and the </text:span><text:span text:style-name="T9">IDEDOS API</text:span><text:span text:style-name="T40"> additionally provided with the </text:span><text:span text:style-name="T7">ZX Spectrum +3e</text:span><text:span text:style-name="T40"> ROMs.</text:span></text:p>
      <text:p text:style-name="P25"/>
      <text:p text:style-name="P30">It also describes the <text:span text:style-name="T2">provided </text:span><text:span text:style-name="T8">esxDOS</text:span><text:span text:style-name="T2">-compatible API, which is compatible with esxDOS 0.8.x, but contains several enhancements. </text:span></text:p>
      <text:p text:style-name="P26"/>
      <text:p text:style-name="P31">This should be read in conjunction with the other documents:</text:p>
      <text:p text:style-name="P31"><text:tab/>NextBASIC file-related commands <text:span text:style-name="T121">and features</text:span></text:p>
      <text:p text:style-name="P31"><text:tab/>NextBASIC <text:span text:style-name="T120">new</text:span> commands <text:span text:style-name="T121">and features</text:span></text:p>
      <text:p text:style-name="P31"><text:tab/>NextOS Editor features</text:p>
      <text:p text:style-name="P32"><text:tab/><text:span text:style-name="T122">NextOS Unimplemented features</text:span></text:p>
      <text:p text:style-name="P27"/>
      <text:p text:style-name="P33">A list of updates made to this document is now provided at the end.</text:p>
      <text:p text:style-name="P194"/>
      <text:p text:style-name="P34"/>
      <text:p text:style-name="P190">Available APIs</text:p>
      <text:p text:style-name="P3"/>
      <text:p text:style-name="P23">NextOS <text:span text:style-name="T2">provides 2 distinct and separate APIs:</text:span></text:p>
      <text:list xml:id="list4487832696404063798" text:style-name="L1">
        <text:list-item>
          <text:p text:style-name="P234"><text:span text:style-name="T2">a </text:span>+3DOS<text:span text:style-name="T2">-compatible API, providing the main </text:span>NextOS <text:span text:style-name="T2">API </text:span></text:p>
        </text:list-item>
        <text:list-item>
          <text:p text:style-name="P234"><text:span text:style-name="T2">an </text:span>esxDOS<text:span text:style-name="T2">-compatible API, providing file-based calls for SD card access</text:span></text:p>
        </text:list-item>
      </text:list>
      <text:p text:style-name="P3"/>
      <text:p text:style-name="P12">The <text:span text:style-name="T8">+3DOS</text:span>-compatible API descends directly from the original +3DOS, provided with the Sinclair ZX Spectrum +3/+2A/+2B.</text:p>
      <text:p text:style-name="P12"/>
      <text:p text:style-name="P12">The <text:span text:style-name="T8">esxDOS</text:span>-compatible API is provided by a thin layer on top of +3DOS, and is compatible with esxDOS 0.8.x, with some additional facilities such as support for long filenames (LFNs), wildcards in filenames and a low-overhead file streaming facility.</text:p>
      <text:p text:style-name="P12"/>
      <text:p text:style-name="P12"/>
      <text:p text:style-name="P12">Both APIs provide general file-access calls. The <text:span text:style-name="T8">esxDOS</text:span>-compatible API is generally easier to use, but lacks the ability to access files on filesystems which are not FAT16/32 (such as the RAMdisk, and mounted CP/M and +3 disk images). It also lacks some of the more advanced features of the <text:span text:style-name="T8">+3DOS</text:span>-compatible API, such as bank allocation, BASIC command execution and file-browser dialogs.</text:p>
      <text:p text:style-name="P3"/>
      <text:p text:style-name="P12">The <text:span text:style-name="T8">+3DOS-</text:span>compatible API is described in the first section of the following pages, with the <text:span text:style-name="T8">esxDOS-</text:span>compatible API described in second section.</text:p>
      <text:p text:style-name="P3"/>
      <text:p text:style-name="P3"/>
      <text:p text:style-name="P8">IMPORTANT NOTE:</text:p>
      <text:p text:style-name="P8"/>
      <text:p text:style-name="P8"><text:span text:style-name="T109">When calling either the </text:span><text:span text:style-name="T108">+3DOS</text:span><text:span text:style-name="T109">-compatible or </text:span><text:span text:style-name="T108">esxDOS</text:span><text:span text:style-name="T109">-compatible API, make sure you have not left layer 2 writes enabled (ie bit 0 of port $123b should be zero when making any API call).</text:span></text:p>
      <text:p text:style-name="P8"/>
      <text:p text:style-name="P21">This is important because if layer 2 writes are left enabled, they can interfere with the operation of the system calls, which page in DivMMC RAM to the same region of memory ($0000-$3fff).</text:p>
      <text:p text:style-name="P8"/>
      <text:p text:style-name="P21">It is perfectly okay to leave layer 2 turned on and displayed (with bit 1 of port $123b) during API calls; only the writes need to be disabled.</text:p>
      <text:p text:style-name="P190">The +3DOS-compatible API</text:p>
      <text:p text:style-name="P3"/>
      <text:p text:style-name="P12">The <text:span text:style-name="T8">+3DOS</text:span>-compatible API provides most of the facilities available on both the original +3/+2A/+2B, and the later +3e ROMs, with many additional facilities specific to the Next.</text:p>
      <text:p text:style-name="P12"/>
      <text:p text:style-name="P12">To make a +3DOS API call, you must first ensure that the memory bank configuration is set up correctly (with ROM 2 selected at the bottom of memory, RAM bank 7 at the top of memory and the stack located below $BFE0).</text:p>
      <text:p text:style-name="P12"/>
      <text:p text:style-name="P12">Once this is done, call the address indicated in the API call. You then probably want to restore the memory configuration to normal (with ROM 3 selected at the bottom of memory, and RAM bank 0 at the top of memory).</text:p>
      <text:p text:style-name="P12"/>
      <text:p text:style-name="P12">Please note that a few calls require the memory configuration to be slightly different on entry (with RAM bank 0 at the top of memory); this is noted in the individual documentation for those calls, which are generally BASIC-releated (eg IDE_STREAM_* and IDE_BASIC).</text:p>
      <text:p text:style-name="P12"/>
      <text:p text:style-name="P12"><text:span text:style-name="T110">Useful</text:span> example <text:span text:style-name="T110">code showing how to use the API is available in the original +3 manual (section “Calling +3DOS from BASIC”), online here:</text:span></text:p>
      <text:p text:style-name="P14"/>
      <text:p text:style-name="P14">http://www.worldofspectrum.org/ZXSpectrum128+3Manual/chapter8pt26.html</text:p>
      <text:p text:style-name="P3"/>
      <text:p text:style-name="P28"/>
      <text:p text:style-name="P28">This <text:span text:style-name="T90">document </text:span>does not describe unchanged calls, which are available in these online documents:</text:p>
      <text:p text:style-name="P28"/>
      <text:p text:style-name="P28">http://www.worldofspectrum.org/ZXSpectrum128+3Manual/chapter8pt27.html</text:p>
      <text:p text:style-name="P28">http://www.worldofspectrum.org/zxplus3e/idedos.html</text:p>
      <text:p text:style-name="P10"/>
      <text:p text:style-name="P193">The following <text:span text:style-name="T42">filesystem-related</text:span> API calls are provided <text:span text:style-name="T43">(</text:span><text:span text:style-name="T54">*</text:span><text:span text:style-name="T43">=effects have changed since originally documented in +3 manual or on +3e website; </text:span><text:span text:style-name="T54">%</text:span><text:span text:style-name="T43">=new for </text:span><text:span text:style-name="T10">NextOS</text:span><text:span text:style-name="T43">)</text:span>:</text:p>
      <text:p text:style-name="P10"/>
      <text:p text:style-name="P38">DOS<text:span text:style-name="T40">_</text:span>VERSION <text:span text:style-name="T40">($0103)<text:tab/><text:tab/></text:span>Get +3DOS issue and version numbers</text:p>
      <text:p text:style-name="P39"><text:span text:style-name="T62">*</text:span><text:span text:style-name="T48">DOS</text:span><text:span text:style-name="T55">_</text:span><text:span text:style-name="T48">OPEN </text:span><text:span text:style-name="T55">($0106)</text:span><text:span text:style-name="T40"><text:tab/><text:tab/><text:tab/></text:span>Create and/or open a file</text:p>
      <text:p text:style-name="P39">DOS<text:span text:style-name="T40">_</text:span>CLOSE <text:span text:style-name="T40">($0109)<text:tab/><text:tab/><text:tab/></text:span>Close a file</text:p>
      <text:p text:style-name="P39">DOS<text:span text:style-name="T40">_</text:span>ABANDON <text:span text:style-name="T40">($010C)<text:tab/><text:tab/></text:span>Abandon a file</text:p>
      <text:p text:style-name="P39">DOS<text:span text:style-name="T40">_</text:span>REF<text:span text:style-name="T40">_</text:span>HEAD <text:span text:style-name="T40">($010F)<text:tab/><text:tab/></text:span>Point at the header data for this file</text:p>
      <text:p text:style-name="P38">DOS<text:span text:style-name="T40">_</text:span>READ <text:span text:style-name="T40">($0112)<text:tab/><text:tab/><text:tab/></text:span>Read bytes into memory</text:p>
      <text:p text:style-name="P38">DOS<text:span text:style-name="T40">_</text:span>WRITE <text:span text:style-name="T40">($0115)<text:tab/><text:tab/><text:tab/></text:span>Write bytes from memory</text:p>
      <text:p text:style-name="P38">DOS<text:span text:style-name="T40">_</text:span>BYTE<text:span text:style-name="T40">_</text:span>READ <text:span text:style-name="T40">($0118)<text:tab/><text:tab/></text:span>Read a byte</text:p>
      <text:p text:style-name="P38">DOS<text:span text:style-name="T40">_</text:span>BYTE<text:span text:style-name="T40">_</text:span>WRITE <text:span text:style-name="T40">($011B)<text:tab/><text:tab/></text:span>Write a byte</text:p>
      <text:p text:style-name="P38"><text:span text:style-name="T54">*</text:span><text:span text:style-name="T48">DOS</text:span><text:span text:style-name="T55">_</text:span><text:span text:style-name="T48">CATALOG </text:span><text:span text:style-name="T55">($011E)</text:span><text:span text:style-name="T40"><text:tab/><text:tab/></text:span>Catalog disk directory</text:p>
      <text:p text:style-name="P38"><text:span text:style-name="T54">*</text:span><text:span text:style-name="T48">DOS</text:span><text:span text:style-name="T55">_</text:span><text:span text:style-name="T48">FREE</text:span><text:span text:style-name="T55">_</text:span><text:span text:style-name="T48">SPACE </text:span><text:span text:style-name="T55">($0121)</text:span><text:span text:style-name="T40"><text:tab/><text:tab/></text:span>Free space on disk</text:p>
      <text:p text:style-name="P38">DOS<text:span text:style-name="T40">_</text:span>DELETE <text:span text:style-name="T40">($0124)<text:tab/><text:tab/></text:span>Delete a file</text:p>
      <text:p text:style-name="P38">DOS<text:span text:style-name="T40">_</text:span>RENAME <text:span text:style-name="T40">($0127)<text:tab/><text:tab/></text:span>Rename a file</text:p>
      <text:p text:style-name="P38">DOS<text:span text:style-name="T40">_</text:span>BOOT <text:span text:style-name="T40">($012A)<text:tab/><text:tab/><text:tab/></text:span>Boot an operating system or other program</text:p>
      <text:p text:style-name="P38">DOS<text:span text:style-name="T40">_</text:span>SET<text:span text:style-name="T40">_</text:span>DRIVE <text:span text:style-name="T40">($012D)<text:tab/><text:tab/></text:span>Set/get default drive</text:p>
      <text:p text:style-name="P38">DOS<text:span text:style-name="T40">_</text:span>SET<text:span text:style-name="T40">_</text:span>USER <text:span text:style-name="T40">($0130)<text:tab/><text:tab/></text:span>Set/get default user number</text:p>
      <text:p text:style-name="P130"><text:span text:style-name="T37">*</text:span><text:span text:style-name="T36">DOS</text:span><text:span text:style-name="T38">_</text:span><text:span text:style-name="T36">GET</text:span><text:span text:style-name="T38">_</text:span><text:span text:style-name="T36">POSITION </text:span><text:span text:style-name="T39">($0133)</text:span><text:span text:style-name="T27"><text:tab/></text:span><text:span text:style-name="T25">Get file pointer for random access</text:span></text:p>
      <text:p text:style-name="P38">DOS<text:span text:style-name="T40">_</text:span>SET<text:span text:style-name="T40">_</text:span>POSITION <text:span text:style-name="T41">($0136)<text:tab/></text:span>Set file pointer for random access</text:p>
      <text:p text:style-name="P38"><text:span text:style-name="T54">*</text:span><text:span text:style-name="T48">DOS</text:span><text:span text:style-name="T55">_</text:span><text:span text:style-name="T48">GET</text:span><text:span text:style-name="T55">_</text:span><text:span text:style-name="T48">EOF </text:span><text:span text:style-name="T56">($0139)</text:span><text:span text:style-name="T41"><text:tab/><text:tab/></text:span>Get end of file position for random access</text:p>
      <text:p text:style-name="P38">DOS<text:span text:style-name="T40">_</text:span>GET<text:span text:style-name="T40">_</text:span>1346 <text:span text:style-name="T41">($013C)<text:tab/><text:tab/></text:span>Get memory usage in pages 1, 3, 4, 6</text:p>
      <text:p text:style-name="P38">DOS<text:span text:style-name="T40">_</text:span>SET<text:span text:style-name="T40">_</text:span>1346 <text:span text:style-name="T41">($013F)<text:tab/><text:tab/></text:span>Re-allocate memory usage in pages 1, 3, 4, 6</text:p>
      <text:p text:style-name="P38">DOS<text:span text:style-name="T40">_</text:span>FLUSH <text:span text:style-name="T41">($0142)<text:tab/><text:tab/><text:tab/></text:span>Bring disk up to date</text:p>
      <text:p text:style-name="P38">DOS<text:span text:style-name="T40">_</text:span>SET<text:span text:style-name="T40">_</text:span>ACCESS <text:span text:style-name="T41">($0145)<text:tab/><text:tab/></text:span>Change open file's access mode</text:p>
      <text:p text:style-name="P38">DOS<text:span text:style-name="T40">_</text:span>SET<text:span text:style-name="T40">_</text:span>ATTRIBUTES <text:span text:style-name="T41">($0148)<text:tab/></text:span>Change a file's attributes</text:p>
      <text:p text:style-name="P38">DOS<text:span text:style-name="T40">_</text:span>SET<text:span text:style-name="T40">_</text:span>MESSAGE <text:span text:style-name="T41">($014E)<text:tab/><text:tab/></text:span>Enable/disable error messages</text:p>
      <text:p text:style-name="P38"/>
      <text:p text:style-name="P43">IDE_VERSION ($00A0)<text:tab/><text:tab/>Get IDEDOS version number</text:p>
      <text:p text:style-name="P44">IDE_SWAP_OPEN ($00D9)<text:tab/><text:tab/><text:span text:style-name="T45">Open a swap partition</text:span></text:p>
      <text:p text:style-name="P44">IDE_SWAP_CLOSE ($00DC)<text:tab/><text:tab/><text:span text:style-name="T45">Close a swap partition</text:span></text:p>
      <text:p text:style-name="P44">IDE_SWAP_OUT ($00DF)<text:tab/><text:tab/><text:span text:style-name="T45">Write block to swap partition</text:span></text:p>
      <text:p text:style-name="P44">IDE_SWAP_IN ($00E2)<text:tab/><text:tab/><text:span text:style-name="T45">Read block from swap partition</text:span></text:p>
      <text:p text:style-name="P44">IDE_SWAP_EX ($00E5)<text:tab/><text:tab/><text:span text:style-name="T45">Exchange block with swap partition</text:span></text:p>
      <text:p text:style-name="P44">IDE_SWAP_POS ($00E8)<text:tab/><text:tab/><text:span text:style-name="T45">Get current block number in swap partition</text:span></text:p>
      <text:p text:style-name="P44">IDE_SWAP_MOVE ($00EB)<text:tab/><text:tab/><text:span text:style-name="T45">Set current block number in swap partition</text:span></text:p>
      <text:p text:style-name="P44">IDE_SWAP_RESIZE ($00EE)<text:tab/><text:tab/><text:span text:style-name="T45">Change block size of swap partition</text:span></text:p>
      <text:p text:style-name="P45">IDE_PARTITION_FIND ($00B5)<text:tab/><text:span text:style-name="T45">Find named partition</text:span></text:p>
      <text:p text:style-name="P45"><text:span text:style-name="T57">*</text:span><text:span text:style-name="T48">IDE_DOS_MAP ($00F1)</text:span><text:tab/><text:tab/><text:span text:style-name="T46">Map drive to partition</text:span></text:p>
      <text:p text:style-name="P45"><text:span text:style-name="T57">*</text:span><text:span text:style-name="T48">IDE_DOS_UNMAP ($00F4)</text:span><text:tab/><text:tab/><text:span text:style-name="T46">Unmap drive</text:span></text:p>
      <text:p text:style-name="P45">IDE_DOS_MAPPING ($00F7)<text:tab/><text:tab/><text:span text:style-name="T46">Get drive mapping</text:span></text:p>
      <text:p text:style-name="P45"><text:span text:style-name="T57">*</text:span><text:span text:style-name="T48">IDE_SNAPLOAD ($00FD)</text:span><text:tab/><text:tab/><text:span text:style-name="T46">Load a snapshot</text:span></text:p>
      <text:p text:style-name="P45"><text:span text:style-name="T57">*</text:span><text:span text:style-name="T48">IDE_PATH ($01b1)</text:span><text:tab/><text:tab/><text:tab/><text:span text:style-name="T46">Create, delete, change or get directory</text:span></text:p>
      <text:p text:style-name="P47"><text:span text:style-name="T48">%</text:span><text:span text:style-name="T58">IDE_CAPACITY ($</text:span><text:span text:style-name="T48">01b</text:span><text:span text:style-name="T58">4)</text:span><text:span text:style-name="T47"><text:tab/><text:tab/>Get card capacity</text:span></text:p>
      <text:p text:style-name="P47"><text:span text:style-name="T48">%</text:span><text:span text:style-name="T58">IDE_GET_LFN ($</text:span><text:span text:style-name="T48">01b</text:span><text:span text:style-name="T58">7)</text:span><text:span text:style-name="T47"><text:tab/><text:tab/>Get long filename</text:span></text:p>
      <text:p text:style-name="P53"><text:span text:style-name="T48">%IDE_BROWSER ($01ba)</text:span><text:tab/><text:tab/>File browser</text:p>
      <text:p text:style-name="P45"/>
      <text:p text:style-name="P45"/>
      <text:p text:style-name="P52">The following non-filesystem-related API calls are provided:</text:p>
      <text:p text:style-name="P52"/>
      <text:p text:style-name="P45">IDE_STREAM_OPEN ($0056)<text:tab/><text:tab/><text:span text:style-name="T46">Open stream to a channel</text:span></text:p>
      <text:p text:style-name="P45">IDE_STREAM_CLOSE ($0059)<text:tab/><text:span text:style-name="T46">Close stream and attached channel</text:span></text:p>
      <text:p text:style-name="P45">IDE_STREAM_IN ($005c)<text:tab/><text:tab/><text:span text:style-name="T46">Get byte from current stream</text:span></text:p>
      <text:p text:style-name="P45">IDE_STREAM_OUT ($005f)<text:tab/><text:tab/><text:span text:style-name="T46">Write byte to current stream</text:span></text:p>
      <text:p text:style-name="P45">IDE_STREAM_PTR ($0062)<text:tab/><text:tab/><text:span text:style-name="T46">Get or set pointer information for current stream</text:span></text:p>
      <text:p text:style-name="P45"><text:span text:style-name="T48">%</text:span><text:span text:style-name="T63">IDE_BANK ($01bd)</text:span><text:span text:style-name="T87"><text:tab/><text:tab/><text:tab/>Allocate or free 8K banks in ZX or DivMMC memory</text:span></text:p>
      <text:p text:style-name="P45"><text:span text:style-name="T48">%</text:span><text:span text:style-name="T64">IDE_BASIC ($01c0)</text:span><text:span text:style-name="T89"><text:tab/><text:tab/>Execute a BASIC command line</text:span></text:p>
      <text:p text:style-name="P45"><text:span text:style-name="T48">%</text:span><text:span text:style-name="T64">IDE_</text:span><text:span text:style-name="T66">WINDOW</text:span><text:span text:style-name="T64">_LINEIN ($01c3)</text:span><text:span text:style-name="T89"><text:tab/>Input line from current window stream</text:span></text:p>
      <text:p text:style-name="P48"><text:span text:style-name="T48">%</text:span><text:span text:style-name="T64">IDE_</text:span><text:span text:style-name="T65">WINDOW_STRING</text:span><text:span text:style-name="T64"> ($01c</text:span><text:span text:style-name="T65">6</text:span><text:span text:style-name="T64">)</text:span><text:span text:style-name="T89"><text:tab/>Output string to current window stream</text:span></text:p>
      <text:p text:style-name="P49"><text:span text:style-name="T48">%</text:span><text:span text:style-name="T64">IDE_</text:span><text:span text:style-name="T67">INTEGER_VAR</text:span><text:span text:style-name="T64"> ($01c</text:span><text:span text:style-name="T67">9</text:span><text:span text:style-name="T64">)</text:span><text:span text:style-name="T89"><text:tab/>Get or set NextBASIC integer variable</text:span></text:p>
      <text:p text:style-name="P50"><text:span text:style-name="T48">%</text:span><text:span text:style-name="T64">IDE_</text:span><text:span text:style-name="T68">RTC</text:span><text:span text:style-name="T64"> ($01c</text:span><text:span text:style-name="T68">c</text:span><text:span text:style-name="T64">)</text:span><text:span text:style-name="T89"><text:tab/><text:tab/><text:tab/>Query the real-time-clock module</text:span></text:p>
      <text:p text:style-name="P50"><text:soft-page-break/></text:p>
      <text:p text:style-name="P38"/>
      <text:p text:style-name="P41">The following API calls are related to floppy drives and will not be useful for most software (included for legacy software use only):</text:p>
      <text:p text:style-name="P38"/>
      <text:p text:style-name="P38">DOS<text:span text:style-name="T40">_</text:span>REF<text:span text:style-name="T40">_</text:span>XDPB <text:span text:style-name="T41">($0151)<text:tab/><text:tab/></text:span>Point at XDPB for low level disk access</text:p>
      <text:p text:style-name="P38">DOS<text:span text:style-name="T40">_</text:span>MAP<text:span text:style-name="T40">_</text:span>B <text:span text:style-name="T41">($0154)<text:tab/><text:tab/><text:tab/></text:span>Map B: onto unit 0 or 1</text:p>
      <text:p text:style-name="P130"><text:span text:style-name="T25">DD</text:span><text:span text:style-name="T26">_</text:span><text:span text:style-name="T25">INTERFACE </text:span><text:span text:style-name="T27">($0157)<text:tab/><text:tab/></text:span><text:span text:style-name="T25">Is the floppy disk driver interface present?</text:span></text:p>
      <text:p text:style-name="P38">DD<text:span text:style-name="T40">_</text:span>INIT <text:span text:style-name="T41">($015A)<text:tab/><text:tab/><text:tab/></text:span>Initialise disk driver</text:p>
      <text:p text:style-name="P38">DD<text:span text:style-name="T40">_</text:span>SETUP <text:span text:style-name="T41">($015D)<text:tab/><text:tab/><text:tab/></text:span>Specify drive parameters</text:p>
      <text:p text:style-name="P38">DD<text:span text:style-name="T40">_</text:span>SET<text:span text:style-name="T40">_</text:span>RETRY <text:span text:style-name="T41">($0160)<text:tab/><text:tab/></text:span>Set try/retry count</text:p>
      <text:p text:style-name="P38">DD<text:span text:style-name="T40">_</text:span>READ<text:span text:style-name="T40">_</text:span>SECTOR <text:span text:style-name="T41">($0163)<text:tab/><text:tab/></text:span>Read a sector</text:p>
      <text:p text:style-name="P38">DD<text:span text:style-name="T40">_</text:span>WRITE<text:span text:style-name="T40">_</text:span>SECTOR <text:span text:style-name="T41">($0166)<text:tab/><text:tab/></text:span>Write a sector</text:p>
      <text:p text:style-name="P38">DD<text:span text:style-name="T40">_</text:span>CHECK<text:span text:style-name="T40">_</text:span>SECTOR <text:span text:style-name="T41">($0169)<text:tab/><text:tab/></text:span>Check a sector</text:p>
      <text:p text:style-name="P38">DD<text:span text:style-name="T40">_</text:span>FORMAT <text:span text:style-name="T41">($016C)<text:tab/><text:tab/><text:tab/></text:span>Format a track</text:p>
      <text:p text:style-name="P38">DD<text:span text:style-name="T40">_</text:span>READ<text:span text:style-name="T40">_</text:span>ID <text:span text:style-name="T41">($016F)<text:tab/><text:tab/></text:span>Read a sector identifier</text:p>
      <text:p text:style-name="P38">DD<text:span text:style-name="T40">_</text:span>TEST<text:span text:style-name="T40">_</text:span>UNSUITABLE <text:span text:style-name="T41">($0172)<text:tab/></text:span>Test media suitability</text:p>
      <text:p text:style-name="P38">DD<text:span text:style-name="T40">_</text:span>LOGIN <text:span text:style-name="T41">($0175)<text:tab/><text:tab/><text:tab/></text:span>Log in disk, initialise XDPB</text:p>
      <text:p text:style-name="P38">DD<text:span text:style-name="T40">_</text:span>SEL<text:span text:style-name="T40">_</text:span>FORMAT <text:span text:style-name="T41">($0178)<text:tab/><text:tab/></text:span>Pre-initialise XDPB for DD FORMAT</text:p>
      <text:p text:style-name="P38">DD<text:span text:style-name="T40">_</text:span>ASK<text:span text:style-name="T40">_</text:span>1 <text:span text:style-name="T41">($017B)<text:tab/><text:tab/><text:tab/></text:span>Is unit 1 (external drive) present?</text:p>
      <text:p text:style-name="P38">DD<text:span text:style-name="T40">_</text:span>DRIVE<text:span text:style-name="T40">_</text:span>STATUS <text:span text:style-name="T41">($017E)<text:tab/><text:tab/></text:span>Fetch drive status</text:p>
      <text:p text:style-name="P38">DD<text:span text:style-name="T40">_</text:span>EQUIPMENT <text:span text:style-name="T41">($0181)<text:tab/><text:tab/></text:span>What type of drive?</text:p>
      <text:p text:style-name="P38">DD<text:span text:style-name="T40">_</text:span>ENCODE <text:span text:style-name="T41">($0184)<text:tab/><text:tab/><text:tab/></text:span>Set intercept routine for copy protection</text:p>
      <text:p text:style-name="P38">DD<text:span text:style-name="T40">_</text:span>L<text:span text:style-name="T40">_</text:span>XDPB <text:span text:style-name="T41">($0187)<text:tab/><text:tab/><text:tab/></text:span>Initialise an XDPB from a disk specification</text:p>
      <text:p text:style-name="P38">DD<text:span text:style-name="T40">_</text:span>L<text:span text:style-name="T40">_</text:span>DPB <text:span text:style-name="T41">($018A)<text:tab/><text:tab/><text:tab/></text:span>Initialise a DPB from a disk specification</text:p>
      <text:p text:style-name="P38">DD<text:span text:style-name="T40">_</text:span>L<text:span text:style-name="T40">_</text:span>SEEK <text:span text:style-name="T41">($018D)<text:tab/><text:tab/><text:tab/></text:span>uPD765A seek driver</text:p>
      <text:p text:style-name="P38">DD<text:span text:style-name="T40">_</text:span>L<text:span text:style-name="T40">_</text:span>READ <text:span text:style-name="T41">($0190)<text:tab/><text:tab/><text:tab/></text:span>uPD765A read driver</text:p>
      <text:p text:style-name="P38">DD<text:span text:style-name="T40">_</text:span>L<text:span text:style-name="T40">_</text:span>WRITE <text:span text:style-name="T41">($0193)<text:tab/><text:tab/></text:span>uPD765A write driver</text:p>
      <text:p text:style-name="P39">DD<text:span text:style-name="T40">_</text:span>L<text:span text:style-name="T40">_</text:span>ON<text:span text:style-name="T40">_</text:span>MOTOR <text:span text:style-name="T41">($0196)<text:tab/><text:tab/></text:span>Motor on, wait for motor-on time</text:p>
      <text:p text:style-name="P38">DD<text:span text:style-name="T40">_</text:span>L<text:span text:style-name="T40">_</text:span>T<text:span text:style-name="T40">_</text:span>OFF<text:span text:style-name="T40">_</text:span>MOTOR <text:span text:style-name="T41">($0199)<text:tab/></text:span>Start the motor-off ticker</text:p>
      <text:p text:style-name="P181">DD<text:span text:style-name="T40">_</text:span>L<text:span text:style-name="T40">_</text:span>OFF<text:span text:style-name="T40">_</text:span>MOTOR <text:span text:style-name="T41">($019C)<text:tab/><text:tab/></text:span>Turn the motor off</text:p>
      <text:p text:style-name="P51"/>
      <text:p text:style-name="P51">The following API calls are present but generally for system use only and not useful for games/applications:</text:p>
      <text:p text:style-name="P42"/>
      <text:p text:style-name="P42">DOS_INITIALISE ($0100)<text:tab/><text:tab/><text:span text:style-name="T44">I</text:span>nitialise +3DOS</text:p>
      <text:p text:style-name="P43">IDE_INTERFACE ($00A3)<text:tab/><text:tab/>Initialise card interfaces</text:p>
      <text:p text:style-name="P43">IDE_INIT ($00A6)<text:tab/><text:tab/><text:tab/>Initialise IDEDOS</text:p>
      <text:p text:style-name="P44">IDE_DRIVE ($00A9)<text:tab/><text:tab/><text:tab/><text:span text:style-name="T45">Get unit handle</text:span></text:p>
      <text:p text:style-name="P44"><text:span text:style-name="T59">*</text:span><text:span text:style-name="T48">IDE_SECTOR_READ ($00AC)</text:span><text:tab/><text:span text:style-name="T45">Low-level sector read</text:span></text:p>
      <text:p text:style-name="P44"><text:span text:style-name="T59">*</text:span><text:span text:style-name="T48">IDE_SECTOR_</text:span><text:span text:style-name="T59">WRITE</text:span><text:span text:style-name="T48"> ($00A</text:span><text:span text:style-name="T59">F</text:span><text:span text:style-name="T48">)</text:span><text:tab/><text:span text:style-name="T45">Low-level sector write</text:span></text:p>
      <text:p text:style-name="P44"><text:span text:style-name="T59">*</text:span><text:span text:style-name="T48">IDE_PARTITION_NEW ($00B8)</text:span><text:tab/><text:span text:style-name="T45">Create partition</text:span></text:p>
      <text:p text:style-name="P44"><text:span text:style-name="T59">*</text:span><text:span text:style-name="T48">IDE_PARTITION_INIT ($00BB)</text:span><text:tab/><text:span text:style-name="T45">Initialise partition</text:span></text:p>
      <text:p text:style-name="P44">IDE_PARTITON_READ ($00C4)<text:tab/><text:span text:style-name="T45">Read a partition entry</text:span></text:p>
      <text:p text:style-name="P44">IDE_PARTITION_OPEN ($00CD)<text:tab/><text:span text:style-name="T45">Open a partition</text:span></text:p>
      <text:p text:style-name="P44">IDE_PARTITION_CLOSE ($00D0)<text:tab/><text:span text:style-name="T45">Close a partition</text:span></text:p>
      <text:p text:style-name="P45">IDE_PARTITIONS ($01a5)<text:tab/><text:tab/><text:span text:style-name="T46">Get number of open partitions</text:span></text:p>
      <text:p text:style-name="P46"/>
      <text:p text:style-name="P44"/>
      <text:p text:style-name="P11">The following API calls were previously available in +3DOS/IDEDOS but are now deprecated and will return an error of rc_notimp:</text:p>
      <text:p text:style-name="P10"/>
      <text:p text:style-name="P40">DOS<text:span text:style-name="T40">_</text:span>OPEN<text:span text:style-name="T40">_</text:span>DRIVE <text:span text:style-name="T41">($014B)<text:tab/><text:tab/></text:span>Open a drive as a single file</text:p>
      <text:p text:style-name="P43">IDE_FORMAT ($00B2)<text:tab/><text:tab/><text:span text:style-name="T45">Format a partition</text:span></text:p>
      <text:p text:style-name="P43">IDE_PARTITION_ERASE ($00BE)<text:tab/><text:span text:style-name="T45">Delete a partition</text:span></text:p>
      <text:p text:style-name="P43">IDE_PARTITION_RENAME ($00C1)<text:tab/><text:span text:style-name="T45">Rename a partition</text:span></text:p>
      <text:p text:style-name="P43">IDE_PARTITION_WRITE ($00C7)<text:tab/><text:span text:style-name="T45">Write a partition entry</text:span></text:p>
      <text:p text:style-name="P43">IDE_PARTITION_WINFO ($00CA)<text:tab/><text:span text:style-name="T45">Write type-specific partition information</text:span></text:p>
      <text:p text:style-name="P43">IDE_PARTITION_GETINFO ($00D3)<text:tab/><text:span text:style-name="T45">Get byte from type-specific partition information</text:span></text:p>
      <text:p text:style-name="P43">IDE_PARTITION_SETINFO ($00D6)<text:tab/><text:span text:style-name="T45">Set byte in type-specific partition information</text:span></text:p>
      <text:p text:style-name="P45"><text:soft-page-break/>IDE_DOS_UNPERMANENT ($00FA)<text:tab/><text:span text:style-name="T46">Remove permanent drive mapping</text:span></text:p>
      <text:p text:style-name="P45">IDE_IDENTIFY ($01a2)<text:tab/><text:tab/><text:span text:style-name="T46">Return IDE drive identity information</text:span></text:p>
      <text:p text:style-name="P45"/>
      <text:p text:style-name="P45"/>
      <text:p text:style-name="P45"/>
      <text:p text:style-name="P126"/>
      <text:p text:style-name="P182">Updated calls</text:p>
      <text:p text:style-name="P126"/>
      <text:p text:style-name="P54">The following calls have new/updated features, which are highlighted in <text:span text:style-name="T48">GREEN</text:span>. <text:span text:style-name="T69">(Some changes are due to removed parameters which are not shown). </text:span><text:span text:style-name="T11">NOTE:</text:span><text:span text:style-name="T69"> Calls for internal use only have not yet been included here.</text:span></text:p>
      <text:p text:style-name="Preformatted_20_Text"/>
      <text:p text:style-name="P172">It should additionally be noted that the <text:span text:style-name="T8">IDE_STREAM_* </text:span><text:span text:style-name="T2">calls may corrupt the alternate register set, in addition to the effects on the standard register set noted for each individual call.</text:span></text:p>
      <text:p text:style-name="Preformatted_20_Text"/>
      <text:p text:style-name="P145">As well as describing additional features, DOS_CATALOG contains additional text which clarifies points that are not obvious from the documentation in the original +3 manual.</text:p>
      <text:p text:style-name="P146"/>
      <text:p text:style-name="P146"/>
      <text:p text:style-name="P146"/>
      <text:p text:style-name="P147">DOS<text:span text:style-name="T70">_</text:span>OPEN</text:p>
      <text:p text:style-name="P147">0106h (262)</text:p>
      <text:p text:style-name="P147"/>
      <text:p text:style-name="P146">Create and/or open a file</text:p>
      <text:p text:style-name="P146"/>
      <text:p text:style-name="P146">There is a choice of action depending on whether or not the file</text:p>
      <text:p text:style-name="P146">already exists. The choices are 'open action' or 'create action', and</text:p>
      <text:p text:style-name="P146">are specified in DE. If the file already exists, then the open action</text:p>
      <text:p text:style-name="P146">is followed; otherwise the create action is followed.</text:p>
      <text:p text:style-name="P146"/>
      <text:p text:style-name="P146">Open action</text:p>
      <text:p text:style-name="P146"/>
      <text:p text:style-name="P146"><text:s text:c="8"/><text:span text:style-name="T20">0. Error - File already exists.</text:span></text:p>
      <text:p text:style-name="P146"/>
      <text:p text:style-name="P146"><text:s text:c="8"/><text:span text:style-name="T20">1. Open the file, read the header (if any). Position file</text:span></text:p>
      <text:p text:style-name="P146"><text:s text:c="11"/><text:span text:style-name="T20">pointer after header.</text:span></text:p>
      <text:p text:style-name="P146"/>
      <text:p text:style-name="P146"><text:s text:c="8"/><text:span text:style-name="T20">2. Open the file, ignore any header. Position file pointer at</text:span></text:p>
      <text:p text:style-name="P146"><text:s text:c="11"/><text:span text:style-name="T20">000000h (0).</text:span></text:p>
      <text:p text:style-name="P146"/>
      <text:p text:style-name="P146"><text:s text:c="8"/><text:span text:style-name="T20">3. Assume given filename is 'filename.type'. Erase</text:span></text:p>
      <text:p text:style-name="P146"><text:s text:c="11"/><text:span text:style-name="T20">'filename.BAK' (if it exists). Rename 'filename.type' to</text:span></text:p>
      <text:p text:style-name="P146"><text:s text:c="11"/><text:span text:style-name="T20">'filename.BAK'. Follow create action.</text:span></text:p>
      <text:p text:style-name="P146"/>
      <text:p text:style-name="P146"><text:s text:c="8"/><text:span text:style-name="T20">4. Erase existing version. Follow create action.</text:span></text:p>
      <text:p text:style-name="P146"/>
      <text:p text:style-name="P146">Create action</text:p>
      <text:p text:style-name="P146"/>
      <text:p text:style-name="P146"><text:s text:c="8"/><text:span text:style-name="T20">0. Error - File does not exist.</text:span></text:p>
      <text:p text:style-name="P146"/>
      <text:p text:style-name="P146"><text:s text:c="8"/><text:span text:style-name="T20">1. Create and open new file with a header. Position file</text:span></text:p>
      <text:p text:style-name="P146"><text:s text:c="11"/><text:span text:style-name="T20">pointer after header.</text:span></text:p>
      <text:p text:style-name="P146"/>
      <text:p text:style-name="P146"><text:s text:c="8"/><text:span text:style-name="T20">2. Create and open new file without a header. Position file</text:span></text:p>
      <text:p text:style-name="P146"><text:s text:c="11"/><text:span text:style-name="T20">pointer at 000000h (0).</text:span></text:p>
      <text:p text:style-name="P146"/>
      <text:p text:style-name="P146">(Example: To simulate the tape action of... 'if the file exists open</text:p>
      <text:p text:style-name="P146">it, otherwise create it with a header', set open action = 1, create</text:p>
      <text:p text:style-name="P146">action = 1.)</text:p>
      <text:p text:style-name="P146"/>
      <text:p text:style-name="P146">(Example: To open a file and report an error if it does not exist, set</text:p>
      <text:p text:style-name="P146">open action = 1, create action = 0.)</text:p>
      <text:p text:style-name="P146"/>
      <text:p text:style-name="P146">(Example: To create a new file with a header, first renaming any</text:p>
      <text:p text:style-name="P146">existing version to '.BAK', set open action = 3, create action = 1.)</text:p>
      <text:p text:style-name="P146"><text:soft-page-break/></text:p>
      <text:p text:style-name="P146">Files with headers have their EOF position recorded as the smallest</text:p>
      <text:p text:style-name="P146">byte position greater than all written byte positions.</text:p>
      <text:p text:style-name="P146"/>
      <text:p text:style-name="P146">Files without headers have their EOF position recorded as the byte at</text:p>
      <text:p text:style-name="P146">the start of the smallest 128 byte record position greater than all</text:p>
      <text:p text:style-name="P146">written record positions.</text:p>
      <text:p text:style-name="P146"/>
      <text:p text:style-name="P146">Soft-EOF is the character 1Ah (26) and is nothing to do with the EOF</text:p>
      <text:p text:style-name="P146">position, only the routine DOS BYTE READ knows about soft-EOF.</text:p>
      <text:p text:style-name="P146"/>
      <text:p text:style-name="P146">The header data area is 8 bytes long and may be used by the caller for</text:p>
      <text:p text:style-name="P146">any purpose whatsoever. If open action = 1, and the file exists (and</text:p>
      <text:p text:style-name="P146">has a header), then the header data is read from the file, otherwise</text:p>
      <text:p text:style-name="P146">the header data is zeroised. The header data is available even if the</text:p>
      <text:p text:style-name="P146">file does not have a header. Call DOS REF HEAD to access the header</text:p>
      <text:p text:style-name="P146">data.</text:p>
      <text:p text:style-name="P146"/>
      <text:p text:style-name="P146">Note that +3 BASIC makes use of the first 7 of these 8 bytes as</text:p>
      <text:p text:style-name="P146">follows:</text:p>
      <text:p text:style-name="P146"/>
      <text:p text:style-name="P146">+---------------+-------+-------+-------+-------+-------+-------+-------+</text:p>
      <text:p text:style-name="P146">| BYTE <text:s text:c="9"/>| <text:s text:c="2"/>0 <text:s text:c="2"/>| <text:s text:c="2"/>1 <text:s text:c="2"/>| <text:s text:c="2"/>2 <text:s text:c="2"/>| <text:s text:c="2"/>3 <text:s text:c="2"/>| <text:s text:c="2"/>4 <text:s text:c="2"/>| <text:s text:c="2"/>5 <text:s text:c="2"/>| <text:s text:c="2"/>6 <text:s text:c="2"/>|</text:p>
      <text:p text:style-name="P146">+---------------+-------+-------+-------+-------+-------+-------+-------+</text:p>
      <text:p text:style-name="P146">| Program <text:s text:c="10"/>0 <text:s text:c="2"/>file length <text:s text:c="4"/>8000h or LINE <text:s text:c="2"/>offset to prog <text:s/>|</text:p>
      <text:p text:style-name="P146">| Numeric array <text:s text:c="4"/>1 <text:s text:c="2"/>file length <text:s text:c="4"/>xxx <text:s text:c="4"/>name <text:s text:c="3"/>xxx <text:s text:c="4"/>xxx <text:s text:c="4"/>|</text:p>
      <text:p text:style-name="P146">| Character array <text:s text:c="2"/>2 <text:s text:c="2"/>file length <text:s text:c="4"/>xxx <text:s text:c="4"/>name <text:s text:c="3"/>xxx <text:s text:c="4"/>xxx <text:s text:c="4"/>|</text:p>
      <text:p text:style-name="P146">| CODE or SCREEN$ <text:s text:c="2"/>3 <text:s text:c="2"/>file length <text:s text:c="4"/>load address <text:s text:c="3"/>xxx <text:s text:c="4"/>xxx <text:s text:c="4"/>|</text:p>
      <text:p text:style-name="P146">+-----------------------------------------------------------------------+</text:p>
      <text:p text:style-name="P146"/>
      <text:p text:style-name="P146">(xxx = doesn't matter)</text:p>
      <text:p text:style-name="P146"/>
      <text:p text:style-name="P146">If creating a file that will subsequently be LOADed within BASIC, then</text:p>
      <text:p text:style-name="P146">these bytes should be filled with the relevant values.</text:p>
      <text:p text:style-name="P146"/>
      <text:p text:style-name="P146">If the file is opened with exclusive-write or exclusive-read-write</text:p>
      <text:p text:style-name="P146">access (and the file has a header), then the header is updated when</text:p>
      <text:p text:style-name="P146">the file is closed.</text:p>
      <text:p text:style-name="P146"/>
      <text:p text:style-name="P146">A file that is already open for shared-read access on another file</text:p>
      <text:p text:style-name="P146">number may only be opened for shared-read access on this file number.</text:p>
      <text:p text:style-name="P146"/>
      <text:p text:style-name="P146">A file that is already open for exclusive-read or exclusive-write or</text:p>
      <text:p text:style-name="P146">exclusive-read-write access on another file number may not be opened</text:p>
      <text:p text:style-name="P146">on this file number.</text:p>
      <text:p text:style-name="P139"/>
      <text:p text:style-name="P140">If the open action is 1 or 2 and the create action is 0 (ie only an existing file is to be opened) then the filename may optionally contain the wildcard characters * and ?. In this case, the first file that matches the wildcard will be opened.</text:p>
      <text:p text:style-name="P146"/>
      <text:p text:style-name="P146">ENTRY CONDITIONS</text:p>
      <text:p text:style-name="P146"><text:s text:c="8"/><text:span text:style-name="T20">B = File number 0...15</text:span></text:p>
      <text:p text:style-name="P146"><text:s text:c="8"/><text:span text:style-name="T20">C = Access mode required</text:span></text:p>
      <text:p text:style-name="P146"><text:s text:c="16"/><text:span text:style-name="T20">Bits 0...2 values:</text:span></text:p>
      <text:p text:style-name="P146"><text:s text:c="24"/><text:span text:style-name="T20">1 = exclusive-read</text:span></text:p>
      <text:p text:style-name="P146"><text:s text:c="24"/><text:span text:style-name="T20">2 = exclusive-write</text:span></text:p>
      <text:p text:style-name="P146"><text:s text:c="24"/><text:span text:style-name="T20">3 = exclusive-read-write</text:span></text:p>
      <text:p text:style-name="P146"><text:s text:c="24"/><text:span text:style-name="T20">5 = shared-read</text:span></text:p>
      <text:p text:style-name="P146"><text:s text:c="16"/><text:span text:style-name="T20">Bits 3...7 = 0 (reserved)</text:span></text:p>
      <text:p text:style-name="P146"><text:s text:c="8"/><text:span text:style-name="T20">D = Create action</text:span></text:p>
      <text:p text:style-name="P146"><text:s text:c="8"/><text:span text:style-name="T20">E = Open action</text:span></text:p>
      <text:p text:style-name="P146"><text:soft-page-break/><text:s text:c="8"/><text:span text:style-name="T20">HL = Address of filename (no wildcards</text:span><text:span text:style-name="T49">, </text:span><text:span text:style-name="T52">unless D=0 and E=1 or 2</text:span><text:span text:style-name="T20">)</text:span></text:p>
      <text:p text:style-name="P146"/>
      <text:p text:style-name="P146">EXIT CONDITIONS</text:p>
      <text:p text:style-name="P146"><text:s text:c="8"/><text:span text:style-name="T20">If file newly created:</text:span></text:p>
      <text:p text:style-name="P146"><text:s text:c="16"/><text:span text:style-name="T20">Carry true</text:span></text:p>
      <text:p text:style-name="P146"><text:s text:c="16"/><text:span text:style-name="T20">Zero true</text:span></text:p>
      <text:p text:style-name="P146"><text:s text:c="16"/><text:span text:style-name="T20">A corrupt</text:span></text:p>
      <text:p text:style-name="P146"><text:s text:c="8"/><text:span text:style-name="T20">If existing file opened:</text:span></text:p>
      <text:p text:style-name="P146"><text:s text:c="16"/><text:span text:style-name="T20">Carry true</text:span></text:p>
      <text:p text:style-name="P146"><text:s text:c="16"/><text:span text:style-name="T20">Zero false</text:span></text:p>
      <text:p text:style-name="P146"><text:s text:c="16"/><text:span text:style-name="T20">A corrupt</text:span></text:p>
      <text:p text:style-name="P146"><text:s text:c="8"/><text:span text:style-name="T20">Otherwise:</text:span></text:p>
      <text:p text:style-name="P146"><text:s text:c="16"/><text:span text:style-name="T20">Carry false</text:span></text:p>
      <text:p text:style-name="P146"><text:s text:c="16"/><text:span text:style-name="T20">A = Error code</text:span></text:p>
      <text:p text:style-name="P146"><text:s text:c="8"/><text:span text:style-name="T20">Always:</text:span></text:p>
      <text:p text:style-name="P146"><text:s text:c="16"/><text:span text:style-name="T20">BC DE HL IX corrupt</text:span></text:p>
      <text:p text:style-name="P146"><text:s text:c="16"/><text:span text:style-name="T20">All other registers preserved</text:span></text:p>
      <text:p text:style-name="P146"><text:line-break/></text:p>
      <text:p text:style-name="P146"/>
      <text:p text:style-name="P131">DOS<text:span text:style-name="T70">_</text:span>CATALOG</text:p>
      <text:p text:style-name="P131">011Eh (286)</text:p>
      <text:p text:style-name="P131"/>
      <text:p text:style-name="Preformatted_20_Text">Fills a buffer with part of the directory.</text:p>
      <text:p text:style-name="Preformatted_20_Text"/>
      <text:p text:style-name="Preformatted_20_Text">The filename <text:span text:style-name="T62">optionally</text:span><text:span text:style-name="T70"> </text:span>specifies the drive, <text:span text:style-name="T62">path,</text:span> user and a (possibly ambiguous) filename<text:span text:style-name="T48"> </text:span><text:span text:style-name="T62">(which may contain wildcard characters ? and *)</text:span><text:span text:style-name="T48">.</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20">Entry 0</text:span></text:p>
      <text:p text:style-name="Preformatted_20_Text"><text:s text:c="8"/><text:span text:style-name="T20">Entry 1</text:span></text:p>
      <text:p text:style-name="Preformatted_20_Text"><text:s text:c="8"/><text:span text:style-name="T20">Entry 2</text:span></text:p>
      <text:p text:style-name="Preformatted_20_Text"><text:s text:c="8"/><text:span text:style-name="T20">Entry 3</text:span></text:p>
      <text:p text:style-name="Preformatted_20_Text"><text:s text:c="8"/><text:span text:style-name="T20">...to...</text:span></text:p>
      <text:p text:style-name="Preformatted_20_Text"><text:s text:c="8"/><text:span text:style-name="T20">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20">Bytes 0...7 <text:s text:c="4"/>- Filename (ASCII) left justified, space</text:span></text:p>
      <text:p text:style-name="Preformatted_20_Text"><text:soft-page-break/><text:s text:c="27"/><text:span text:style-name="T20">filled</text:span></text:p>
      <text:p text:style-name="Preformatted_20_Text"><text:s text:c="8"/><text:span text:style-name="T20">Bytes 6...10 <text:s text:c="3"/>- Type (ASCII) left justified, space filledd</text:span></text:p>
      <text:p text:style-name="Preformatted_20_Text"><text:s text:c="8"/><text:span text:style-name="T20">Bytes 11...12 <text:s text:c="2"/>- Size in kilobytes (binary)</text:span></text:p>
      <text:p text:style-name="Preformatted_20_Text"/>
      <text:p text:style-name="P160">Any of the filename or extension characters may have bit 7 set, as described in the section on file attributes, so these should be masked off if not required.</text:p>
      <text:p text:style-name="P160"/>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20">B = n+1, size of buffer in entries, &gt;=2</text:span></text:p>
      <text:p text:style-name="Preformatted_20_Text"><text:s text:c="8"/><text:span text:style-name="T20">C = Filter </text:span><text:span text:style-name="T72">(if bit is set)</text:span></text:p>
      <text:p text:style-name="Preformatted_20_Text"><text:s text:c="16"/><text:span text:style-name="T20">bit 0 = include system files</text:span></text:p>
      <text:p text:style-name="P138"><text:span text:style-name="T20"><text:tab/><text:tab/> <text:s text:c="3"/></text:span><text:span text:style-name="T22">bit 1 = set bit 7 of f7 (the 7</text:span><text:span text:style-name="T71">th</text:span><text:span text:style-name="T22"> character in the filename) if <text:tab/><text:tab/><text:tab/> <text:s text:c="5"/>the </text:span><text:span text:style-name="T24">entry</text:span><text:span text:style-name="T22"> has a valid LFN (long filename) which can be</text:span></text:p>
      <text:p text:style-name="P143"><text:tab/><text:tab/><text:tab/><text:tab/>obtained with the IDE_GET_LFN call</text:p>
      <text:p text:style-name="P141"><text:span text:style-name="T22"><text:tab/><text:tab/> <text:s text:c="3"/>bit 2 = include directories, and set bit 7 of f8 (the 8</text:span><text:span text:style-name="T71">th</text:span></text:p>
      <text:p text:style-name="P141"><text:span text:style-name="T71"><text:tab/><text:tab/><text:tab/><text:tab/></text:span><text:span text:style-name="T22">character in the filename) if the entry is a directory</text:span></text:p>
      <text:p text:style-name="Preformatted_20_Text"><text:s text:c="16"/><text:span text:style-name="T20">bits </text:span><text:span text:style-name="T53">3</text:span><text:span text:style-name="T20">...7 = 0 (reserved)</text:span></text:p>
      <text:p text:style-name="Preformatted_20_Text"><text:s text:c="8"/><text:span text:style-name="T20">DE = Address of buffer (first entry initialised)</text:span></text:p>
      <text:p text:style-name="Preformatted_20_Text"><text:s text:c="8"/><text:span text:style-name="T20">HL = Address of filename (wildcards permitted)</text:span></text:p>
      <text:p text:style-name="Preformatted_20_Text"/>
      <text:p text:style-name="Preformatted_20_Text">EXIT CONDITIONS</text:p>
      <text:p text:style-name="Preformatted_20_Text"><text:s text:c="8"/><text:span text:style-name="T20">If OK:</text:span></text:p>
      <text:p text:style-name="Preformatted_20_Text"><text:s text:c="16"/><text:span text:style-name="T20">Carry true</text:span></text:p>
      <text:p text:style-name="Preformatted_20_Text"><text:s text:c="16"/><text:span text:style-name="T20">A corrupt</text:span></text:p>
      <text:p text:style-name="Preformatted_20_Text"><text:s text:c="16"/><text:span text:style-name="T20">B = Number of completed entries in buffer, 0...n.</text:span></text:p>
      <text:p text:style-name="Preformatted_20_Text"><text:s text:c="20"/><text:span text:style-name="T20">(If B = n, there may be more to come).</text:span></text:p>
      <text:p text:style-name="P142"><text:span text:style-name="T20"><text:tab/><text:tab/> <text:s text:c="3"/></text:span><text:span text:style-name="T23">HL = Directory handle, required to obtain long filenames</text:span></text:p>
      <text:p text:style-name="P144"><text:tab/><text:tab/><text:tab/> <text:s text:c="2"/>with IDE_GET_LFN</text:p>
      <text:p text:style-name="P138"/>
      <text:p text:style-name="Preformatted_20_Text"><text:s text:c="8"/><text:span text:style-name="T20">Otherwise:</text:span></text:p>
      <text:p text:style-name="Preformatted_20_Text"><text:s text:c="16"/><text:span text:style-name="T20">Carry false</text:span></text:p>
      <text:p text:style-name="Preformatted_20_Text"><text:s text:c="16"/><text:span text:style-name="T20">A = Error code</text:span></text:p>
      <text:p text:style-name="Preformatted_20_Text"><text:s text:c="16"/><text:span text:style-name="T20">B </text:span><text:span text:style-name="T23">HL </text:span><text:span text:style-name="T20">corrupt</text:span></text:p>
      <text:p text:style-name="Preformatted_20_Text"><text:s text:c="8"/><text:span text:style-name="T20">Always:</text:span></text:p>
      <text:p text:style-name="Preformatted_20_Text"><text:s text:c="16"/><text:span text:style-name="T20">C DE HL IX corrupt</text:span></text:p>
      <text:p text:style-name="Preformatted_20_Text"><text:s text:c="16"/><text:span text:style-name="T20">All other registers preserved</text:span></text:p>
      <text:p text:style-name="Preformatted_20_Text"/>
      <text:p text:style-name="Preformatted_20_Text"><text:line-break/></text:p>
      <text:p text:style-name="Preformatted_20_Text"/>
      <text:p text:style-name="P131">DOS<text:span text:style-name="T70">_</text:span>FREE<text:span text:style-name="T70">_</text:span>SPACE</text:p>
      <text:p text:style-name="P131">0121h (289)</text:p>
      <text:p text:style-name="P131"/>
      <text:p text:style-name="Preformatted_20_Text">How much free space is there on this drive?</text:p>
      <text:p text:style-name="Preformatted_20_Text"/>
      <text:p text:style-name="Preformatted_20_Text">ENTRY CONDITIONS</text:p>
      <text:p text:style-name="Preformatted_20_Text"><text:s text:c="8"/><text:span text:style-name="T20">A = Drive, ASCII 'A'...'P'</text:span></text:p>
      <text:p text:style-name="Preformatted_20_Text"/>
      <text:p text:style-name="Preformatted_20_Text">EXIT CONDITIONS</text:p>
      <text:p text:style-name="Preformatted_20_Text"><text:s text:c="8"/><text:span text:style-name="T20">If OK:</text:span></text:p>
      <text:p text:style-name="Preformatted_20_Text"><text:s text:c="16"/><text:span text:style-name="T20">Carry true</text:span></text:p>
      <text:p text:style-name="Preformatted_20_Text"><text:s text:c="16"/><text:span text:style-name="T20">A corrupt</text:span></text:p>
      <text:p text:style-name="Preformatted_20_Text"><text:s text:c="16"/><text:span text:style-name="T20">HL = Free space (in kilobytes, </text:span><text:span text:style-name="T50">clamped to maximum 65535K</text:span><text:span text:style-name="T20">)</text:span></text:p>
      <text:p text:style-name="Preformatted_20_Text"><text:span text:style-name="T20"><text:tab/><text:tab/> <text:s text:c="3"/></text:span><text:span text:style-name="T50">BCDE = Free space (in kilobytes)</text:span></text:p>
      <text:p text:style-name="P161"/>
      <text:p text:style-name="Preformatted_20_Text"><text:s text:c="8"/><text:span text:style-name="T20">Otherwise:</text:span></text:p>
      <text:p text:style-name="Preformatted_20_Text"><text:s text:c="16"/><text:span text:style-name="T20">Carry false</text:span></text:p>
      <text:p text:style-name="Preformatted_20_Text"><text:s text:c="16"/><text:span text:style-name="T20">A = Error code</text:span></text:p>
      <text:p text:style-name="Preformatted_20_Text"><text:s text:c="16"/><text:span text:style-name="T20">HL corrupt</text:span></text:p>
      <text:p text:style-name="Preformatted_20_Text"><text:soft-page-break/><text:s text:c="8"/><text:span text:style-name="T20">Always:</text:span></text:p>
      <text:p text:style-name="Preformatted_20_Text"><text:s text:c="16"/><text:span text:style-name="T20">BC DE IX corrupt</text:span></text:p>
      <text:p text:style-name="Preformatted_20_Text"><text:s text:c="16"/><text:span text:style-name="T20">All other registers preserved</text:span></text:p>
      <text:p text:style-name="Preformatted_20_Text"/>
      <text:p text:style-name="Preformatted_20_Text"/>
      <text:p text:style-name="Preformatted_20_Text"/>
      <text:p text:style-name="P131">DOS<text:span text:style-name="T70">_</text:span>GET<text:span text:style-name="T70">_</text:span>POSITION</text:p>
      <text:p text:style-name="P131">0133h (307)</text:p>
      <text:p text:style-name="P131"/>
      <text:p text:style-name="Preformatted_20_Text">Get the file pointer.</text:p>
      <text:p text:style-name="Preformatted_20_Text"/>
      <text:p text:style-name="Preformatted_20_Text">ENTRY CONDITIONS</text:p>
      <text:p text:style-name="Preformatted_20_Text"><text:s text:c="8"/><text:span text:style-name="T20">B = File number</text:span></text:p>
      <text:p text:style-name="Preformatted_20_Text"/>
      <text:p text:style-name="Preformatted_20_Text">EXIT CONDITIONS</text:p>
      <text:p text:style-name="Preformatted_20_Text"><text:s text:c="8"/><text:span text:style-name="T20">If OK:</text:span></text:p>
      <text:p text:style-name="Preformatted_20_Text"><text:s text:c="16"/><text:span text:style-name="T20">Carry true</text:span></text:p>
      <text:p text:style-name="Preformatted_20_Text"><text:s text:c="16"/><text:span text:style-name="T20">A corrupt</text:span></text:p>
      <text:p text:style-name="Preformatted_20_Text"><text:s text:c="16"/><text:span text:style-name="T60">D</text:span><text:span text:style-name="T20">EHL = File pointer</text:span></text:p>
      <text:p text:style-name="Preformatted_20_Text"><text:s text:c="16"/><text:span text:style-name="T20">(</text:span><text:span text:style-name="T51">D</text:span><text:span text:style-name="T20"> holds most significant byte; L holds lea</text:span><text:span text:style-name="T21">s</text:span><text:span text:style-name="T20">t</text:span></text:p>
      <text:p text:style-name="Preformatted_20_Text"><text:s text:c="16"/><text:span text:style-name="T20">significant byte)</text:span></text:p>
      <text:p text:style-name="Preformatted_20_Text"><text:s text:c="8"/><text:span text:style-name="T20">Otherwise:</text:span></text:p>
      <text:p text:style-name="Preformatted_20_Text"><text:s text:c="16"/><text:span text:style-name="T20">Carry false</text:span></text:p>
      <text:p text:style-name="Preformatted_20_Text"><text:s text:c="16"/><text:span text:style-name="T20">A = Error code</text:span></text:p>
      <text:p text:style-name="Preformatted_20_Text"><text:s text:c="16"/><text:span text:style-name="T60">D</text:span><text:span text:style-name="T20">E HL corrupt</text:span></text:p>
      <text:p text:style-name="Preformatted_20_Text"><text:s text:c="8"/><text:span text:style-name="T20">Always:</text:span></text:p>
      <text:p text:style-name="Preformatted_20_Text"><text:s text:c="16"/><text:span text:style-name="T20">BC IX corrupt</text:span></text:p>
      <text:p text:style-name="Preformatted_20_Text"><text:s text:c="16"/><text:span text:style-name="T20">All other registers preserved</text:span></text:p>
      <text:p text:style-name="Preformatted_20_Text"/>
      <text:p text:style-name="Preformatted_20_Text"/>
      <text:p text:style-name="Preformatted_20_Text"/>
      <text:p text:style-name="P131">DOS<text:span text:style-name="T70">_</text:span>GET<text:span text:style-name="T70">_</text:span>EOF</text:p>
      <text:p text:style-name="P131">0139h (313)</text:p>
      <text:p text:style-name="P131"/>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ENTRY CONDITIONS</text:p>
      <text:p text:style-name="Preformatted_20_Text"><text:s text:c="8"/><text:span text:style-name="T20">B = File number</text:span></text:p>
      <text:p text:style-name="Preformatted_20_Text"/>
      <text:p text:style-name="Preformatted_20_Text">EXIT CONDITIONS</text:p>
      <text:p text:style-name="Preformatted_20_Text"><text:s text:c="8"/><text:span text:style-name="T20">If OK:</text:span></text:p>
      <text:p text:style-name="Preformatted_20_Text"><text:s text:c="16"/><text:span text:style-name="T20">Carry true</text:span></text:p>
      <text:p text:style-name="Preformatted_20_Text"><text:s text:c="16"/><text:span text:style-name="T20">A corrupt</text:span></text:p>
      <text:p text:style-name="Preformatted_20_Text"><text:s text:c="16"/><text:span text:style-name="T60">D</text:span><text:span text:style-name="T20">EHL = File pointer</text:span></text:p>
      <text:p text:style-name="Preformatted_20_Text"><text:s text:c="16"/><text:span text:style-name="T20">(</text:span><text:span text:style-name="T51">D</text:span><text:span text:style-name="T20"> holds most significant byte; L holds lea</text:span><text:span text:style-name="T21">s</text:span><text:span text:style-name="T20">t</text:span></text:p>
      <text:p text:style-name="Preformatted_20_Text"><text:s text:c="16"/><text:span text:style-name="T20">significant byte)</text:span></text:p>
      <text:p text:style-name="Preformatted_20_Text"><text:s text:c="8"/><text:span text:style-name="T20">Otherwise:</text:span></text:p>
      <text:p text:style-name="Preformatted_20_Text"><text:s text:c="16"/><text:span text:style-name="T20">Carry false</text:span></text:p>
      <text:p text:style-name="Preformatted_20_Text"><text:s text:c="16"/><text:span text:style-name="T20">A = Error code</text:span></text:p>
      <text:p text:style-name="Preformatted_20_Text"><text:s text:c="16"/><text:span text:style-name="T60">D</text:span><text:span text:style-name="T20">E HL corrupt</text:span></text:p>
      <text:p text:style-name="Preformatted_20_Text"><text:s text:c="8"/><text:span text:style-name="T20">Always:</text:span></text:p>
      <text:p text:style-name="Preformatted_20_Text"><text:s text:c="16"/><text:span text:style-name="T20">BC IX corrupt</text:span></text:p>
      <text:p text:style-name="Preformatted_20_Text"><text:s text:c="16"/><text:span text:style-name="T20">All other registers preserved</text:span></text:p>
      <text:p text:style-name="Preformatted_20_Text"/>
      <text:p text:style-name="Preformatted_20_Text"/>
      <text:p text:style-name="P131"/>
      <text:p text:style-name="P163">IDE_DOS_MAP ($00F1)</text:p>
      <text:p text:style-name="Preformatted_20_Text"><text:soft-page-break/></text:p>
      <text:p text:style-name="P161">Map a drive to the specified partition or physical device</text:p>
      <text:p text:style-name="Preformatted_20_Text"/>
      <text:p text:style-name="P161">IN: <text:s/>A=unit (0 or 1), or physical device:</text:p>
      <text:p text:style-name="P161"><text:s text:c="20"/>2=floppy device 0</text:p>
      <text:p text:style-name="P161"><text:s text:c="20"/>3=floppy device 1</text:p>
      <text:p text:style-name="P161"><text:s text:c="20"/>4=RAMdisk</text:p>
      <text:p text:style-name="P161"><text:s text:c="5"/>BC=partition number</text:p>
      <text:p text:style-name="Preformatted_20_Text"><text:s text:c="5"/>L=drive letter 'A' to 'P' (uppercase)</text:p>
      <text:p text:style-name="Preformatted_20_Text"/>
      <text:p text:style-name="P161">OUT(s): <text:s/>Fc=1</text:p>
      <text:p text:style-name="P161">OUT(f): <text:s/>Fc=0, A=error code</text:p>
      <text:p text:style-name="Preformatted_20_Text"/>
      <text:p text:style-name="P161">Register status on return:</text:p>
      <text:p text:style-name="P161">......../IX same</text:p>
      <text:p text:style-name="P161">AFBCDEHL/.. different</text:p>
      <text:p text:style-name="P161"/>
      <text:p text:style-name="Preformatted_20_Text"/>
      <text:p text:style-name="Preformatted_20_Text"/>
      <text:p text:style-name="P163">IDE_DOS_UNMAP ($00F4)</text:p>
      <text:p text:style-name="P136"/>
      <text:p text:style-name="P162">Remove mapping from the specified drive</text:p>
      <text:p text:style-name="P162"/>
      <text:p text:style-name="P161">IN: <text:s/>L=drive letter 'A' to 'P' (uppercase)</text:p>
      <text:p text:style-name="P161"/>
      <text:p text:style-name="P161">OUT(s): <text:s/>Fc=1</text:p>
      <text:p text:style-name="P161">OUT(f): <text:s/>Fc=0, A=error code</text:p>
      <text:p text:style-name="Preformatted_20_Text"/>
      <text:p text:style-name="P161">Register status on return:</text:p>
      <text:p text:style-name="P161">......../IX same</text:p>
      <text:p text:style-name="P161">AFBCDEHL/.. different</text:p>
      <text:p text:style-name="P161"/>
      <text:p text:style-name="P137"><text:line-break/><text:line-break/><text:span text:style-name="T11">IDE_SNAPLOAD ($00FD)</text:span></text:p>
      <text:p text:style-name="P132"/>
      <text:p text:style-name="P149">Load a snapshot</text:p>
      <text:p text:style-name="P149"/>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138">Loads and runs a <text:span text:style-name="T69">supported</text:span> snapshot file <text:span text:style-name="T69">(files with extension .Z80, .SNA, .O and .P are supported, with others potentially supported in future).</text:span></text:p>
      <text:p text:style-name="Preformatted_20_Text"/>
      <text:p text:style-name="Preformatted_20_Text"/>
      <text:p text:style-name="Preformatted_20_Text"/>
      <text:p text:style-name="P131">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138"><text:s text:c="7"/>NB: For rc_path_get, this must also be a 256-<text:span text:style-name="T69">byte </text:span>buffer</text:p>
      <text:p text:style-name="P138"><text:soft-page-break/><text:s text:c="11"/><text:span text:style-name="T69">into which the returned path will be written</text:span></text:p>
      <text:p text:style-name="Preformatted_20_Text"/>
      <text:p text:style-name="Preformatted_20_Text">OUT(s): <text:s/>Fc=1</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48">+3DOS </text:span><text:span text:style-name="T61">floppy </text:span><text:span text:style-name="T48">drive </text:span><text:span text:style-name="T61">or RAMdisk</text:span>).</text:p>
      <text:p text:style-name="Preformatted_20_Text"/>
      <text:p text:style-name="Preformatted_20_Text"/>
      <text:p text:style-name="P183"><text:span text:style-name="T73">New</text:span> calls</text:p>
      <text:p text:style-name="P127"/>
      <text:p text:style-name="P55">The following calls <text:span text:style-name="T73">are new for </text:span><text:span text:style-name="T12">NextOS</text:span><text:span text:style-name="T74">.</text:span></text:p>
      <text:p text:style-name="P55"/>
      <text:p text:style-name="P55"/>
      <text:p text:style-name="P55"/>
      <text:p text:style-name="P135">IDE_<text:span text:style-name="T75">CAPACITY</text:span> ($01b<text:span text:style-name="T75">4</text:span>)</text:p>
      <text:p text:style-name="P152"/>
      <text:p text:style-name="P153">Get card capacity</text:p>
      <text:p text:style-name="P152"/>
      <text:p text:style-name="P152">IN: <text:span text:style-name="T75">C=unit (0 or 1)</text:span></text:p>
      <text:p text:style-name="P164"/>
      <text:p text:style-name="P164">OUT(s): <text:s/>Fc=1</text:p>
      <text:p text:style-name="P150"><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164">OUT(f): <text:s/>Fc=0, A=error code</text:p>
      <text:p text:style-name="P152"/>
      <text:p text:style-name="P152">Register status on return:</text:p>
      <text:p text:style-name="P152">......../.. same</text:p>
      <text:p text:style-name="P152">AFBCDEHL/IX different</text:p>
      <text:p text:style-name="P152"/>
      <text:p text:style-name="P56"/>
      <text:p text:style-name="P55"/>
      <text:p text:style-name="P134">IDE_<text:span text:style-name="T73">GET_LFN</text:span> ($01b<text:span text:style-name="T73">7</text:span>)</text:p>
      <text:p text:style-name="P151"/>
      <text:p text:style-name="P149">Obtain a long filename <text:span text:style-name="T105">and other file information</text:span></text:p>
      <text:p text:style-name="P151"/>
      <text:p text:style-name="P151">IN: <text:span text:style-name="T73">HL=address of filespec provided to the last </text:span><text:span text:style-name="T12">DOS_CATALOG </text:span><text:span text:style-name="T3">call</text:span></text:p>
      <text:p text:style-name="P151"><text:span text:style-name="T3"><text:s text:c="4"/>IX=directory handle returned by the last </text:span><text:span text:style-name="T12">DOS_CATALOG</text:span><text:span text:style-name="T3"> call</text:span></text:p>
      <text:p text:style-name="P151"><text:span text:style-name="T3"><text:s text:c="4"/>DE=address of a file entry within buffer filled by the last </text:span><text:span text:style-name="T12">DOS_CATALOG </text:span><text:span text:style-name="T3">call</text:span></text:p>
      <text:p text:style-name="P165"><text:s text:c="4"/>BC=address of a 261-byte buffer to receive the long filename</text:p>
      <text:p text:style-name="P151"/>
      <text:p text:style-name="P165">OUT(s): <text:s/>Fc=1</text:p>
      <text:p text:style-name="P165"><text:s text:c="9"/>Buffer at BC is filled with the long filename for the requested entry,</text:p>
      <text:p text:style-name="P165"><text:tab/> <text:s text:c="2"/>terminated with $ff. If no long filename was available, the buffer will</text:p>
      <text:p text:style-name="P165"><text:s text:c="9"/>contain the properly-formatted short filename instead.</text:p>
      <text:p text:style-name="P165"><text:tab/> <text:s text:c="2"/><text:span text:style-name="T105">BC=date (in MS-DOS format)</text:span></text:p>
      <text:p text:style-name="P165"><text:tab/> <text:s text:c="2"/><text:span text:style-name="T105">DE=time (in MS-DOS format)</text:span></text:p>
      <text:p text:style-name="P165"><text:tab/> <text:s text:c="2"/><text:span text:style-name="T106">HLIX=filesize (in bytes)</text:span></text:p>
      <text:p text:style-name="P165">OUT(f): <text:s/>Fc=0, A=error code</text:p>
      <text:p text:style-name="P151"/>
      <text:p text:style-name="P151">Register status on return:</text:p>
      <text:p text:style-name="P151">......../.. same</text:p>
      <text:p text:style-name="P151">AFBCDEHL/IX different</text:p>
      <text:p text:style-name="P151"/>
      <text:p text:style-name="P151">This call allows <text:span text:style-name="T73">a long filename (or properly-formatted short filename) for an entry in the buffer returned by </text:span><text:span text:style-name="T12">DOS_CATALOG</text:span><text:span text:style-name="T3"> to be obtained. </text:span><text:span text:style-name="T6">It also returns additional directory entry details (date, time, file size).</text:span></text:p>
      <text:p text:style-name="P151"/>
      <text:p text:style-name="P133">NOTE: <text:span text:style-name="T2">No other +3DOS calls should be made between the </text:span>DOS_CATALOG <text:span text:style-name="T2">call and the (multiple) </text:span>IDE_GET_LFN <text:span text:style-name="T2">calls used to obtain the long filenames.</text:span></text:p>
      <text:p text:style-name="P57"/>
      <text:p text:style-name="P121">NOTE: <text:span text:style-name="T2">If the file entry is a directory, the filesize returned in HLIX will be zero.</text:span></text:p>
      <text:p text:style-name="P57"/>
      <text:p text:style-name="P57"/>
      <text:p text:style-name="P114">IDE_BROWSER ($01ba)</text:p>
      <text:p text:style-name="P114"/>
      <text:p text:style-name="P60">Run the file browser</text:p>
      <text:p text:style-name="P60"/>
      <text:p text:style-name="P65">IN: <text:s/>HL=address of supported filetypes buffer, laid out as follows:</text:p>
      <text:p text:style-name="P60"><text:s text:c="11"/>+0 (1 byte) <text:s/>Length of next entry, n</text:p>
      <text:p text:style-name="P60"><text:soft-page-break/><text:s text:c="11"/>+1 (n bytes) 1-3 byte extension, colon, optional BASIC command(s)</text:p>
      <text:p text:style-name="P60"><text:s text:c="8"/>If n=<text:span text:style-name="T81">$ff</text:span> there are no further entries.</text:p>
      <text:p text:style-name="P60"><text:s text:c="5"/>DE=address of $ff-terminated help text for 2 lines at bottom of screen</text:p>
      <text:p text:style-name="P80"><text:s text:c="5"/>A=browser capabilities mask, made by ORing together any of:</text:p>
      <text:p text:style-name="P80"><text:s text:c="12"/>$01, BROWSERCAPS_COPY <text:s text:c="2"/>- files may be copied</text:p>
      <text:p text:style-name="P80"><text:s text:c="12"/>$02, BROWSERCAPS_RENAME - files/dirs may be renamed</text:p>
      <text:p text:style-name="P80"><text:s text:c="12"/>$04, BROWSERCAPS_MKDIR <text:s/>- directories may be created</text:p>
      <text:p text:style-name="P80"><text:s text:c="12"/>$08, BROWSERCAPS_ERASE <text:s/>- files/<text:span text:style-name="T104">dirs</text:span> may be erased</text:p>
      <text:p text:style-name="P80"><text:s text:c="12"/>$10, BROWSERCAPS_REMOUNT- SD card may be remounted</text:p>
      <text:p text:style-name="P80"><text:s text:c="12"/>$80, BROWSERCAPS_SYSCFG - system use only - use browser.cfg</text:p>
      <text:p text:style-name="P80"><text:s text:c="5"/>Alternatively just use one of the two special values:</text:p>
      <text:p text:style-name="P80"><text:s text:c="12"/>$00, BROWSERCAPS_NONE <text:s text:c="2"/>- no special capabilities</text:p>
      <text:p text:style-name="P80"><text:s text:c="12"/>$1f, BROWSERCAPS_ALL <text:s text:c="3"/>- all capabilities enabled</text:p>
      <text:p text:style-name="P60"/>
      <text:p text:style-name="P60">OUT(s): <text:s/>Fc=1</text:p>
      <text:p text:style-name="P60"><text:s text:c="9"/>If Fz=1, ENTER was pressed with a filetype that is present in the</text:p>
      <text:p text:style-name="P60"><text:s text:c="18"/>filetype buffer, and:</text:p>
      <text:p text:style-name="P60"><text:s text:c="18"/>HL=address of short filename (terminated with $ff) in RAM 7</text:p>
      <text:p text:style-name="P60"><text:s text:c="9"/>If Fz=0, SPACE/BREAK was pressed</text:p>
      <text:p text:style-name="P60">OUT(f): <text:s/>Fc=0, <text:span text:style-name="T82">A=error</text:span></text:p>
      <text:p text:style-name="P154"/>
      <text:p text:style-name="P154">Register status on return:</text:p>
      <text:p text:style-name="P154">......../.. same</text:p>
      <text:p text:style-name="P154">AFBCDEHL/IX different</text:p>
      <text:p text:style-name="P61"/>
      <text:p text:style-name="P60">NOTES:</text:p>
      <text:p text:style-name="P60"/>
      <text:p text:style-name="P60">The help text can contain <text:span text:style-name="T78">any</text:span> standard <text:span text:style-name="T79">full-screen mode </text:span>window control codes, but if <text:span text:style-name="T77">the </text:span>character size is changed, it should be changed back to size 5 at the end.</text:p>
      <text:p text:style-name="P60"/>
      <text:p text:style-name="P81">It is intended that applications wishing to use the Browser as a “save file” dialog should direct the user to navigate to the correct drive/directory and press SPACE. At this point the call will exit with the current drive and directory set as the user selected and Fz=0 to indicate SPACE was pressed. Since the screen is not cleared on exit, the application can then request input of the filename on the bottom two lines of the screen, giving a seamless user experience.</text:p>
      <text:p text:style-name="P60"/>
      <text:p text:style-name="P60">Call does not return if a supported filetype was selected which had anything following the colon in the filetype buffer. In this case, the additional data is treated as <text:span text:style-name="T91">plain text, then tokenized</text:span> and executed <text:span text:style-name="T91">as a BASIC command</text:span>. <text:span text:style-name="T91">NOTE: No terminator should be added to the end of the command.</text:span></text:p>
      <text:p text:style-name="P60"/>
      <text:p text:style-name="P76">The <text:span text:style-name="T8">? </text:span>character may be used as a wildcard to match a single character in the filetype.</text:p>
      <text:p text:style-name="P76"/>
      <text:p text:style-name="P75">The * character may be used as a wildcard to match remaining characters in the filetype.</text:p>
      <text:p text:style-name="P60"/>
      <text:p text:style-name="P64">Most applications will not want a BASIC command to be executed and so should provide a simple list of all the filetypes that they want to be selectable.</text:p>
      <text:p text:style-name="P64"/>
      <text:p text:style-name="P64"><text:span text:style-name="T92">E</text:span>xample <text:span text:style-name="T92">filetype buffer contents</text:span>:</text:p>
      <text:p text:style-name="P60"><text:tab/>defb<text:tab/>4<text:tab/><text:tab/><text:tab/>; <text:span text:style-name="T80">length of first entry</text:span></text:p>
      <text:p text:style-name="P60"><text:tab/>defm<text:tab/>“XYZ:”<text:tab/><text:tab/>; <text:span text:style-name="T91">match this filetype and return to caller with it</text:span></text:p>
      <text:p text:style-name="P60"><text:tab/>defb<text:tab/><text:span text:style-name="T91">12</text:span><text:tab/><text:tab/><text:tab/>; <text:span text:style-name="T80">length of second entry</text:span></text:p>
      <text:p text:style-name="P60"><text:tab/>defm<text:tab/>“X:.<text:span text:style-name="T91">hexdump |</text:span>”<text:tab/>; <text:span text:style-name="T91">match this filetype and execute .hexdump on it</text:span></text:p>
      <text:p text:style-name="P60"><text:tab/><text:span text:style-name="T90">defb<text:tab/>3<text:tab/><text:tab/><text:tab/>; length of third entry</text:span></text:p>
      <text:p text:style-name="P60"><text:tab/><text:span text:style-name="T90">defm<text:tab/>“Z?:”<text:tab/><text:tab/><text:tab/>; matches .z3, .z4, .z5 etc</text:span></text:p>
      <text:p text:style-name="P60"><text:tab/><text:span text:style-name="T93">defb<text:tab/>3<text:tab/><text:tab/><text:tab/>; length of fourth entry</text:span></text:p>
      <text:p text:style-name="P60"><text:tab/><text:span text:style-name="T93">defm<text:tab/>“Z*:”<text:tab/><text:tab/><text:tab/>; matches .z, .zip etc</text:span></text:p>
      <text:p text:style-name="P60"><text:soft-page-break/><text:tab/>defb<text:tab/><text:span text:style-name="T81">$ff</text:span><text:tab/><text:tab/><text:tab/>; <text:span text:style-name="T80">table terminator</text:span></text:p>
      <text:p text:style-name="P60"/>
      <text:p text:style-name="P75">To match all files, you can provide a simple table like this:</text:p>
      <text:p text:style-name="P75"><text:tab/>defb<text:tab/>2</text:p>
      <text:p text:style-name="P75"><text:tab/>defm<text:tab/>“*:”</text:p>
      <text:p text:style-name="P75"><text:tab/>defb<text:tab/>$ff</text:p>
      <text:p text:style-name="P60"/>
      <text:p text:style-name="P62"/>
      <text:p text:style-name="P115">IDE_B<text:span text:style-name="T83">ANK</text:span> ($01b<text:span text:style-name="T83">d</text:span>)</text:p>
      <text:p text:style-name="P63"/>
      <text:p text:style-name="P66">Allocate or free 8K RAM banks in main ZX memory or DivMMC memory</text:p>
      <text:p text:style-name="P66"/>
      <text:p text:style-name="P66">IN: <text:s/>H=bank type:</text:p>
      <text:p text:style-name="P66"><text:s text:c="8"/>rc_banktype_zx <text:span text:style-name="T84">(0)</text:span>, ZX memory half-banks (8K size)</text:p>
      <text:p text:style-name="P66"><text:s text:c="8"/>rc_banktype_mmc <text:span text:style-name="T84">(1),</text:span> DivMMC memory banks (8K size)</text:p>
      <text:p text:style-name="P66"><text:s text:c="5"/>L=reason:</text:p>
      <text:p text:style-name="P66"><text:tab/> <text:s/><text:span text:style-name="T84">rc_</text:span>bank_total <text:span text:style-name="T84">(0)</text:span>, return total number of <text:span text:style-name="T84">8K </text:span>banks <text:span text:style-name="T84">of specified type</text:span></text:p>
      <text:p text:style-name="P66"><text:tab/> <text:s/>rc_bank_alloc <text:span text:style-name="T84">(1)</text:span>, allocate <text:span text:style-name="T84">next available </text:span>8K bank</text:p>
      <text:p text:style-name="P66"><text:tab/> <text:s/>rc_bank_reserve <text:span text:style-name="T84">(2)</text:span>, reserve bank specified in E <text:span text:style-name="T84">(0..total-1)</text:span></text:p>
      <text:p text:style-name="P66"><text:tab/> <text:s/><text:span text:style-name="T84">rc_bank_free (3), </text:span>free bank specified in E <text:span text:style-name="T84">(0..total-1)</text:span></text:p>
      <text:p text:style-name="P66"><text:s text:c="5"/>E=8K bank ID (0..total-1), for rc_bank_reserve/rc_bank_free</text:p>
      <text:p text:style-name="P66"/>
      <text:p text:style-name="P66"><text:span text:style-name="T84">OUT(s)</text:span>: <text:s/>Fc=1</text:p>
      <text:p text:style-name="P66"><text:s text:c="9"/>E=8K bank ID (0..total-1), for rc_bank_alloc</text:p>
      <text:p text:style-name="P66"><text:s text:c="9"/>E=total number of 8K banks of specified type, for rc_bank_total</text:p>
      <text:p text:style-name="P66"/>
      <text:p text:style-name="P66"><text:span text:style-name="T84">OUT(f):</text:span> <text:s/>Fc=0</text:p>
      <text:p text:style-name="P66"><text:s text:c="9"/>A=error: rc_inuse if no available banks to allocate</text:p>
      <text:p text:style-name="P66"><text:s text:c="18"/>rc_badparam if <text:span text:style-name="T85">H, L or E</text:span> is invalid</text:p>
      <text:p text:style-name="P66"/>
      <text:p text:style-name="P155">Register status on return:</text:p>
      <text:p text:style-name="P155">......../.. same</text:p>
      <text:p text:style-name="P155">AFBCDEHL/IX different</text:p>
      <text:p text:style-name="P155"/>
      <text:p text:style-name="P156">NOTE:</text:p>
      <text:p text:style-name="P157"/>
      <text:p text:style-name="P157">This call is provided for applications that wish to co-exist with other applications, dot commands and BASIC programs without overwriting each other's memory.</text:p>
      <text:p text:style-name="P157"/>
      <text:p text:style-name="P157">Bank IDs are for 8K half-banks, numbered from 0 upwards. For ZX memory they can be paged using the MMU instructions.</text:p>
      <text:p text:style-name="P157"/>
      <text:p text:style-name="P157">Next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157"/>
      <text:p text:style-name="P180">NextOS/NextBASIC also owns the layer 2 banks (normally 16K banks 9,10,11: 8K banks 18-23, but may have been changed by the LAYER BANK command). However, you can use such banks if you are in control of the system and not using layer 2: the current layer 2 banks can be found by reading Next registers $12 and $13 to find the base of the current front and back buffers, respectively.</text:p>
      <text:p text:style-name="P157"/>
      <text:p text:style-name="P156">Take care to free any banks you allocate before exiting, otherwise they will be unavailable to the user until after a reset<text:span text:style-name="T86">. A NEW command *does not* free reserved banks back into the system.</text:span></text:p>
      <text:p text:style-name="P156"/>
      <text:p text:style-name="P156"/>
      <text:p text:style-name="P156"/>
      <text:p text:style-name="P156"/>
      <text:p text:style-name="P116"><text:soft-page-break/>IDE_B<text:span text:style-name="T83">ASIC</text:span> ($01<text:span text:style-name="T88">c0</text:span>)</text:p>
      <text:p text:style-name="P70"/>
      <text:p text:style-name="P70">Execute a BASIC command line</text:p>
      <text:p text:style-name="P70"/>
      <text:p text:style-name="P70">IN: <text:s/>HL=address of tokenized BASIC command line, terminated with $0d</text:p>
      <text:p text:style-name="P70"/>
      <text:p text:style-name="P70">OUT(s): <text:s/>Fc=1</text:p>
      <text:p text:style-name="P70"><text:s text:c="9"/>System variable ERR_NR contains generated BASIC error code-1</text:p>
      <text:p text:style-name="P70"><text:tab/> <text:s text:c="2"/>($ff means BASIC command completed successfully)</text:p>
      <text:p text:style-name="P67"/>
      <text:p text:style-name="P158">Register status on return:</text:p>
      <text:p text:style-name="P158">......../.. same</text:p>
      <text:p text:style-name="P158">AFBCDEHL/IX different</text:p>
      <text:p text:style-name="P70"/>
      <text:p text:style-name="P70">NOTES:</text:p>
      <text:p text:style-name="P70"/>
      <text:p text:style-name="P70">This call must be made with the ROM2/RAM5/RAM2/RAM0 memory configuration rather than the usual +3DOS configuration. The stack must be located between STKEND and RAMTOP (the normal location for the stack during BASIC operation).</text:p>
      <text:p text:style-name="P70"/>
      <text:p text:style-name="P70">Any number of BASIC commands may be executed, separated by colons (:), and the line must be terminated with an ENTER character ($0d).</text:p>
      <text:p text:style-name="P70"/>
      <text:p text:style-name="P70">This call may be particularly useful for setting particular screen modes with the LAYER command, which will ensure that the system variables are correctly set up for printing to windows or the main screen in the selected mode.</text:p>
      <text:p text:style-name="P70"/>
      <text:p text:style-name="P70"/>
      <text:p text:style-name="P70"/>
      <text:p text:style-name="P70"/>
      <text:p text:style-name="P117">IDE_<text:span text:style-name="T98">WINDOW</text:span>_LINEIN ($01c3)</text:p>
      <text:p text:style-name="P117"/>
      <text:p text:style-name="P72">Input line from current <text:span text:style-name="T98">window</text:span> stream</text:p>
      <text:p text:style-name="P72"/>
      <text:p text:style-name="P72">IN: <text:s/>required <text:span text:style-name="T98">window</text:span> has been made current via ROM 3 / $1601</text:p>
      <text:p text:style-name="P72"><text:s text:c="5"/>HL=buffer address <text:span text:style-name="T98">(must lie entirely below $c000)</text:span></text:p>
      <text:p text:style-name="P72"><text:s text:c="5"/><text:span text:style-name="T98">A</text:span>=buffer size <text:span text:style-name="T98">(1..255 bytes)</text:span></text:p>
      <text:p text:style-name="P72"><text:s text:c="5"/><text:span text:style-name="T98">E=number of characters already in the input buffer (0 for an entirely new</text:span></text:p>
      <text:p text:style-name="P72"><text:s text:c="7"/><text:span text:style-name="T98">input). Must be less than A.</text:span></text:p>
      <text:p text:style-name="P72"/>
      <text:p text:style-name="P72">OUT: <text:span text:style-name="T98">E</text:span>=number of characters <text:span text:style-name="T98">returned in input buffer</text:span></text:p>
      <text:p text:style-name="P159"/>
      <text:p text:style-name="P159">Register status on return:</text:p>
      <text:p text:style-name="P159">......../.. same</text:p>
      <text:p text:style-name="P159">AFBCDEHL/IX different</text:p>
      <text:p text:style-name="P71"/>
      <text:p text:style-name="P71">NOTES:</text:p>
      <text:p text:style-name="P72"/>
      <text:p text:style-name="P167">This call <text:span text:style-name="T98">invokes the window line input handler, allowing the user to enter new characters and edit the input with the cursor keys and delete.</text:span></text:p>
      <text:p text:style-name="P167"/>
      <text:p text:style-name="P171">The input buffer can be primed with an initial string for the user to edit. If this is the case, E should be set to the number of characters in the initial string (otherwise, set E=0).</text:p>
      <text:p text:style-name="P171"/>
      <text:p text:style-name="P73">+3 BASIC errors may be invoked</text:p>
      <text:p text:style-name="P166"/>
      <text:p text:style-name="P166"/>
      <text:p text:style-name="P118">IDE_<text:span text:style-name="T94">WINDOW_STRING</text:span> ($01c<text:span text:style-name="T94">6</text:span>)</text:p>
      <text:p text:style-name="P118"/>
      <text:p text:style-name="P168">Output string to <text:span text:style-name="T95">current </text:span>window <text:span text:style-name="T95">stream</text:span></text:p>
      <text:p text:style-name="P168"/>
      <text:p text:style-name="P168"><text:soft-page-break/>IN: <text:s/>required window has been made current via ROM 3 / $1601</text:p>
      <text:p text:style-name="P168"><text:s text:c="5"/>HL=address of string <text:span text:style-name="T96">(must lie entirely below $c000)</text:span></text:p>
      <text:p text:style-name="P168"><text:s text:c="5"/>E=string termination condition:</text:p>
      <text:p text:style-name="P168"><text:s text:c="7"/>if E=$ff, string is terminated with a $ff character</text:p>
      <text:p text:style-name="P168"><text:s text:c="7"/>if E=$80, last character in the string has bit 7 set</text:p>
      <text:p text:style-name="P168"><text:s text:c="7"/>if E&lt;$80, E=number of characters in the string (may be</text:p>
      <text:p text:style-name="P168"><text:s text:c="17"/>terminated earlier with $ff)</text:p>
      <text:p text:style-name="P168">OUT: -</text:p>
      <text:p text:style-name="P168"/>
      <text:p text:style-name="P168">Register status on return:</text:p>
      <text:p text:style-name="P168">......../.. same</text:p>
      <text:p text:style-name="P168">AFBCDEHL/IX different</text:p>
      <text:p text:style-name="P168"/>
      <text:p text:style-name="P168">NOTES:</text:p>
      <text:p text:style-name="P77"/>
      <text:p text:style-name="P77">This call is intended for efficient outputting of strings to window channels, avoiding the significant per-character overhead associated with outputting each individual character via RST $10 or IDE_STREAM_OUT.</text:p>
      <text:p text:style-name="P74"/>
      <text:p text:style-name="P168">+3 BASIC errors may be invoked</text:p>
      <text:p text:style-name="P173"/>
      <text:p text:style-name="P173"/>
      <text:p text:style-name="P173"/>
      <text:p text:style-name="P173"><text:span text:style-name="T28">IDE_</text:span><text:span text:style-name="T29">INTEGER_VAR</text:span><text:span text:style-name="T28"> ($01c</text:span><text:span text:style-name="T29">9</text:span><text:span text:style-name="T28">)</text:span></text:p>
      <text:p text:style-name="P119"/>
      <text:p text:style-name="P175">Get or set NextBASIC integer variable</text:p>
      <text:p text:style-name="P169"/>
      <text:p text:style-name="P169">IN: <text:s/><text:span text:style-name="T100">B=0 for standard variable, B=1 for array</text:span></text:p>
      <text:p text:style-name="P175"><text:s text:c="5"/>C=variable number (0=A,1=B...25=Z)</text:p>
      <text:p text:style-name="P175"><text:s text:c="5"/>L=array index (0..63) if B=1</text:p>
      <text:p text:style-name="P175"><text:s text:c="5"/>H=0 to get variable, 1 to set variable</text:p>
      <text:p text:style-name="P175"><text:s text:c="5"/>DE=value (if H=1)</text:p>
      <text:p text:style-name="P175"/>
      <text:p text:style-name="P177"><text:span text:style-name="T33">OUT(s)</text:span><text:span text:style-name="T32">: <text:s/>Fc=1</text:span></text:p>
      <text:p text:style-name="P175"><text:s text:c="9"/>DE=value (if H=0)</text:p>
      <text:p text:style-name="P78"/>
      <text:p text:style-name="P68"><text:span text:style-name="T84">OUT(f):</text:span> <text:s/>Fc=0</text:p>
      <text:p text:style-name="P68"><text:s text:c="9"/>A=error: rc_badparam if <text:span text:style-name="T85">H, L or E</text:span> is invalid</text:p>
      <text:p text:style-name="P68"/>
      <text:p text:style-name="P169">Register status on return:</text:p>
      <text:p text:style-name="P169">......../.. same</text:p>
      <text:p text:style-name="P169">AFBCDEHL/IX different</text:p>
      <text:p text:style-name="P169"/>
      <text:p text:style-name="P175">NOTE:</text:p>
      <text:p text:style-name="P175"/>
      <text:p text:style-name="P175">This call provides a convenient interface to pass values between BASIC and machine-code processes.</text:p>
      <text:p text:style-name="P129"/>
      <text:p text:style-name="P174"/>
      <text:p text:style-name="P174"><text:span text:style-name="T28">IDE_</text:span><text:span text:style-name="T30">RTC</text:span><text:span text:style-name="T28"> ($01c</text:span><text:span text:style-name="T30">c</text:span><text:span text:style-name="T28">)</text:span></text:p>
      <text:p text:style-name="P120"/>
      <text:p text:style-name="P179">Query the real-time-clock module</text:p>
      <text:p text:style-name="P170"/>
      <text:p text:style-name="P170">IN: <text:s/>-</text:p>
      <text:p text:style-name="P176"/>
      <text:p text:style-name="P178"><text:span text:style-name="T33">OUT(s)</text:span><text:span text:style-name="T32">: <text:s/>Fc=1</text:span></text:p>
      <text:p text:style-name="P176"><text:s text:c="9"/><text:span text:style-name="T107">BC=date, in MS-DOS format</text:span></text:p>
      <text:p text:style-name="P176"><text:tab/> <text:s text:c="2"/><text:span text:style-name="T107">DE=time, in MS-DOS format</text:span></text:p>
      <text:p text:style-name="P79"/>
      <text:p text:style-name="P69"><text:span text:style-name="T84">OUT(f):</text:span> <text:s/>Fc=0, <text:span text:style-name="T107">real-time-clock module not present</text:span></text:p>
      <text:p text:style-name="P69"/>
      <text:p text:style-name="P170"><text:soft-page-break/>Register status on return:</text:p>
      <text:p text:style-name="P170">......../.. same</text:p>
      <text:p text:style-name="P170">AFBCDEHL/IX different</text:p>
      <text:p text:style-name="P170"/>
      <text:p text:style-name="P179">NOTE:</text:p>
      <text:p text:style-name="P179"/>
      <text:p text:style-name="P179">This call returns the results provided by the RTC.SYS loadable module.</text:p>
      <text:p text:style-name="P184">Error codes</text:p>
      <text:p text:style-name="P128"/>
      <text:p text:style-name="P58">The error codes that may be returned by +3DOS/IDEDOS calls are as follows:</text:p>
      <text:p text:style-name="P58">Recoverable disk errors:</text:p>
      <text:p text:style-name="P58"/>
      <text:p text:style-name="P58">0<text:tab/>rc_ready<text:tab/><text:tab/>Drive not ready</text:p>
      <text:p text:style-name="P58">1<text:tab/>rc_wp<text:tab/><text:tab/><text:tab/>Disk is write protected</text:p>
      <text:p text:style-name="P58">2<text:tab/>rc_seek<text:tab/><text:tab/>Seek fail</text:p>
      <text:p text:style-name="P58">3<text:tab/>rc_crc<text:tab/><text:tab/>CRC data error</text:p>
      <text:p text:style-name="P58">4<text:tab/>rc_nodata<text:tab/><text:tab/>No data</text:p>
      <text:p text:style-name="P58">5<text:tab/>rc_mark<text:tab/><text:tab/>Missing address mark</text:p>
      <text:p text:style-name="P58">6<text:tab/>rc_unrecog<text:tab/><text:tab/>Unrecognised disk format</text:p>
      <text:p text:style-name="P58">7<text:tab/>rc_unknown<text:tab/><text:tab/>Unknown disk error</text:p>
      <text:p text:style-name="P58">8<text:tab/>rc_diskchg<text:tab/><text:tab/>Disk changed whilst +3DOS was using it</text:p>
      <text:p text:style-name="P58">9<text:tab/>rc_unsuit<text:tab/><text:tab/>Unsuitable media for drive</text:p>
      <text:p text:style-name="P58"/>
      <text:p text:style-name="P58">Non-recoverable errors:</text:p>
      <text:p text:style-name="P58"/>
      <text:p text:style-name="P58">20<text:tab/>rc_badname<text:tab/><text:tab/>Bad filename</text:p>
      <text:p text:style-name="P58">21<text:tab/>rc_badparam<text:tab/><text:tab/>Bad parameter</text:p>
      <text:p text:style-name="P58">22<text:tab/>rc_nodrive<text:tab/><text:tab/>Drive not found</text:p>
      <text:p text:style-name="P58">23<text:tab/>rc_nofile<text:tab/><text:tab/>File not found</text:p>
      <text:p text:style-name="P58">24<text:tab/>rc_exists<text:tab/><text:tab/>File already exists</text:p>
      <text:p text:style-name="P58">25<text:tab/>rc_eof<text:tab/><text:tab/>End of file</text:p>
      <text:p text:style-name="P58">26<text:tab/>rc_diskfull<text:tab/><text:tab/>Disk full</text:p>
      <text:p text:style-name="P58">27<text:tab/>rc_dirfull<text:tab/><text:tab/>Directory full</text:p>
      <text:p text:style-name="P58">28<text:tab/>rc_ro<text:tab/><text:tab/><text:tab/>Read-only file</text:p>
      <text:p text:style-name="P58">29<text:tab/>rc_number<text:tab/><text:tab/>File number not open (or open with wrong access)</text:p>
      <text:p text:style-name="P58">30<text:tab/>rc_denied<text:tab/><text:tab/>Access denied</text:p>
      <text:p text:style-name="P58">31<text:tab/>rc_norename<text:tab/><text:tab/>Cannot rename between drives</text:p>
      <text:p text:style-name="P58">32<text:tab/>rc_extent<text:tab/><text:tab/>Extent missing</text:p>
      <text:p text:style-name="P58">33<text:tab/>rc_uncached<text:tab/><text:tab/>Uncached</text:p>
      <text:p text:style-name="P58">34<text:tab/>rc_toobig<text:tab/><text:tab/>File too big</text:p>
      <text:p text:style-name="P58">35<text:tab/>rc_notboot<text:tab/><text:tab/>Disk not bootable</text:p>
      <text:p text:style-name="P58">36<text:tab/>rc_inuse<text:tab/><text:tab/>Drive in use</text:p>
      <text:p text:style-name="P58"/>
      <text:p text:style-name="P58">56<text:tab/>rc_invpartition<text:tab/>Invalid partition</text:p>
      <text:p text:style-name="P58">57<text:tab/>rc_partexist<text:tab/>Partition already exists</text:p>
      <text:p text:style-name="P58">58<text:tab/>rc_notimp<text:tab/><text:tab/>Not implemented</text:p>
      <text:p text:style-name="P58">59<text:tab/>rc_partopen<text:tab/><text:tab/>Partition open</text:p>
      <text:p text:style-name="P58">60<text:tab/>rc_nohandle<text:tab/><text:tab/><text:span text:style-name="T76">Out of handles</text:span></text:p>
      <text:p text:style-name="P59">61<text:tab/>rc_notswap<text:tab/><text:tab/>Not a swap partition</text:p>
      <text:p text:style-name="P59">62<text:tab/>rc_mapped<text:tab/><text:tab/>Drive already mapped</text:p>
      <text:p text:style-name="P59">63<text:tab/>rc_noxdpb<text:tab/><text:tab/>No XDPB</text:p>
      <text:p text:style-name="P59">64<text:tab/>rc_noswap<text:tab/><text:tab/>No suitable swap partition</text:p>
      <text:p text:style-name="P59">65<text:tab/>rc_invdevice<text:tab/>Invalid device</text:p>
      <text:p text:style-name="P59">67<text:tab/>rc_cmdphase<text:tab/><text:tab/>Command phase error</text:p>
      <text:p text:style-name="P59">68<text:tab/>rc_dataphase<text:tab/>Data phase error</text:p>
      <text:p text:style-name="P59">69<text:tab/>rc_notdir<text:tab/><text:tab/>Not a directory</text:p>
      <text:p text:style-name="P59"/>
      <text:p text:style-name="P187">The esxDOS-compatible API</text:p>
      <text:p text:style-name="P123"/>
      <text:p text:style-name="P82">The esxDOS-compatible API is a bit simpler to use than the +3DOS-compatible API.</text:p>
      <text:p text:style-name="P82"/>
      <text:p text:style-name="P82">To make a call, you only need to set up the entry parameters as indicated and perform a <text:span text:style-name="T8">RST $08; DEFB hook_code</text:span>. <text:span text:style-name="T116">On return, registers AF,BC,DE,HL will all be changed. IX,IY and the alternate registers are never changed (except for </text:span><text:span text:style-name="T17">M_P3DOS</text:span><text:span text:style-name="T116">).</text:span></text:p>
      <text:p text:style-name="P82"/>
      <text:p text:style-name="P82">(Note that the standard 48K BASIC ROM must be paged in to the bottom of memory, but this is the usual situation after starting a machine code program with a <text:span text:style-name="T8">USR </text:span>function call).</text:p>
      <text:p text:style-name="P82"/>
      <text:p text:style-name="P82">Notice that error codes are different from those returned by +3DOS calls, and also the carry flag is SET for an error condition when returning from an esxDOS call (instead of RESET, as is the case for +3DOS).</text:p>
      <text:p text:style-name="P82"/>
      <text:p text:style-name="P220">If desired, you can use the <text:span text:style-name="T8">M_GETERR </text:span>hook to generate a BASIC error report for any error returned, or even use it to generate your own custom BASIC error report.</text:p>
      <text:p text:style-name="P82"/>
      <text:p text:style-name="P87">All of the calls where a filename is specified will accept long filenames (LFNs) and most will accept wildcards (for an operation such as F_OPEN where a single file is always used, the first matching filename will be used).</text:p>
      <text:p text:style-name="P123"/>
      <text:p text:style-name="P123"/>
      <text:p text:style-name="P123">Dot commands</text:p>
      <text:p text:style-name="P123"/>
      <text:p text:style-name="P82">Dot commands can also be written using the esxDOS-compatible API. To write such a command, assemble your code to run at origin $2000 (8192), and save the binary file without an extension to the C:/BIN/ directory. (Alternatively, a dot command may be run from any directory by fully-pathing it, or from the Browser by adding a .DOT extension).</text:p>
      <text:p text:style-name="P82"/>
      <text:p text:style-name="P82"/>
      <text:p text:style-name="P82">When writing dot commands, the entry parameters <text:span text:style-name="T123">used </text:span>for hook codes are slightly different: HL <text:span text:style-name="T123">should be</text:span> used instead of IX. Exit parameters are unchanged.</text:p>
      <text:p text:style-name="P82"/>
      <text:p text:style-name="P82"/>
      <text:p text:style-name="P82">As well as <text:span text:style-name="T8">RST $08 </text:span>for hook codes, two further restarts may be used:</text:p>
      <text:p text:style-name="P122"/>
      <text:p text:style-name="P122">RST $10</text:p>
      <text:p text:style-name="P82">Print the character in A (NOTE: A must not be $80).</text:p>
      <text:p text:style-name="P122"/>
      <text:p text:style-name="P122">RST $18<text:span text:style-name="T2">; </text:span>DEFW address</text:p>
      <text:p text:style-name="P83">Call a routine in the standard 48K BASIC ROM.</text:p>
      <text:p text:style-name="P83"/>
      <text:p text:style-name="P83"><text:span text:style-name="T111">If a BASIC error occurs during a </text:span><text:span text:style-name="T15">RST $10 </text:span><text:span text:style-name="T111">or </text:span><text:span text:style-name="T15">RST $18 </text:span><text:span text:style-name="T111">call (eg the user presses BREAK at a “scroll?” prompt) the dot command will be terminated and the error reported, unless you have registered an error handler with the </text:span><text:span text:style-name="T15">M_ERRH </text:span><text:span text:style-name="T111">hook.</text:span></text:p>
      <text:p text:style-name="P82"/>
      <text:p text:style-name="P82"/>
      <text:p text:style-name="P82">The maximum code/data size available is 8K. It is permissable to relocate the stack to within the 8K area if desired (except when calling an external ROM with <text:span text:style-name="T8">RST $10, RST $18 </text:span>or the <text:span text:style-name="T8">M_P3DOS </text:span>hook code).</text:p>
      <text:p text:style-name="P82"/>
      <text:p text:style-name="P199"/>
      <text:p text:style-name="P199">On entry to your dot command, HL contains the address of the arguments following the command name (or 0 if there are no arguments). <text:span text:style-name="T124">Additionally, BC contains the address of the entire command line (including the command name but excluding the leading “.”).</text:span></text:p>
      <text:p text:style-name="P199"/>
      <text:p text:style-name="P199"><text:soft-page-break/>The arguments/<text:span text:style-name="T124">command line</text:span> may be terminated by $00, $0d or ':' (since the address usually points within a BASIC statement, <text:span text:style-name="T124">but may also be a system-supplied null-terminated line</text:span>).</text:p>
      <text:p text:style-name="P199"/>
      <text:p text:style-name="Preformatted_20_Text"><text:span text:style-name="T34">If your dot command is &gt;8K in length, only the first 8K is loaded (at $2000), but the file is left open (with the pointer directly after the first 8K). It is possible to obtain the file handle using the </text:span><text:span text:style-name="T31">M_GETHANDLE </text:span><text:span text:style-name="T34">hook. This allows you to read further code/data from your dot command into another memory area (perhaps a bank allocated using </text:span><text:span text:style-name="T31">IDE_BANK </text:span><text:span text:style-name="T34">via </text:span><text:span text:style-name="T31">M_P3DOS</text:span><text:span text:style-name="T34">) or into the standard 8K area as required.</text:span></text:p>
      <text:p text:style-name="P198"/>
      <text:p text:style-name="P198"/>
      <text:p text:style-name="P82">On exit from your dot command, <text:span text:style-name="T111">return with the the carry flag reset if execution was successful.</text:span></text:p>
      <text:p text:style-name="P82"/>
      <text:p text:style-name="P84">To report a standard esxDOS error, set the carry flag and return with A=error.</text:p>
      <text:p text:style-name="P84"/>
      <text:p text:style-name="P84">To generate a custom error report, set the carry flag and return with A=0 and HL=address of error message (last character must have bit 7 set).</text:p>
      <text:p text:style-name="P84"/>
      <text:p text:style-name="P188">The following calls are available in the esxDOS-compatible API:</text:p>
      <text:p text:style-name="P124"/>
      <text:p text:style-name="P85"/>
      <text:p text:style-name="P85">; Low-level calls</text:p>
      <text:p text:style-name="P85"/>
      <text:p text:style-name="P85">disk_filemap <text:s text:c="6"/>; $85 (133)<text:tab/><text:tab/>obtain file allocation map</text:p>
      <text:p text:style-name="P85">disk_strmstart <text:s text:c="4"/>; $86 (134)<text:tab/><text:tab/>start streaming operation</text:p>
      <text:p text:style-name="P85">disk_strmend <text:s text:c="6"/>; $87 (135)<text:tab/><text:tab/>end streaming operation</text:p>
      <text:p text:style-name="P85"/>
      <text:p text:style-name="P85">; Miscellaneous calls.</text:p>
      <text:p text:style-name="P85"/>
      <text:p text:style-name="P85">m_dosversion <text:s text:c="6"/>; $88 (136)<text:tab/><text:tab/>get NextOS version/mode information</text:p>
      <text:p text:style-name="P85">m_getsetdrv <text:s text:c="7"/>; $89 (137)<text:tab/><text:tab/>get/set default drive</text:p>
      <text:p text:style-name="P85">m_tapein <text:s text:c="10"/>; $8b (139)<text:tab/><text:tab/>tape redirection control (input)</text:p>
      <text:p text:style-name="P85">m_tapeout <text:s text:c="9"/>; $8c (140)<text:tab/><text:tab/>tape redirection control (output)</text:p>
      <text:p text:style-name="P206">m_<text:span text:style-name="T129">gethandle </text:span><text:s text:c="7"/>; $8<text:span text:style-name="T129">d</text:span> (14<text:span text:style-name="T129">1</text:span>)<text:tab/><text:tab/><text:span text:style-name="T129">get handle for current</text:span> dot command</text:p>
      <text:p text:style-name="P205">m_getdate <text:s text:c="9"/>; $8e (142)<text:tab/><text:tab/>get current date/time</text:p>
      <text:p text:style-name="P206">m_execcmd <text:s text:c="9"/>; $8<text:span text:style-name="T129">f</text:span> (14<text:span text:style-name="T129">3</text:span>)<text:tab/><text:tab/>execute a dot command</text:p>
      <text:p text:style-name="P218">m_geterr <text:s text:c="10"/>; $93 (147)<text:tab/><text:tab/>get or generate error message</text:p>
      <text:p text:style-name="P205">m_p3dos <text:s text:c="11"/>; $94 (148)<text:tab/><text:tab/>execute +3DOS/IDEDOS/NextOS call</text:p>
      <text:p text:style-name="P85">m_errh <text:s text:c="12"/>; $95 (149)<text:tab/><text:tab/>register dot command error handler</text:p>
      <text:p text:style-name="P85"/>
      <text:p text:style-name="P85">; File calls.</text:p>
      <text:p text:style-name="P85"/>
      <text:p text:style-name="P85">f_open <text:s text:c="12"/>; $9a (154)<text:tab/><text:tab/>open file</text:p>
      <text:p text:style-name="P85">f_close <text:s text:c="11"/>; $9b (155)<text:tab/><text:tab/>close file</text:p>
      <text:p text:style-name="P85">f_sync <text:s text:c="12"/>; $9c (156)<text:tab/><text:tab/>sync file changes to disk</text:p>
      <text:p text:style-name="P85">f_read <text:s text:c="12"/>; $9d (157)<text:tab/><text:tab/>read file</text:p>
      <text:p text:style-name="P85">f_write <text:s text:c="11"/>; $9e (158)<text:tab/><text:tab/>write file</text:p>
      <text:p text:style-name="P85">f_seek <text:s text:c="12"/>; $9f (159)<text:tab/><text:tab/>set file position</text:p>
      <text:p text:style-name="P85">f_fgetpos <text:s text:c="9"/>; $a0 (160)<text:tab/><text:tab/>get file position</text:p>
      <text:p text:style-name="P85">f_fstat <text:s text:c="11"/>; $a1 (161)<text:tab/><text:tab/>get open file information</text:p>
      <text:p text:style-name="P85">f_ftruncate <text:s text:c="7"/>; $a2 (162)<text:tab/><text:tab/>truncate/extend open file</text:p>
      <text:p text:style-name="P85">f_opendir <text:s text:c="9"/>; $a3 (163)<text:tab/><text:tab/>open directory for reading</text:p>
      <text:p text:style-name="P85">f_readdir <text:s text:c="9"/>; $a4 (164)<text:tab/><text:tab/>read directory entry</text:p>
      <text:p text:style-name="P85">f_telldir <text:s text:c="9"/>; $a5 (165)<text:tab/><text:tab/>get directory position</text:p>
      <text:p text:style-name="P85">f_seekdir <text:s text:c="9"/>; $a6 (166)<text:tab/><text:tab/>set directory position</text:p>
      <text:p text:style-name="P85">f_rewinddir <text:s text:c="7"/>; $a7 (167)<text:tab/><text:tab/>rewind to start of directory</text:p>
      <text:p text:style-name="P85">f_getcwd <text:s text:c="10"/>; $a8 (168)<text:tab/><text:tab/>get current working directory</text:p>
      <text:p text:style-name="P85">f_chdir <text:s text:c="11"/>; $a9 (169)<text:tab/><text:tab/>change directory</text:p>
      <text:p text:style-name="P85">f_mkdir <text:s text:c="11"/>; $aa (170)<text:tab/><text:tab/>make directory</text:p>
      <text:p text:style-name="P85">f_rmdir <text:s text:c="11"/>; $ab (171)<text:tab/><text:tab/>remove directory</text:p>
      <text:p text:style-name="P85">f_stat <text:s text:c="12"/>; $ac (172)<text:tab/><text:tab/>get unopen file information</text:p>
      <text:p text:style-name="P85">f_unlink <text:s text:c="10"/>; $ad (173)<text:tab/><text:tab/>delete file</text:p>
      <text:p text:style-name="P85">f_truncate <text:s text:c="8"/>; $ae (174)<text:tab/><text:tab/>truncate/extend unopen file</text:p>
      <text:p text:style-name="P85">f_chmod <text:s text:c="11"/>; $af (175)<text:tab/><text:tab/>change file attributes</text:p>
      <text:p text:style-name="P85">f_rename <text:s text:c="10"/>; $b0 (176)<text:tab/><text:tab/>rename/move file</text:p>
      <text:p text:style-name="P85">f_getfree <text:s text:c="9"/>; $b1 (177)<text:tab/><text:tab/>get free space</text:p>
      <text:p text:style-name="P85"/>
      <text:p text:style-name="P189">esxDOS-compatible error codes</text:p>
      <text:p text:style-name="P125"/>
      <text:p text:style-name="P86">Unknown error <text:s text:c="17"/>; 0, esx_ok</text:p>
      <text:p text:style-name="P86">OK <text:s text:c="28"/>; 1, esx_eok</text:p>
      <text:p text:style-name="P86">Nonsense in esxDOS <text:s text:c="12"/>; 2, esx_nonsense</text:p>
      <text:p text:style-name="P86">Statement end error <text:s text:c="11"/>; 3, esx_estend</text:p>
      <text:p text:style-name="P86">Wrong file type <text:s text:c="15"/>; 4, esx_ewrtype</text:p>
      <text:p text:style-name="P86">No such file or dir <text:s text:c="11"/>; 5, esx_enoent</text:p>
      <text:p text:style-name="P86">I/O error <text:s text:c="21"/>; 6, esx_eio</text:p>
      <text:p text:style-name="P86">Invalid filename <text:s text:c="14"/>; 7, esx_einval</text:p>
      <text:p text:style-name="P86">Access denied <text:s text:c="17"/>; 8, esx_eacces</text:p>
      <text:p text:style-name="P86">Drive full <text:s text:c="20"/>; 9, esx_enospc</text:p>
      <text:p text:style-name="P86">Invalid i/o request <text:s text:c="11"/>; 10, esx_enxio</text:p>
      <text:p text:style-name="P86">No such drive <text:s text:c="17"/>; 11, esx_enodrv</text:p>
      <text:p text:style-name="P86">Too many files open <text:s text:c="11"/>; 12, esx_enfile</text:p>
      <text:p text:style-name="P86">Bad file number <text:s text:c="15"/>; 13, esx_ebadf</text:p>
      <text:p text:style-name="P86">No such device <text:s text:c="16"/>; 14, esx_enodev</text:p>
      <text:p text:style-name="P86">File pointer overflow <text:s text:c="9"/>; 15, esx_eoverflow</text:p>
      <text:p text:style-name="P86">Is a directory <text:s text:c="16"/>; 16, esx_eisdir</text:p>
      <text:p text:style-name="P86">Not a directory <text:s text:c="15"/>; 17, esx_enotdir</text:p>
      <text:p text:style-name="P86">Already exists <text:s text:c="16"/>; 18, esx_eexist</text:p>
      <text:p text:style-name="P86">Invalid path <text:s text:c="18"/>; 19, esx_epath</text:p>
      <text:p text:style-name="P86">Missing system <text:s text:c="16"/>; 20, esx_esys</text:p>
      <text:p text:style-name="P86">Path too long <text:s text:c="17"/>; 21, esx_enametoolong</text:p>
      <text:p text:style-name="P86">No such command <text:s text:c="15"/>; 22, esx_enocmd</text:p>
      <text:p text:style-name="P86">In use <text:s text:c="24"/>; 23, esx_einuse</text:p>
      <text:p text:style-name="P86">Read only <text:s text:c="21"/>; 24, esx_erdonly</text:p>
      <text:p text:style-name="P86">Verify failed <text:s text:c="17"/>; 25, esx_everify</text:p>
      <text:p text:style-name="P86">Sys file load error <text:s text:c="11"/>; 26, esx_eloadingko</text:p>
      <text:p text:style-name="P86">Directory in use <text:s text:c="14"/>; 27, esx_edirinuse</text:p>
      <text:p text:style-name="P86">MAPRAM is active <text:s text:c="14"/>; 28, esx_emapramactive</text:p>
      <text:p text:style-name="P86">Drive busy <text:s text:c="20"/>; 29, esx_edrivebusy</text:p>
      <text:p text:style-name="P86">Unknown filesystem <text:s text:c="12"/>; 30, esx_efsunknown</text:p>
      <text:p text:style-name="P86">Device busy <text:s text:c="19"/>; 31, esx_edevicebusy</text:p>
      <text:p text:style-name="P86"/>
      <text:p text:style-name="P185">; ***************************************************************************</text:p>
      <text:p text:style-name="P88">; * DISK_FILEMAP ($85) <text:s text:c="53"/>*</text:p>
      <text:p text:style-name="P88">; ***************************************************************************</text:p>
      <text:p text:style-name="P88">; Obtain a map of card addresses describing the space occupied by the file.</text:p>
      <text:p text:style-name="P88">; Can be called multiple times if buffer is filled, continuing from previous.</text:p>
      <text:p text:style-name="P88">; Entry:</text:p>
      <text:p text:style-name="P88">; <text:s text:c="6"/>A=file handle (just opened, or following previous DISK_FILEMAP calls)</text:p>
      <text:p text:style-name="P88">; <text:s text:c="6"/><text:span text:style-name="T113">IX</text:span>=buffer</text:p>
      <text:p text:style-name="P88">; <text:s text:c="6"/>DE=max entries (each 6 bytes: 4 byte address, 2 byte sector count)</text:p>
      <text:p text:style-name="P88">; Exit (success):</text:p>
      <text:p text:style-name="P88">; <text:s text:c="6"/>Fc=0</text:p>
      <text:p text:style-name="P88">; <text:s text:c="6"/>DE=max entries-number of entries returned</text:p>
      <text:p text:style-name="P88">; <text:s text:c="6"/>HL=address in buffer after last entry</text:p>
      <text:p text:style-name="P88">; <text:s text:c="6"/>A=card flags: bit 0=card id (0 or 1)</text:p>
      <text:p text:style-name="P88">; <text:s text:c="20"/>bit 1=0 for byte addressing, 1 for block addressing</text:p>
      <text:p text:style-name="P88">; Exit (failure):</text:p>
      <text:p text:style-name="P88">; <text:s text:c="6"/>Fc=1</text:p>
      <text:p text:style-name="P88">; <text:s text:c="6"/>A=error</text:p>
      <text:p text:style-name="P88">;</text:p>
      <text:p text:style-name="P88">; NOTES:</text:p>
      <text:p text:style-name="P88">; Each entry may describe an area of the file between 2K and just under 32MB</text:p>
      <text:p text:style-name="P88">; in size, depending upon the fragmentation and disk format.</text:p>
      <text:p text:style-name="P88">; Please see example application code, stream.asm, for <text:span text:style-name="T113">full</text:span> usage information</text:p>
      <text:p text:style-name="P88">; (available separately or at the end of this document).</text:p>
      <text:p text:style-name="P88"/>
      <text:p text:style-name="P88"/>
      <text:p text:style-name="P90">; ***************************************************************************</text:p>
      <text:p text:style-name="P90">; * DISK_STRMSTART ($86) <text:s text:c="51"/>*</text:p>
      <text:p text:style-name="P90">; ***************************************************************************</text:p>
      <text:p text:style-name="P90">; Start reading from the card in streaming mode.</text:p>
      <text:p text:style-name="P90">; Entry: IXDE=card address</text:p>
      <text:p text:style-name="P90">; <text:s text:c="7"/>BC=number of 512-byte blocks to stream</text:p>
      <text:p text:style-name="P90">; <text:s text:c="7"/>A=card flags</text:p>
      <text:p text:style-name="P90">; Exit (success): Fc=0</text:p>
      <text:p text:style-name="P90">; <text:s text:c="16"/>B=0 for SD/MMC protocol, 1 for IDE protocol</text:p>
      <text:p text:style-name="P90">; <text:s text:c="16"/>C=8-bit data port</text:p>
      <text:p text:style-name="P90">; Exit (failure): Fc=1, A=esx_edevicebusy</text:p>
      <text:p text:style-name="P90">;</text:p>
      <text:p text:style-name="P90">; NOTES:</text:p>
      <text:p text:style-name="P90">; On the Next, this call always returns with B=0 (SD/MMC protocol) and C=$EB</text:p>
      <text:p text:style-name="P89">; <text:span text:style-name="T113">When streaming using the SD/MMC protocol, after every 512 bytes you must read</text:span></text:p>
      <text:p text:style-name="P89">; <text:span text:style-name="T113">a 2-byte CRC value (which can be discarded) and then wait for a $FE value</text:span></text:p>
      <text:p text:style-name="P89">; <text:span text:style-name="T113">indicating that the next block is ready to be read.</text:span></text:p>
      <text:p text:style-name="P89">; Please see example application code, stream.asm, for <text:span text:style-name="T113">full</text:span> usage information</text:p>
      <text:p text:style-name="P89">; (available separately or at the end of this document).</text:p>
      <text:p text:style-name="P89"/>
      <text:p text:style-name="P89"/>
      <text:p text:style-name="P90">; ***************************************************************************</text:p>
      <text:p text:style-name="P90">; * DISK_STRMEND ($87) <text:s text:c="53"/>*</text:p>
      <text:p text:style-name="P90">; ***************************************************************************</text:p>
      <text:p text:style-name="P90">; Stop current streaming operation.</text:p>
      <text:p text:style-name="P90">; Entry: A=card flags</text:p>
      <text:p text:style-name="P90">; Exit (success): Fc=0</text:p>
      <text:p text:style-name="P90">; Exit (failure): Fc=1, A=esx_edevicebusy</text:p>
      <text:p text:style-name="P90">;</text:p>
      <text:p text:style-name="P90">; NOTES:</text:p>
      <text:p text:style-name="P90">; This call must be made to terminate a streaming operation.</text:p>
      <text:p text:style-name="P89">; Please see example application code, stream.asm, for <text:span text:style-name="T113">full</text:span> usage information</text:p>
      <text:p text:style-name="P89">; (available separately or at the end of this document).</text:p>
      <text:p text:style-name="P89"/>
      <text:p text:style-name="P186">; ***************************************************************************</text:p>
      <text:p text:style-name="P91">; * M_DOSVERSION ($88) <text:s text:c="53"/>*</text:p>
      <text:p text:style-name="P91">; ***************************************************************************</text:p>
      <text:p text:style-name="P91">; Get API version/mode information.</text:p>
      <text:p text:style-name="P91">; Entry:</text:p>
      <text:p text:style-name="P91">; <text:s text:c="6"/>-</text:p>
      <text:p text:style-name="P91">; Exit:</text:p>
      <text:p text:style-name="P91">; <text:s text:c="6"/>For esxDOS &lt;= 0.8.6</text:p>
      <text:p text:style-name="P91">; <text:s text:c="14"/>Fc=1, error</text:p>
      <text:p text:style-name="P91">; <text:s text:c="14"/>A=14 ("no such device")</text:p>
      <text:p text:style-name="P91">;</text:p>
      <text:p text:style-name="P91">; <text:s text:c="6"/>For NextOS:</text:p>
      <text:p text:style-name="P91">; <text:s text:c="14"/>Fc=0, success</text:p>
      <text:p text:style-name="P91">; <text:s text:c="14"/>B='N',C='X' (NextOS signature)</text:p>
      <text:p text:style-name="P91">; <text:s text:c="14"/>DE=NextOS version in BCD format: D=major, E=minor version number</text:p>
      <text:p text:style-name="P91">; <text:s text:c="47"/>eg for NextOS v1.94, DE=$0194</text:p>
      <text:p text:style-name="P91">; <text:s text:c="14"/>HL=A=0 if running in NextOS mode (and zero flag is set)</text:p>
      <text:p text:style-name="P91">; <text:s text:c="14"/>HL,A&lt;&gt;0 if running in 48K mode (and zero flag is reset)</text:p>
      <text:p text:style-name="P91"/>
      <text:p text:style-name="P92"/>
      <text:p text:style-name="P93">; ***************************************************************************</text:p>
      <text:p text:style-name="P93">; * M_GETSETDRV ($89) <text:s text:c="54"/>*</text:p>
      <text:p text:style-name="P93">; ***************************************************************************</text:p>
      <text:p text:style-name="P93">; Get or set the default drive.</text:p>
      <text:p text:style-name="P93">; Entry:</text:p>
      <text:p text:style-name="P93">; <text:s text:c="6"/>A=0, get the default drive</text:p>
      <text:p text:style-name="P93">; <text:s text:c="6"/>A&lt;&gt;0, set the default drive to A</text:p>
      <text:p text:style-name="P93">; <text:s text:c="12"/>bits 7..3=drive letter (0=A...15=P)</text:p>
      <text:p text:style-name="P93">; <text:s text:c="12"/>bits 2..0=drive number (0)</text:p>
      <text:p text:style-name="P93">; Exit (success):</text:p>
      <text:p text:style-name="P93">; <text:s text:c="6"/>Fc=0</text:p>
      <text:p text:style-name="P93">; <text:s text:c="6"/>A=default drive, encoded as:</text:p>
      <text:p text:style-name="P93">; <text:s text:c="12"/>bits 7..3=drive letter (0=A...15=P)</text:p>
      <text:p text:style-name="P93">; <text:s text:c="12"/>bits 2..0=drive number (0)</text:p>
      <text:p text:style-name="P93">; Exit (failure):</text:p>
      <text:p text:style-name="P93">; <text:s text:c="6"/>Fc=1</text:p>
      <text:p text:style-name="P93">; <text:s text:c="6"/>A=error code</text:p>
      <text:p text:style-name="P93">;</text:p>
      <text:p text:style-name="P93">; NOTE:</text:p>
      <text:p text:style-name="P93">; This call isn't really very useful, as it is not necessary to provide a</text:p>
      <text:p text:style-name="P93">; specific drive to calls which need a drive/filename.</text:p>
      <text:p text:style-name="P93">; For such calls, you can instead provide:</text:p>
      <text:p text:style-name="P93">; <text:s text:c="2"/>A='*'<text:tab/>use the default drive</text:p>
      <text:p text:style-name="P93">; <text:s text:c="2"/>A='$' <text:s text:c="2"/>use the system drive (C:, where the NEXTOS and BIN directories are)</text:p>
      <text:p text:style-name="P93"/>
      <text:p text:style-name="P223">; ***************************************************************************</text:p>
      <text:p text:style-name="P93">; * M_TAPEIN ($8b) <text:s text:c="57"/>*</text:p>
      <text:p text:style-name="P93">; ***************************************************************************</text:p>
      <text:p text:style-name="P93">; Tape input redirection control.</text:p>
      <text:p text:style-name="P93">; Entry:</text:p>
      <text:p text:style-name="P93">; <text:s text:c="6"/>B=0, in_open:</text:p>
      <text:p text:style-name="P93">; <text:s text:c="14"/>Attach tap file with name at IX, drive in A</text:p>
      <text:p text:style-name="P93">; <text:s text:c="6"/>B=1, in_close:</text:p>
      <text:p text:style-name="P93">; <text:s text:c="14"/>Detach tap file</text:p>
      <text:p text:style-name="P93">; <text:s text:c="6"/>B=2, in_info:</text:p>
      <text:p text:style-name="P93">; <text:s text:c="14"/>Return attached filename to buffer at IX and drive in A</text:p>
      <text:p text:style-name="P93">; <text:s text:c="6"/>B=3, in_setpos:</text:p>
      <text:p text:style-name="P93">; <text:s text:c="14"/>Set position of tape pointer to block DE (0=start)</text:p>
      <text:p text:style-name="P93">; <text:s text:c="6"/>B=4, in_getpos:</text:p>
      <text:p text:style-name="P93">; <text:s text:c="14"/>Get position of tape pointer, in blocks, to HL</text:p>
      <text:p text:style-name="P93">; <text:s text:c="6"/>B=5, in_pause:</text:p>
      <text:p text:style-name="P93">; <text:s text:c="14"/>Toggles pause delay when loading SCREEN$</text:p>
      <text:p text:style-name="P93">; <text:s text:c="14"/>On exit, A=1 if pause now enabled, A=0 if not</text:p>
      <text:p text:style-name="P93">; <text:s text:c="6"/>B=6, in_flags:</text:p>
      <text:p text:style-name="P93">; <text:s text:c="14"/>Set tape flags to A</text:p>
      <text:p text:style-name="P93">; <text:s text:c="14"/>bit 0: 1=pause delay at SCREEN$ (as set by in_pause)</text:p>
      <text:p text:style-name="P93">; <text:s text:c="14"/>bit 1: 1=simulate tape loading with border/sound</text:p>
      <text:p text:style-name="P93"/>
      <text:p text:style-name="P93"/>
      <text:p text:style-name="P93">; ***************************************************************************</text:p>
      <text:p text:style-name="P93">; * M_TAPEOUT ($8c) <text:s text:c="56"/>*</text:p>
      <text:p text:style-name="P93">; ***************************************************************************</text:p>
      <text:p text:style-name="P93">; Tape output redirection control.</text:p>
      <text:p text:style-name="P93">; Entry:</text:p>
      <text:p text:style-name="P93">; <text:s text:c="6"/>B=0, out_open:</text:p>
      <text:p text:style-name="P93">; <text:s text:c="14"/>Create/attach tap file with name at IX for appending, drive A</text:p>
      <text:p text:style-name="P93">; <text:s text:c="6"/>B=1, out_close:</text:p>
      <text:p text:style-name="P93">; <text:s text:c="14"/>Detach tap file</text:p>
      <text:p text:style-name="P93">; <text:s text:c="6"/>B=2, out_info:</text:p>
      <text:p text:style-name="P93">; <text:s text:c="14"/>Return attached filename to buffer at IX and drive in A</text:p>
      <text:p text:style-name="P93">; <text:s text:c="6"/>B=3, out_trunc:</text:p>
      <text:p text:style-name="P93">; <text:s text:c="14"/>Create/overwrite tap file with name at IX, drive A</text:p>
      <text:p text:style-name="P93"/>
      <text:p text:style-name="P203"/>
      <text:p text:style-name="P203">; ***************************************************************************</text:p>
      <text:p text:style-name="P203">; * M_GET<text:span text:style-name="T126">HANDLE</text:span> ($8<text:span text:style-name="T125">d</text:span>) <text:s text:c="54"/>*</text:p>
      <text:p text:style-name="P203">; ***************************************************************************</text:p>
      <text:p text:style-name="P203">; Get the <text:span text:style-name="T125">file handle of the currently running dot command</text:span></text:p>
      <text:p text:style-name="P203">; Entry:</text:p>
      <text:p text:style-name="P203">; <text:s text:c="6"/>-</text:p>
      <text:p text:style-name="P203">; Exit:</text:p>
      <text:p text:style-name="P203">; <text:s text:c="6"/><text:span text:style-name="T125">A=handle</text:span></text:p>
      <text:p text:style-name="P203">; <text:s text:c="6"/>Fc=0</text:p>
      <text:p text:style-name="P203">;</text:p>
      <text:p text:style-name="P203">; <text:span text:style-name="T125">NOTES:</text:span></text:p>
      <text:p text:style-name="P203">; <text:span text:style-name="T125">This call allows dot commands which are &gt;8K to read further data direct</text:span></text:p>
      <text:p text:style-name="P203">; <text:span text:style-name="T125">from their own file (for loading into another memory area, or overlaying</text:span></text:p>
      <text:p text:style-name="P203">; <text:span text:style-name="T125">as required into the normal 8K dot command area currently in use).</text:span></text:p>
      <text:p text:style-name="P203">; <text:span text:style-name="T125">On entry to a dot command, the file is left open with the file pointer</text:span></text:p>
      <text:p text:style-name="P203"><text:span text:style-name="T125">; positioned directly after the first 8K.</text:span></text:p>
      <text:p text:style-name="P203">; <text:span text:style-name="T125">This call returns meaningless results if not called from a dot command.</text:span></text:p>
      <text:p text:style-name="P94"/>
      <text:p text:style-name="P224">; ***************************************************************************</text:p>
      <text:p text:style-name="P94">; * M_GETDATE ($8e) <text:s text:c="56"/>*</text:p>
      <text:p text:style-name="P94">; ***************************************************************************</text:p>
      <text:p text:style-name="P94">; Get the current date/time.</text:p>
      <text:p text:style-name="P94">; Entry:</text:p>
      <text:p text:style-name="P94">; <text:s text:c="6"/>-</text:p>
      <text:p text:style-name="P94">; Exit:</text:p>
      <text:p text:style-name="P94">; <text:s text:c="6"/>Fc=0 if RTC present and providing valid date/time, and:</text:p>
      <text:p text:style-name="P94">; <text:s text:c="14"/>BC=date, in MS-DOS format</text:p>
      <text:p text:style-name="P94">; <text:s text:c="14"/>DE=time, in MS-DOS format</text:p>
      <text:p text:style-name="P94">; <text:s text:c="6"/>Fc=1 if no RTC, or invalid date/time, and:</text:p>
      <text:p text:style-name="P94">; <text:s text:c="14"/>BC=0</text:p>
      <text:p text:style-name="P94">; <text:s text:c="14"/>DE=0</text:p>
      <text:p text:style-name="P207"/>
      <text:p text:style-name="P207"/>
      <text:p text:style-name="P207">; ***************************************************************************</text:p>
      <text:p text:style-name="P207">; * M_EXECCMD ($8f) <text:s text:c="56"/>*</text:p>
      <text:p text:style-name="P207">; ***************************************************************************</text:p>
      <text:p text:style-name="P207">; Execute a dot command.</text:p>
      <text:p text:style-name="P207">; Entry:</text:p>
      <text:p text:style-name="P207">; <text:s text:c="6"/>IX=address of commandline, excluding the leading "."</text:p>
      <text:p text:style-name="P207">; <text:s text:c="9"/>terminated with $00 (or $0d, or ':')</text:p>
      <text:p text:style-name="P207">; Exit (success):</text:p>
      <text:p text:style-name="P207">; <text:s text:c="6"/>Fc=0</text:p>
      <text:p text:style-name="P207">; Exit (failure):</text:p>
      <text:p text:style-name="P207">; <text:s text:c="6"/>Fc=1</text:p>
      <text:p text:style-name="P207">; <text:s text:c="6"/>A=error code (0 means user-defined error)</text:p>
      <text:p text:style-name="P207">; <text:s text:c="6"/>HL=address of user-defined error message within dot command</text:p>
      <text:p text:style-name="P207">;</text:p>
      <text:p text:style-name="P207">; NOTES:</text:p>
      <text:p text:style-name="P207">; The dot command name can be fully-pathed if desired. If just a name is</text:p>
      <text:p text:style-name="P207">; provided, it is opened from the C:/BIN directory.</text:p>
      <text:p text:style-name="P207">; <text:s text:c="2"/>eg: defm <text:s text:c="3"/>"hexdump afile.txt",0 <text:s text:c="10"/>; runs c:/bin/hexdump</text:p>
      <text:p text:style-name="P207">; <text:s text:c="6"/>defm <text:s text:c="3"/>"./mycommand.dot afile.txt",0 <text:s text:c="2"/>; runs mycommand.dot in current</text:p>
      <text:p text:style-name="P207">; <text:s text:c="46"/>; directory</text:p>
      <text:p text:style-name="P207">; If A=0, the dot command has provided its own error message but this is not</text:p>
      <text:p text:style-name="P207">; normally accessible. It can be read using the M_GETERR hook.</text:p>
      <text:p text:style-name="P207">; This hook cannot be used from within another dot command.</text:p>
      <text:p text:style-name="P201"/>
      <text:p text:style-name="P201"/>
      <text:p text:style-name="P201"><text:span text:style-name="T130">; ***************************************************************************</text:span></text:p>
      <text:p text:style-name="P201"><text:span text:style-name="T130">; * M_GETERR ($93) <text:s text:c="57"/>*</text:span></text:p>
      <text:p text:style-name="P201"><text:span text:style-name="T130">; ***************************************************************************</text:span></text:p>
      <text:p text:style-name="P201"><text:span text:style-name="T130">; Entry:</text:span></text:p>
      <text:p text:style-name="P201"><text:span text:style-name="T130">; <text:s text:c="6"/>A=esxDOS error code, or 0=user defined error from dot command</text:span></text:p>
      <text:p text:style-name="P201"><text:span text:style-name="T130">; <text:s text:c="6"/>if A=0, IX=error message address from dot command</text:span></text:p>
      <text:p text:style-name="P201"><text:span text:style-name="T130">;</text:span></text:p>
      <text:p text:style-name="P201"><text:span text:style-name="T130">; <text:s text:c="6"/>B=0, generate BASIC error report (does not return)</text:span></text:p>
      <text:p text:style-name="P201"><text:span text:style-name="T130">; <text:s text:c="6"/>B=1, return error message to 32-byte buffer at DE</text:span></text:p>
      <text:p text:style-name="P201">;</text:p>
      <text:p text:style-name="P201">; <text:span text:style-name="T131">NOTES:</text:span></text:p>
      <text:p text:style-name="P221">; Dot commands may use this call to fetch a standard esxDOS error message</text:p>
      <text:p text:style-name="P221">; (with B=1), but must not use it to generate an error report (with B=0) as</text:p>
      <text:p text:style-name="P221">; this would short-circuit the tidy-up code.</text:p>
      <text:p text:style-name="P221">; User programs may use the call to generate any custom error message (and not</text:p>
      <text:p text:style-name="P221">; just a custom message returned by a dot command). To do this, enter with</text:p>
      <text:p text:style-name="P221">; A=0 and IX=address of custom message, where IX&gt;=$4000.</text:p>
      <text:p text:style-name="P221">; Custom error messages must be terminated with bit 7 set on the final</text:p>
      <text:p text:style-name="P221">; character.</text:p>
      <text:p text:style-name="P201"/>
      <text:p text:style-name="P225">; ***************************************************************************</text:p>
      <text:p text:style-name="P95">; * M_P3DOS ($94) <text:s text:c="58"/>*</text:p>
      <text:p text:style-name="P95">; ***************************************************************************</text:p>
      <text:p text:style-name="P95">; Make a +3DOS/IDEDOS/NextOS API call.</text:p>
      <text:p text:style-name="P95">; Entry:</text:p>
      <text:p text:style-name="P95">; <text:s text:c="6"/>DE=+3DOS/IDEDOS/NextOS call ID</text:p>
      <text:p text:style-name="P95">; <text:s text:c="6"/>C=RAM bank that needs to be paged (usually 7, but 0 for some calls)</text:p>
      <text:p text:style-name="P95">; <text:s text:c="6"/>B'C',D'E',H'L',AF,IX contain entry parameters for call</text:p>
      <text:p text:style-name="P95">; Exit:</text:p>
      <text:p text:style-name="P95">; <text:s text:c="6"/>exit values as described for +3DOS/IDEDOS/NextOS call ID</text:p>
      <text:p text:style-name="P95">; <text:s text:c="6"/>EXCEPT: any value to be returned in IX will instead be in H'L'</text:p>
      <text:p text:style-name="P95">; <text:s text:c="6"/>All registers except IX,IY may be changed.</text:p>
      <text:p text:style-name="P95">;</text:p>
      <text:p text:style-name="P95">; NOTES:</text:p>
      <text:p text:style-name="P95">; Do not attempt to use this hook code unless you are running in NextOS mode</text:p>
      <text:p text:style-name="P95">; (can be determined by using the M_DOSVERSION hook).</text:p>
      <text:p text:style-name="P95">; Any parameters which are addresses of data (eg filenames etc) must lie between ; $4000...$BFE0.</text:p>
      <text:p text:style-name="P95">; Any errors returned will be +3DOS/IDEDOS/NextOS error codes, not esxDOS error</text:p>
      <text:p text:style-name="P95">; codes. Additionally, carry flag RESET indicates an error condition.</text:p>
      <text:p text:style-name="P95">; No $DFFD paging should be in force.</text:p>
      <text:p text:style-name="P95">; MMU2 ($4000-$5fff) must be the default (lower half of RAM bank 5), containing</text:p>
      <text:p text:style-name="P95">; the system variables.</text:p>
      <text:p text:style-name="P95">; The stack should be in normal configuration (not in TSTACK).</text:p>
      <text:p text:style-name="P95">; For calls requiring normal configuration (ROM2/5/2/0), RAM0 must already</text:p>
      <text:p text:style-name="P95">; be paged. For other calls, any banks can be paged at $c000, and will be</text:p>
      <text:p text:style-name="P95">; restored when the +3DOS call has completed.</text:p>
      <text:p text:style-name="P95"/>
      <text:p text:style-name="P95"/>
      <text:p text:style-name="P96">; ***************************************************************************</text:p>
      <text:p text:style-name="P96">; * M_ERRH ($95) <text:s text:c="59"/>*</text:p>
      <text:p text:style-name="P96">; ***************************************************************************</text:p>
      <text:p text:style-name="P96">; Install error handler for dot command.</text:p>
      <text:p text:style-name="P96">; Entry: HL=address of error handler within dot command</text:p>
      <text:p text:style-name="P96">;<text:tab/><text:tab/>(0 to change back to standard handler)</text:p>
      <text:p text:style-name="P96">;</text:p>
      <text:p text:style-name="P96">; NOTES:</text:p>
      <text:p text:style-name="P96">; Can only be used from within a dot command.</text:p>
      <text:p text:style-name="P96">; If any BASIC error occurs during a call to ROM3 (using RST $10 or RST $18)</text:p>
      <text:p text:style-name="P96">; then your error handler will be entered with:</text:p>
      <text:p text:style-name="P96">; <text:s text:c="7"/>DE=address that would have been returned to if the error had not</text:p>
      <text:p text:style-name="P96">; <text:s text:c="10"/>occurred</text:p>
      <text:p text:style-name="P96">; <text:s text:c="7"/>A=BASIC error code-1 (eg 8=9 STOP statement)</text:p>
      <text:p text:style-name="P97"/>
      <text:p text:style-name="P226">; ***************************************************************************</text:p>
      <text:p text:style-name="P97">; * F_OPEN <text:span text:style-name="T114">($9a)</text:span> <text:s text:c="59"/>*</text:p>
      <text:p text:style-name="P97">; ***************************************************************************</text:p>
      <text:p text:style-name="P97">; Open a file.</text:p>
      <text:p text:style-name="P97">; Entry:</text:p>
      <text:p text:style-name="P97">; <text:s text:c="6"/>A=drive specifier (overridden if filespec includes a drive)</text:p>
      <text:p text:style-name="P97">; <text:s text:c="6"/>IX=filespec, null-terminated</text:p>
      <text:p text:style-name="P97">; <text:s text:c="6"/>B=access modes, a combination of:</text:p>
      <text:p text:style-name="P97">; <text:s text:c="8"/>any/all of:</text:p>
      <text:p text:style-name="P97">;<text:tab/><text:tab/>esx_mode_read <text:s text:c="10"/>$01<text:tab/><text:tab/>request read access</text:p>
      <text:p text:style-name="P97">;<text:tab/><text:tab/>esx_mode_write <text:s text:c="9"/>$02<text:tab/><text:tab/>request write access</text:p>
      <text:p text:style-name="P97">;<text:tab/><text:tab/>esx_mode_use_header <text:s text:c="4"/>$40<text:tab/><text:tab/>read/write +3DOS header</text:p>
      <text:p text:style-name="P97">; <text:s text:c="8"/>plus one of:</text:p>
      <text:p text:style-name="P97">;<text:tab/><text:tab/>esx_mode_open_exist <text:s text:c="4"/>$00<text:tab/><text:tab/>only open existing file</text:p>
      <text:p text:style-name="P97">;<text:tab/><text:tab/>esx_mode_open_creat <text:s text:c="4"/>$08<text:tab/><text:tab/>open existing or create file</text:p>
      <text:p text:style-name="P97">;<text:tab/><text:tab/>esx_mode_creat_noexist <text:s/>$04<text:tab/><text:tab/>create new file, error if exists</text:p>
      <text:p text:style-name="P97">;<text:tab/><text:tab/>esx_mode_creat_trunc <text:s text:c="3"/>$0c<text:tab/><text:tab/>create new file, delete existing</text:p>
      <text:p text:style-name="P97">; <text:s text:c="9"/></text:p>
      <text:p text:style-name="P97">; <text:s text:c="6"/>DE=8-byte buffer with/for +3DOS header data (if specified in mode)</text:p>
      <text:p text:style-name="P97">; <text:s text:c="6"/>(NB: filetype will be set to $ff if headerless file was opened)</text:p>
      <text:p text:style-name="P97">; Exit (success):</text:p>
      <text:p text:style-name="P97">; <text:s text:c="6"/>Fc=0</text:p>
      <text:p text:style-name="P97">; <text:s text:c="6"/>A=file handle</text:p>
      <text:p text:style-name="P97">; Exit (failure):</text:p>
      <text:p text:style-name="P97">; <text:s text:c="6"/>Fc=1</text:p>
      <text:p text:style-name="P97">; <text:s text:c="6"/>A=error code</text:p>
      <text:p text:style-name="P97"/>
      <text:p text:style-name="P96"/>
      <text:p text:style-name="P99">; ***************************************************************************</text:p>
      <text:p text:style-name="P99">; * F_CLOSE ($9b) <text:s text:c="58"/>*</text:p>
      <text:p text:style-name="P99">; ***************************************************************************</text:p>
      <text:p text:style-name="P99">; Close a file or directory.</text:p>
      <text:p text:style-name="P99">; Entry:</text:p>
      <text:p text:style-name="P99">; <text:s text:c="6"/>A=file handle or directory handle</text:p>
      <text:p text:style-name="P99">; Exit (success):</text:p>
      <text:p text:style-name="P99">; <text:s text:c="6"/>Fc=0</text:p>
      <text:p text:style-name="P99">; <text:s text:c="6"/>A=0</text:p>
      <text:p text:style-name="P99">; Exit (failure):</text:p>
      <text:p text:style-name="P99">; <text:s text:c="6"/>Fc=1</text:p>
      <text:p text:style-name="P99">; <text:s text:c="6"/>A=error code</text:p>
      <text:p text:style-name="P99"/>
      <text:p text:style-name="P99"/>
      <text:p text:style-name="P99">; ***************************************************************************</text:p>
      <text:p text:style-name="P99">; * F_SYNC ($9c) <text:s text:c="59"/>*</text:p>
      <text:p text:style-name="P99">; ***************************************************************************</text:p>
      <text:p text:style-name="P99">; Sync file changes to disk.</text:p>
      <text:p text:style-name="P99">; Entry:</text:p>
      <text:p text:style-name="P99">; <text:s text:c="6"/>A=file handle</text:p>
      <text:p text:style-name="P99">; Exit (success):</text:p>
      <text:p text:style-name="P99">; <text:s text:c="6"/>Fc=0</text:p>
      <text:p text:style-name="P99">; Exit (failure):</text:p>
      <text:p text:style-name="P99">; <text:s text:c="6"/>Fc=1</text:p>
      <text:p text:style-name="P99">; <text:s text:c="6"/>A=error code</text:p>
      <text:p text:style-name="P99"/>
      <text:p text:style-name="P227">; ***************************************************************************</text:p>
      <text:p text:style-name="P99">; * F_READ ($9d) <text:s text:c="59"/>*</text:p>
      <text:p text:style-name="P99">; ***************************************************************************</text:p>
      <text:p text:style-name="P99">; Read bytes from file.</text:p>
      <text:p text:style-name="P99">; Entry:</text:p>
      <text:p text:style-name="P99">; <text:s text:c="6"/>A=file handle</text:p>
      <text:p text:style-name="P99">; <text:s text:c="6"/>IX=address</text:p>
      <text:p text:style-name="P99">; <text:s text:c="6"/>BC=bytes to read</text:p>
      <text:p text:style-name="P99">; Exit (success):</text:p>
      <text:p text:style-name="P99">; <text:s text:c="6"/>Fc=0</text:p>
      <text:p text:style-name="P99">; <text:s text:c="6"/>BC=bytes actually read (also in DE)</text:p>
      <text:p text:style-name="P99">; <text:s text:c="6"/>HL=address following bytes read</text:p>
      <text:p text:style-name="P99">; Exit (failure):</text:p>
      <text:p text:style-name="P99">; <text:s text:c="6"/>Fc=1</text:p>
      <text:p text:style-name="P99">; <text:s text:c="6"/>BC=bytes actually read</text:p>
      <text:p text:style-name="P99">; <text:s text:c="6"/>A=error code</text:p>
      <text:p text:style-name="P99">;</text:p>
      <text:p text:style-name="P99">; NOTES:</text:p>
      <text:p text:style-name="P99">; EOF is not an error, check BC to determine if all bytes requested were read.</text:p>
      <text:p text:style-name="P99"/>
      <text:p text:style-name="P100"/>
      <text:p text:style-name="P100">; ***************************************************************************</text:p>
      <text:p text:style-name="P100">; * F_WRITE ($9e) <text:s text:c="58"/>*</text:p>
      <text:p text:style-name="P100">; ***************************************************************************</text:p>
      <text:p text:style-name="P100">; Write bytes to file.</text:p>
      <text:p text:style-name="P100">; Entry:</text:p>
      <text:p text:style-name="P100">; <text:s text:c="6"/>A=file handle</text:p>
      <text:p text:style-name="P100">; <text:s text:c="6"/>IX=address</text:p>
      <text:p text:style-name="P100">; <text:s text:c="6"/>BC=bytes to write</text:p>
      <text:p text:style-name="P100">; Exit (success):</text:p>
      <text:p text:style-name="P100">; <text:s text:c="6"/>Fc=0</text:p>
      <text:p text:style-name="P100">; <text:s text:c="6"/>BC=bytes actually written</text:p>
      <text:p text:style-name="P100">; Exit (failure):</text:p>
      <text:p text:style-name="P100">; <text:s text:c="6"/>Fc=1</text:p>
      <text:p text:style-name="P100">; <text:s text:c="6"/>BC=bytes actually written</text:p>
      <text:p text:style-name="P100"/>
      <text:p text:style-name="P101"/>
      <text:p text:style-name="P102">; ***************************************************************************</text:p>
      <text:p text:style-name="P102">; * F_SEEK <text:span text:style-name="T115">($9f)</text:span> <text:s text:c="59"/>*</text:p>
      <text:p text:style-name="P102">; ***************************************************************************</text:p>
      <text:p text:style-name="P102">; Seek to position in file.</text:p>
      <text:p text:style-name="P102">; Entry:</text:p>
      <text:p text:style-name="P102">; <text:s text:c="6"/>A=file handle</text:p>
      <text:p text:style-name="P102">; <text:s text:c="6"/>BCDE=bytes to seek</text:p>
      <text:p text:style-name="P102">; <text:s text:c="6"/>IXL=seek mode:</text:p>
      <text:p text:style-name="P102">;<text:tab/><text:tab/><text:tab/>esx_seek_set<text:tab/>$00<text:tab/>set the fileposition to BCDE</text:p>
      <text:p text:style-name="P102">;<text:tab/><text:tab/><text:tab/>esx_seek_fwd<text:tab/>$01<text:tab/>add BCDE to the fileposition</text:p>
      <text:p text:style-name="P102">;<text:tab/><text:tab/><text:tab/>esx_seek_bwd<text:tab/>$02<text:tab/>subtract BCDE from the fileposition</text:p>
      <text:p text:style-name="P102">; Exit (success):</text:p>
      <text:p text:style-name="P102">; <text:s text:c="6"/>Fc=0</text:p>
      <text:p text:style-name="P102">; <text:s text:c="6"/>BCDE=current position</text:p>
      <text:p text:style-name="P102">; Exit (failure):</text:p>
      <text:p text:style-name="P102">; <text:s text:c="6"/>Fc=1</text:p>
      <text:p text:style-name="P102">; <text:s text:c="6"/>A=error code</text:p>
      <text:p text:style-name="P102">;</text:p>
      <text:p text:style-name="P102">; NOTES:</text:p>
      <text:p text:style-name="P102">; Attempts to seek past beginning/end of file leave BCDE=position=0/filesize</text:p>
      <text:p text:style-name="P102">; respectively, with no error.</text:p>
      <text:p text:style-name="P103"/>
      <text:p text:style-name="P228">; ***************************************************************************</text:p>
      <text:p text:style-name="P103">; * F_FGETPOS ($a0) <text:s text:c="56"/>*</text:p>
      <text:p text:style-name="P103">; ***************************************************************************</text:p>
      <text:p text:style-name="P103">; Get current file position.</text:p>
      <text:p text:style-name="P103">; Entry:</text:p>
      <text:p text:style-name="P103">; <text:s text:c="6"/>A=file handle</text:p>
      <text:p text:style-name="P103">; Exit (success):</text:p>
      <text:p text:style-name="P103">; <text:s text:c="6"/>Fc=0</text:p>
      <text:p text:style-name="P103">; <text:s text:c="6"/>BCDE=current position</text:p>
      <text:p text:style-name="P103">; Exit (failure):</text:p>
      <text:p text:style-name="P103">; <text:s text:c="6"/>Fc=1</text:p>
      <text:p text:style-name="P103">; <text:s text:c="6"/>A=error code</text:p>
      <text:p text:style-name="P103"/>
      <text:p text:style-name="P103"/>
      <text:p text:style-name="P103">; ***************************************************************************</text:p>
      <text:p text:style-name="P103">; * F_FSTAT ($a1) <text:s text:c="58"/>*</text:p>
      <text:p text:style-name="P103">; ***************************************************************************</text:p>
      <text:p text:style-name="P103">; Get file information/status.</text:p>
      <text:p text:style-name="P103">; Entry:</text:p>
      <text:p text:style-name="P103">; <text:s text:c="6"/>A=file handle</text:p>
      <text:p text:style-name="P103">; <text:s text:c="6"/>IX=11-byte buffer address</text:p>
      <text:p text:style-name="P103">; Exit (success):</text:p>
      <text:p text:style-name="P103">; <text:s text:c="6"/>Fc=0</text:p>
      <text:p text:style-name="P103">; Exit (failure):</text:p>
      <text:p text:style-name="P103">; <text:s text:c="6"/>Fc=1</text:p>
      <text:p text:style-name="P103">; <text:s text:c="6"/>A=error code</text:p>
      <text:p text:style-name="P103">;</text:p>
      <text:p text:style-name="P103">; NOTES:</text:p>
      <text:p text:style-name="P103">; The following details are returned in the 11-byte buffer:</text:p>
      <text:p text:style-name="P103">; <text:s text:c="2"/>+0(1)<text:tab/>'*'</text:p>
      <text:p text:style-name="P103">; <text:s text:c="2"/>+1(1)<text:tab/>$81</text:p>
      <text:p text:style-name="P103">; <text:s text:c="2"/>+2(1)<text:tab/>file attributes (MS-DOS format)</text:p>
      <text:p text:style-name="P103">; <text:s text:c="2"/>+3(2)<text:tab/>timestamp (MS-DOS format)</text:p>
      <text:p text:style-name="P103">; <text:s text:c="2"/>+5(2)<text:tab/>datestamp (MS-DOS format)</text:p>
      <text:p text:style-name="P103">; <text:s text:c="2"/>+7(4) <text:s text:c="2"/>file size in bytes</text:p>
      <text:p text:style-name="P103"/>
      <text:p text:style-name="P105"/>
      <text:p text:style-name="P105">; ***************************************************************************</text:p>
      <text:p text:style-name="P105">; * F_FTRUNCATE ($a2) <text:s text:c="54"/>*</text:p>
      <text:p text:style-name="P105">; ***************************************************************************</text:p>
      <text:p text:style-name="P105">; Truncate/extend file.</text:p>
      <text:p text:style-name="P105">; Entry:</text:p>
      <text:p text:style-name="P105">; <text:s text:c="6"/>A=file handle</text:p>
      <text:p text:style-name="P105">; <text:s text:c="6"/>BCDE=new filesize</text:p>
      <text:p text:style-name="P105">; Exit (success):</text:p>
      <text:p text:style-name="P105">; <text:s text:c="6"/>Fc=0</text:p>
      <text:p text:style-name="P105">; Exit (failure):</text:p>
      <text:p text:style-name="P105">; <text:s text:c="6"/>Fc=1</text:p>
      <text:p text:style-name="P105">; <text:s text:c="6"/>A=error code</text:p>
      <text:p text:style-name="P105">;</text:p>
      <text:p text:style-name="P105">; NOTES:</text:p>
      <text:p text:style-name="P105">; Sets the filesize to precisely BCDE bytes.</text:p>
      <text:p text:style-name="P105">; If BCDE&lt;current filesize, the file is trunctated.</text:p>
      <text:p text:style-name="P105">; If BCDE&gt;current filesize, the file is extended. The extended part is erased</text:p>
      <text:p text:style-name="P105">; with zeroes.</text:p>
      <text:p text:style-name="P105">; The file position is unaffected. Therefore, if truncating, make sure to</text:p>
      <text:p text:style-name="P105">; set the file position within the file before further writes (otherwise it</text:p>
      <text:p text:style-name="P105">; will be extended again).</text:p>
      <text:p text:style-name="P105">; +3DOS headers are included as part of the filesize. Truncating such files is</text:p>
      <text:p text:style-name="P105">; not recommended.</text:p>
      <text:p text:style-name="P107"/>
      <text:p text:style-name="P229">; ***************************************************************************</text:p>
      <text:p text:style-name="P107">; * F_OPENDIR ($a3) <text:s text:c="56"/>*</text:p>
      <text:p text:style-name="P107">; ***************************************************************************</text:p>
      <text:p text:style-name="P107">; Open directory.</text:p>
      <text:p text:style-name="P107">; Entry:</text:p>
      <text:p text:style-name="P107">; <text:s text:c="6"/>A=drive specifier (overridden if filespec includes a drive)</text:p>
      <text:p text:style-name="P107">; <text:s text:c="6"/>IX=directory, null-terminated</text:p>
      <text:p text:style-name="P107">; <text:s text:c="6"/>B=access mode (only esx_mode_use_header and esx_mode_use_lfn matter)</text:p>
      <text:p text:style-name="P98">; <text:s text:c="8"/>any/all of:</text:p>
      <text:p text:style-name="P98">; <text:s text:c="10"/><text:span text:style-name="T117">esx_mode_use_lfn <text:s text:c="7"/>$10<text:tab/><text:tab/>return long filenames</text:span></text:p>
      <text:p text:style-name="P98">;<text:tab/><text:tab/>esx_mode_use_header <text:s text:c="4"/><text:span text:style-name="T117">$</text:span>40<text:tab/><text:tab/>read/write +3DOS header<text:span text:style-name="T117">s</text:span></text:p>
      <text:p text:style-name="P107">; Exit (success):</text:p>
      <text:p text:style-name="P107">; <text:s text:c="6"/>A=dir handle</text:p>
      <text:p text:style-name="P107">; <text:s text:c="6"/>Fc=0</text:p>
      <text:p text:style-name="P107">; Exit (failure):</text:p>
      <text:p text:style-name="P107">; <text:s text:c="6"/>Fc=1</text:p>
      <text:p text:style-name="P107">; <text:s text:c="6"/>A=error code</text:p>
      <text:p text:style-name="P107">;</text:p>
      <text:p text:style-name="P107">; NOTES:</text:p>
      <text:p text:style-name="P107">; Access modes determine how entries are formatted by F_READDIR.</text:p>
      <text:p text:style-name="P107"/>
      <text:p text:style-name="P107"/>
      <text:p text:style-name="P108">; ***************************************************************************</text:p>
      <text:p text:style-name="P108">; * F_READDIR ($a4) <text:s text:c="56"/>*</text:p>
      <text:p text:style-name="P108">; ***************************************************************************</text:p>
      <text:p text:style-name="P108">; Read next directory entry.</text:p>
      <text:p text:style-name="P108">; Entry:</text:p>
      <text:p text:style-name="P108">; <text:s text:c="6"/>A=handle</text:p>
      <text:p text:style-name="P108">; <text:s text:c="6"/>IX=buffer</text:p>
      <text:p text:style-name="P108">; Exit (success):</text:p>
      <text:p text:style-name="P108">; <text:s text:c="6"/>A=number of entries returned (0 or 1)</text:p>
      <text:p text:style-name="P108">; <text:s text:c="8"/>If 0, there are no more entries</text:p>
      <text:p text:style-name="P108">; <text:s text:c="6"/>Fc=0</text:p>
      <text:p text:style-name="P108">; Exit (failure):</text:p>
      <text:p text:style-name="P108">; <text:s text:c="6"/>Fc=1</text:p>
      <text:p text:style-name="P108">; <text:s text:c="6"/>A=error code</text:p>
      <text:p text:style-name="P108">;</text:p>
      <text:p text:style-name="P108">; Buffer format:</text:p>
      <text:p text:style-name="P108">; <text:s/>1 byte<text:tab/>file attributes (MSDOS format)</text:p>
      <text:p text:style-name="P108">; <text:s/>? bytes<text:tab/>file/directory name, null-terminated</text:p>
      <text:p text:style-name="P108">; <text:s/>2 bytes<text:tab/>timestamp (MSDOS format)</text:p>
      <text:p text:style-name="P108">; <text:s/>2 bytes<text:tab/>datestamp (MSDOS format)</text:p>
      <text:p text:style-name="P108">; <text:s/>4 bytes <text:s/>file size</text:p>
      <text:p text:style-name="P108">;</text:p>
      <text:p text:style-name="P108">; NOTES:</text:p>
      <text:p text:style-name="P108">; If the directory was opened with the esx_mode_use_lfn bit, long filenames</text:p>
      <text:p text:style-name="P108">; (up to 260 bytes plus terminator) are returned; otherwise short filenames</text:p>
      <text:p text:style-name="P108">; (up to 12 bytes plus terminator) are returned.</text:p>
      <text:p text:style-name="P108">; If opened with the esx_mode_use_header bit, after the normal entry follows the</text:p>
      <text:p text:style-name="P108">; 8-byte +3DOS header (for headerless files, type=$ff, other bytes=zero).</text:p>
      <text:p text:style-name="P109"/>
      <text:p text:style-name="P230">; ***************************************************************************</text:p>
      <text:p text:style-name="P109">; * F_TELLDIR ($a5) <text:s text:c="56"/>*</text:p>
      <text:p text:style-name="P109">; ***************************************************************************</text:p>
      <text:p text:style-name="P109">; Get current directory position.</text:p>
      <text:p text:style-name="P109">; Entry:</text:p>
      <text:p text:style-name="P109">; <text:s text:c="6"/>A=handle</text:p>
      <text:p text:style-name="P109">; Exit (success):</text:p>
      <text:p text:style-name="P109">; <text:s text:c="6"/>BCDE=current offset in directory</text:p>
      <text:p text:style-name="P109">; <text:s text:c="6"/>Fc=0</text:p>
      <text:p text:style-name="P109">; Exit (failure):</text:p>
      <text:p text:style-name="P109">; <text:s text:c="6"/>Fc=1</text:p>
      <text:p text:style-name="P109">; <text:s text:c="6"/>A=error code</text:p>
      <text:p text:style-name="P109"/>
      <text:p text:style-name="P109"/>
      <text:p text:style-name="P109">; ***************************************************************************</text:p>
      <text:p text:style-name="P109">; * F_SEEKDIR ($a6) <text:s text:c="56"/>*</text:p>
      <text:p text:style-name="P109">; ***************************************************************************</text:p>
      <text:p text:style-name="P109">; Set current directory position.</text:p>
      <text:p text:style-name="P109">; Entry:</text:p>
      <text:p text:style-name="P109">; <text:s text:c="6"/>A=handle</text:p>
      <text:p text:style-name="P109">; <text:s text:c="6"/>BCDE=offset in directory to seek to (as returned by F_TELLDIR)</text:p>
      <text:p text:style-name="P109">; Exit (success):</text:p>
      <text:p text:style-name="P109">; <text:s text:c="6"/>Fc=0</text:p>
      <text:p text:style-name="P109">; Exit (failure):</text:p>
      <text:p text:style-name="P109">; <text:s text:c="6"/>Fc=1</text:p>
      <text:p text:style-name="P109">; <text:s text:c="6"/>A=error code</text:p>
      <text:p text:style-name="P109"/>
      <text:p text:style-name="P109"/>
      <text:p text:style-name="P109">; ***************************************************************************</text:p>
      <text:p text:style-name="P109">; * F_REWINDDIR ($a7) <text:s text:c="54"/>*</text:p>
      <text:p text:style-name="P109">; ***************************************************************************</text:p>
      <text:p text:style-name="P109">; Rewind directory position to the start of the directory.</text:p>
      <text:p text:style-name="P109">; Entry:</text:p>
      <text:p text:style-name="P109">; <text:s text:c="6"/>A=handle</text:p>
      <text:p text:style-name="P109">; Exit (success):</text:p>
      <text:p text:style-name="P109">; <text:s text:c="6"/>Fc=0</text:p>
      <text:p text:style-name="P109">; Exit (failure):</text:p>
      <text:p text:style-name="P109">; <text:s text:c="6"/>Fc=1</text:p>
      <text:p text:style-name="P109">; <text:s text:c="6"/>A=error code</text:p>
      <text:p text:style-name="P109"/>
      <text:p text:style-name="P110"/>
      <text:p text:style-name="P110">; ***************************************************************************</text:p>
      <text:p text:style-name="P110">; * F_GETCWD ($a8) <text:s text:c="57"/>*</text:p>
      <text:p text:style-name="P110">; ***************************************************************************</text:p>
      <text:p text:style-name="P110">; Get current working directory.</text:p>
      <text:p text:style-name="P110">; Entry:</text:p>
      <text:p text:style-name="P110">; <text:s text:c="6"/>A=drive</text:p>
      <text:p text:style-name="P110">; <text:s text:c="6"/>IX=buffer for null-terminated path</text:p>
      <text:p text:style-name="P110">; Exit (success):</text:p>
      <text:p text:style-name="P110">; <text:s text:c="6"/>Fc=0</text:p>
      <text:p text:style-name="P110">; Exit (failure):</text:p>
      <text:p text:style-name="P110">; <text:s text:c="6"/>Fc=1</text:p>
      <text:p text:style-name="P110">; <text:s text:c="6"/>A=error code</text:p>
      <text:p text:style-name="P110"/>
      <text:p text:style-name="P231">; ***************************************************************************</text:p>
      <text:p text:style-name="P110">; * F_CHDIR ($a9) <text:s text:c="58"/>*</text:p>
      <text:p text:style-name="P110">; ***************************************************************************</text:p>
      <text:p text:style-name="P110">; Change directory.</text:p>
      <text:p text:style-name="P110">; Entry:</text:p>
      <text:p text:style-name="P110">; <text:s text:c="6"/>A=drive specifier (overridden if filespec includes a drive)</text:p>
      <text:p text:style-name="P110">; <text:s text:c="6"/>IX=path, null-terminated</text:p>
      <text:p text:style-name="P110">; Exit (success):</text:p>
      <text:p text:style-name="P110">; <text:s text:c="6"/>Fc=0</text:p>
      <text:p text:style-name="P110">; Exit (failure):</text:p>
      <text:p text:style-name="P110">; <text:s text:c="6"/>Fc=1</text:p>
      <text:p text:style-name="P110">; <text:s text:c="6"/>A=error code</text:p>
      <text:p text:style-name="P110"/>
      <text:p text:style-name="P110"/>
      <text:p text:style-name="P110">; ***************************************************************************</text:p>
      <text:p text:style-name="P110">; * F_MKDIR ($aa) <text:s text:c="58"/>*</text:p>
      <text:p text:style-name="P110">; ***************************************************************************</text:p>
      <text:p text:style-name="P110">; Create directory.</text:p>
      <text:p text:style-name="P110">; Entry:</text:p>
      <text:p text:style-name="P110">; <text:s text:c="6"/>A=drive specifier (overridden if filespec includes a drive)</text:p>
      <text:p text:style-name="P110">; <text:s text:c="6"/>IX=path, null-terminated</text:p>
      <text:p text:style-name="P110">; Exit (success):</text:p>
      <text:p text:style-name="P110">; <text:s text:c="6"/>Fc=0</text:p>
      <text:p text:style-name="P110">; Exit (failure):</text:p>
      <text:p text:style-name="P110">; <text:s text:c="6"/>Fc=1</text:p>
      <text:p text:style-name="P110">; <text:s text:c="6"/>A=error code</text:p>
      <text:p text:style-name="P110"/>
      <text:p text:style-name="P110"/>
      <text:p text:style-name="P110">; ***************************************************************************</text:p>
      <text:p text:style-name="P110">; * F_RMDIR ($ab) <text:s text:c="58"/>*</text:p>
      <text:p text:style-name="P110">; ***************************************************************************</text:p>
      <text:p text:style-name="P110">; Remove directory.</text:p>
      <text:p text:style-name="P110">; Entry:</text:p>
      <text:p text:style-name="P110">; <text:s text:c="6"/>A=drive specifier (overridden if filespec includes a drive)</text:p>
      <text:p text:style-name="P110">; <text:s text:c="6"/>IX=path, null-terminated</text:p>
      <text:p text:style-name="P110">; Exit (success):</text:p>
      <text:p text:style-name="P110">; <text:s text:c="6"/>Fc=0</text:p>
      <text:p text:style-name="P110">; Exit (failure):</text:p>
      <text:p text:style-name="P110">; <text:s text:c="6"/>Fc=1</text:p>
      <text:p text:style-name="P110">; <text:s text:c="6"/>A=error code</text:p>
      <text:p text:style-name="P111"/>
      <text:p text:style-name="P232">; ***************************************************************************</text:p>
      <text:p text:style-name="P111">; * F_STAT ($ac) <text:s text:c="59"/>*</text:p>
      <text:p text:style-name="P111">; ***************************************************************************</text:p>
      <text:p text:style-name="P111">; Get unopened file information/status.</text:p>
      <text:p text:style-name="P111">; Entry:</text:p>
      <text:p text:style-name="P111">; <text:s text:c="6"/>A=drive specifier (overridden if filespec includes a drive)</text:p>
      <text:p text:style-name="P111">; <text:s text:c="6"/>IX=filespec, null-terminated</text:p>
      <text:p text:style-name="P111">; <text:s text:c="6"/>DE=11-byte buffer address</text:p>
      <text:p text:style-name="P111">; Exit (success):</text:p>
      <text:p text:style-name="P111">; <text:s text:c="6"/>Fc=0</text:p>
      <text:p text:style-name="P111">; Exit (failure):</text:p>
      <text:p text:style-name="P111">; <text:s text:c="6"/>Fc=1</text:p>
      <text:p text:style-name="P111">; <text:s text:c="6"/>A=error code</text:p>
      <text:p text:style-name="P104">;</text:p>
      <text:p text:style-name="P104">; NOTES:</text:p>
      <text:p text:style-name="P104">; The following details are returned in the 11-byte buffer:</text:p>
      <text:p text:style-name="P104">; <text:s text:c="2"/>+0(1)<text:tab/><text:span text:style-name="T118">drive specifier</text:span></text:p>
      <text:p text:style-name="P104">; <text:s text:c="2"/>+1(1)<text:tab/>$81</text:p>
      <text:p text:style-name="P104">; <text:s text:c="2"/>+2(1)<text:tab/>file attributes (MS-DOS format)</text:p>
      <text:p text:style-name="P104">; <text:s text:c="2"/>+3(2)<text:tab/>timestamp (MS-DOS format)</text:p>
      <text:p text:style-name="P104">; <text:s text:c="2"/>+5(2)<text:tab/>datestamp (MS-DOS format)</text:p>
      <text:p text:style-name="P104">; <text:s text:c="2"/>+7(4) <text:s text:c="2"/>file size in bytes</text:p>
      <text:p text:style-name="P104"/>
      <text:p text:style-name="P104"/>
      <text:p text:style-name="P111">; ***************************************************************************</text:p>
      <text:p text:style-name="P111">; * F_UNLINK ($ad) <text:s text:c="57"/>*</text:p>
      <text:p text:style-name="P111">; ***************************************************************************</text:p>
      <text:p text:style-name="P111">; Delete file.</text:p>
      <text:p text:style-name="P111">; Entry:</text:p>
      <text:p text:style-name="P111">; <text:s text:c="6"/>A=drive specifier (overridden if filespec includes a drive)</text:p>
      <text:p text:style-name="P111">; <text:s text:c="6"/>IX=filespec, null-terminated</text:p>
      <text:p text:style-name="P111">; Exit (success):</text:p>
      <text:p text:style-name="P111">; <text:s text:c="6"/>Fc=0</text:p>
      <text:p text:style-name="P111">; Exit (failure):</text:p>
      <text:p text:style-name="P111">; <text:s text:c="6"/>Fc=1</text:p>
      <text:p text:style-name="P111">; <text:s text:c="6"/>A=error code</text:p>
      <text:p text:style-name="P111"/>
      <text:p text:style-name="P111"/>
      <text:p text:style-name="P111">; ***************************************************************************</text:p>
      <text:p text:style-name="P111">; * F_TRUNCATE ($ae) <text:s text:c="55"/>*</text:p>
      <text:p text:style-name="P111">; ***************************************************************************</text:p>
      <text:p text:style-name="P111">; Truncate/extend unopened file.</text:p>
      <text:p text:style-name="P111">; Entry:</text:p>
      <text:p text:style-name="P111">; <text:s text:c="6"/>A=drive specifier (overridden if filespec includes a drive)</text:p>
      <text:p text:style-name="P111">; <text:s text:c="6"/>IX=source filespec, null-terminated</text:p>
      <text:p text:style-name="P111">; <text:s text:c="6"/>BCDE=new filesize</text:p>
      <text:p text:style-name="P111">; Exit (success):</text:p>
      <text:p text:style-name="P111">; <text:s text:c="6"/>Fc=0</text:p>
      <text:p text:style-name="P111">; Exit (failure):</text:p>
      <text:p text:style-name="P111">; <text:s text:c="6"/>Fc=1</text:p>
      <text:p text:style-name="P111">; <text:s text:c="6"/>A=error code</text:p>
      <text:p text:style-name="P106">;</text:p>
      <text:p text:style-name="P106">; NOTES:</text:p>
      <text:p text:style-name="P106">; Sets the filesize to precisely BCDE bytes.</text:p>
      <text:p text:style-name="P106">; If BCDE&lt;current filesize, the file is trunctated.</text:p>
      <text:p text:style-name="P106">; If BCDE&gt;current filesize, the file is extended. The extended part is erased</text:p>
      <text:p text:style-name="P106">; with zeroes.</text:p>
      <text:p text:style-name="P106">; +3DOS headers are included as part of the filesize. Truncating such files is</text:p>
      <text:p text:style-name="P106">; not recommended.</text:p>
      <text:p text:style-name="P112"/>
      <text:p text:style-name="P233">; ***************************************************************************</text:p>
      <text:p text:style-name="P112">; * F_CHMOD ($af) <text:s text:c="58"/>*</text:p>
      <text:p text:style-name="P112">; ***************************************************************************</text:p>
      <text:p text:style-name="P112">; Modify file attributes.</text:p>
      <text:p text:style-name="P112">; Entry:</text:p>
      <text:p text:style-name="P112">; <text:s text:c="6"/>A=drive specifier (overridden if filespec includes a drive)</text:p>
      <text:p text:style-name="P112">; <text:s text:c="6"/>IX=filespec, null-terminated</text:p>
      <text:p text:style-name="P112">; <text:s text:c="6"/>B=attribute values bitmap</text:p>
      <text:p text:style-name="P112">; <text:s text:c="6"/>C=bitmap of attributes to change (1=change, 0=do not change)</text:p>
      <text:p text:style-name="P112">;</text:p>
      <text:p text:style-name="P112">; <text:s text:c="6"/>Bitmasks for B and C are any combination of:</text:p>
      <text:p text:style-name="P112">; <text:tab/><text:tab/>A_WRITE<text:tab/>%00000001</text:p>
      <text:p text:style-name="P112">; <text:tab/><text:tab/>A_READ<text:tab/>%10000000</text:p>
      <text:p text:style-name="P112">; <text:tab/><text:tab/>A_RDWR<text:tab/>%10000001</text:p>
      <text:p text:style-name="P112">; <text:tab/><text:tab/>A_HIDDEN<text:tab/>%00000010</text:p>
      <text:p text:style-name="P112">; <text:tab/><text:tab/>A_SYSTEM<text:tab/>%00000100</text:p>
      <text:p text:style-name="P112">;<text:tab/><text:tab/>A_ARCH<text:tab/>%00100000</text:p>
      <text:p text:style-name="P112">;</text:p>
      <text:p text:style-name="P112">; Exit (success):</text:p>
      <text:p text:style-name="P112">; <text:s text:c="6"/>Fc=0</text:p>
      <text:p text:style-name="P112">; Exit (failure):</text:p>
      <text:p text:style-name="P112">; <text:s text:c="6"/>Fc=1</text:p>
      <text:p text:style-name="P112">; <text:s text:c="6"/>A=error code</text:p>
      <text:p text:style-name="P112"/>
      <text:p text:style-name="P112"/>
      <text:p text:style-name="P113">; ***************************************************************************</text:p>
      <text:p text:style-name="P113">; * F_RENAME ($b0) <text:s text:c="57"/>*</text:p>
      <text:p text:style-name="P113">; ***************************************************************************</text:p>
      <text:p text:style-name="P113">; Rename or move a file.</text:p>
      <text:p text:style-name="P113">; Entry:</text:p>
      <text:p text:style-name="P113">; <text:s text:c="6"/>A=drive specifier (overridden if filespec includes a drive)</text:p>
      <text:p text:style-name="P113">; <text:s text:c="6"/>IX=source filespec, null-terminated</text:p>
      <text:p text:style-name="P113">; <text:s text:c="6"/>DE=destination filespec, null-terminated</text:p>
      <text:p text:style-name="P113">; Exit (success):</text:p>
      <text:p text:style-name="P113">; <text:s text:c="6"/>Fc=0</text:p>
      <text:p text:style-name="P113">; Exit (failure):</text:p>
      <text:p text:style-name="P113">; <text:s text:c="6"/>Fc=1</text:p>
      <text:p text:style-name="P113">; <text:s text:c="6"/>A=error code</text:p>
      <text:p text:style-name="P113"/>
      <text:p text:style-name="P113"/>
      <text:p text:style-name="P113">; ***************************************************************************</text:p>
      <text:p text:style-name="P113">; * F_GETFREE ($b1) <text:s text:c="56"/>*</text:p>
      <text:p text:style-name="P113">; ***************************************************************************</text:p>
      <text:p text:style-name="P113">; Gets free space on drive.</text:p>
      <text:p text:style-name="P113">; Entry:</text:p>
      <text:p text:style-name="P113">; <text:s text:c="6"/>A=drive specifier</text:p>
      <text:p text:style-name="P113">; Exit (success):</text:p>
      <text:p text:style-name="P113">; <text:s text:c="6"/>Fc=0</text:p>
      <text:p text:style-name="P113">; <text:s text:c="6"/>BCDE=number of 512-byte blocks free on drive</text:p>
      <text:p text:style-name="P113">; Exit (failure):</text:p>
      <text:p text:style-name="P113">; <text:s text:c="6"/>Fc=1</text:p>
      <text:p text:style-name="P113">; <text:s text:c="6"/>A=error code</text:p>
      <text:p text:style-name="P113"/>
      <text:p text:style-name="P192">Streaming API example - stream.asm</text:p>
      <text:p text:style-name="P22"/>
      <text:p text:style-name="P22"/>
      <text:p text:style-name="P22">; ***************************************************************************</text:p>
      <text:p text:style-name="P22">; * Streaming file access example code for NextOS via esxDOS API <text:s text:c="11"/>*</text:p>
      <text:p text:style-name="P22">; ***************************************************************************</text:p>
      <text:p text:style-name="P22">; Assemble with: pasmo stream.asm stream.bin</text:p>
      <text:p text:style-name="P22">;</text:p>
      <text:p text:style-name="P22">; Execute with stream.bin and test.scr (any 6912-byte headerless screen file)</text:p>
      <text:p text:style-name="P22">; in the same directory, using:</text:p>
      <text:p text:style-name="P22">;</text:p>
      <text:p text:style-name="P22">; CLEAR 32767:LOAD "stream.bin" CODE 32768</text:p>
      <text:p text:style-name="P22">; LET x=USR 32768</text:p>
      <text:p text:style-name="P22">;</text:p>
      <text:p text:style-name="P22">; PRINT x to show any esxDOS error code on return.</text:p>
      <text:p text:style-name="P22">; Additionally, 255 means "out of data"</text:p>
      <text:p text:style-name="P22">; and 65535 means "completed successfully".</text:p>
      <text:p text:style-name="P22"/>
      <text:p text:style-name="P22"/>
      <text:p text:style-name="P22">; ***************************************************************************</text:p>
      <text:p text:style-name="P22">; * esxDOS API and other definitions required <text:s text:c="30"/>*</text:p>
      <text:p text:style-name="P22">; ***************************************************************************</text:p>
      <text:p text:style-name="P22"/>
      <text:p text:style-name="P22">; Calls</text:p>
      <text:p text:style-name="P22">f_open <text:s text:c="17"/>equ <text:s text:c="4"/>$9a <text:s text:c="12"/>; opens a file</text:p>
      <text:p text:style-name="P22">f_close <text:s text:c="16"/>equ <text:s text:c="4"/>$9b <text:s text:c="12"/>; closes a file</text:p>
      <text:p text:style-name="P22">disk_filemap <text:s text:c="11"/>equ <text:s text:c="4"/>$85 <text:s text:c="12"/>; obtains map of file data</text:p>
      <text:p text:style-name="P22">disk_strmstart <text:s text:c="9"/>equ <text:s text:c="4"/>$86 <text:s text:c="12"/>; begin streaming operation</text:p>
      <text:p text:style-name="P22">disk_strmend <text:s text:c="11"/>equ <text:s text:c="4"/>$87 <text:s text:c="12"/>; end streaming operation</text:p>
      <text:p text:style-name="P22"/>
      <text:p text:style-name="P22">; File access modes</text:p>
      <text:p text:style-name="P22">esx_mode_read <text:s text:c="10"/>equ <text:s text:c="4"/>$01 <text:s text:c="12"/>; read access</text:p>
      <text:p text:style-name="P22">esx_mode_open_exist <text:s text:c="4"/>equ <text:s text:c="4"/>$00 <text:s text:c="12"/>; open existing files only</text:p>
      <text:p text:style-name="P22"/>
      <text:p text:style-name="P22">; Next registers</text:p>
      <text:p text:style-name="P22">next_register_select <text:s text:c="3"/>equ <text:s text:c="4"/>$243b</text:p>
      <text:p text:style-name="P22">nxr_peripheral2 <text:s text:c="8"/>equ <text:s text:c="4"/>$06</text:p>
      <text:p text:style-name="P22"/>
      <text:p text:style-name="P22">; Size of filemap buffer (in 6-byte entries)</text:p>
      <text:p text:style-name="P22">; To guarantee all entries will fit in the filemap at once, allow 1 entry for</text:p>
      <text:p text:style-name="P22">; every 2K of filesize. The example uses a 6.75K SCREEN$, so 4 entries is</text:p>
      <text:p text:style-name="P22">; sufficient.</text:p>
      <text:p text:style-name="P22">; (NOTE: Reducing this to 1 *may* force the example code to refill the filemap</text:p>
      <text:p text:style-name="P22">; <text:s text:c="7"/>multiple times, but only if your card has a cluster size of 2K or 4K</text:p>
      <text:p text:style-name="P22">; <text:s text:c="7"/>and the file is fragmented).</text:p>
      <text:p text:style-name="P22">filemap_size <text:s text:c="11"/>equ <text:s text:c="4"/>4</text:p>
      <text:p text:style-name="P22"/>
      <text:p text:style-name="P22"/>
      <text:p text:style-name="P22">; ***************************************************************************</text:p>
      <text:p text:style-name="P22">; * Initialisation <text:s text:c="57"/>*</text:p>
      <text:p text:style-name="P22">; ***************************************************************************</text:p>
      <text:p text:style-name="P22"/>
      <text:p text:style-name="P22"><text:s text:c="8"/>org <text:s text:c="4"/>$8000</text:p>
      <text:p text:style-name="P22"/>
      <text:p text:style-name="P22">; Before starting we will disable the Multiface button, since filesystem</text:p>
      <text:p text:style-name="P22">; access will not be possible during a streaming operation, and could cause</text:p>
      <text:p text:style-name="P22">; unexpected effects, including possibly the machine locking up until a soft</text:p>
      <text:p text:style-name="P22">; reset is performed.</text:p>
      <text:p text:style-name="P22"/>
      <text:p text:style-name="P22"><text:s text:c="8"/>ld <text:s text:c="5"/>bc,next_register_select</text:p>
      <text:p text:style-name="P22"><text:s text:c="8"/>ld <text:s text:c="5"/>a,nxr_peripheral2</text:p>
      <text:p text:style-name="P22"><text:s text:c="8"/>out <text:s text:c="4"/>(c),a</text:p>
      <text:p text:style-name="P22"><text:soft-page-break/><text:s text:c="8"/>inc <text:s text:c="4"/>b</text:p>
      <text:p text:style-name="P22"><text:s text:c="8"/>in <text:s text:c="5"/>a,(c) <text:s text:c="18"/>; get current peripheral2 value</text:p>
      <text:p text:style-name="P22"><text:s text:c="8"/>and <text:s text:c="4"/>%11110111 <text:s text:c="14"/>; clear bit 3 (multiface enable)</text:p>
      <text:p text:style-name="P22"><text:s text:c="8"/>out <text:s text:c="4"/>(c),a</text:p>
      <text:p text:style-name="P22"/>
      <text:p text:style-name="P22">; First the file must be opened in the normal way</text:p>
      <text:p text:style-name="P22"/>
      <text:p text:style-name="P22"><text:s text:c="8"/>ld <text:s text:c="5"/>a,'*' <text:s text:c="18"/>; use default drive if none specified</text:p>
      <text:p text:style-name="P22"><text:s text:c="8"/>ld <text:s text:c="5"/>ix,test_filename</text:p>
      <text:p text:style-name="P22"><text:s text:c="8"/>ld <text:s text:c="5"/>b,esx_mode_read+esx_mode_open_exist</text:p>
      <text:p text:style-name="P22"><text:s text:c="8"/>rst <text:s text:c="4"/>$08</text:p>
      <text:p text:style-name="P22"><text:s text:c="8"/>defb <text:s text:c="3"/>f_open</text:p>
      <text:p text:style-name="P22"><text:s text:c="8"/>jp <text:s text:c="5"/>c,exit_with_error</text:p>
      <text:p text:style-name="P22"><text:s text:c="8"/>ld <text:s text:c="5"/>(filehandle),a <text:s text:c="9"/>; store the returned file handle</text:p>
      <text:p text:style-name="P22"/>
      <text:p text:style-name="P22">; For this example, we are going to "stream" a standard Spectrum SCREEN$</text:p>
      <text:p text:style-name="P22">; file to the screen. This is a convenient point to set up parameters</text:p>
      <text:p text:style-name="P22">; for this.</text:p>
      <text:p text:style-name="P22"/>
      <text:p text:style-name="P22"><text:s text:c="8"/>ld <text:s text:c="5"/>hl,$4000 <text:s text:c="15"/>; address to stream data to</text:p>
      <text:p text:style-name="P22"><text:s text:c="8"/>ld <text:s text:c="5"/>de,6912 <text:s text:c="16"/>; size of data left to stream</text:p>
      <text:p text:style-name="P22"><text:s text:c="8"/>exx <text:s text:c="28"/>; save in alternate registers</text:p>
      <text:p text:style-name="P22"/>
      <text:p text:style-name="P22"/>
      <text:p text:style-name="P22">; ***************************************************************************</text:p>
      <text:p text:style-name="P22">; * Filemap buffer setup <text:s text:c="51"/>*</text:p>
      <text:p text:style-name="P22">; ***************************************************************************</text:p>
      <text:p text:style-name="P22"/>
      <text:p text:style-name="P22">; Next, obtain the map of card addresses for the file.</text:p>
      <text:p text:style-name="P22">; Note that this call (DISK_FILEMAP) must be made directly after opening the</text:p>
      <text:p text:style-name="P22">; file - no other file access calls should be made first.</text:p>
      <text:p text:style-name="P22">;</text:p>
      <text:p text:style-name="P22">; A buffer must be provided to hold the card addresses.</text:p>
      <text:p text:style-name="P22">;</text:p>
      <text:p text:style-name="P22">; Each entry in the buffer occupies 6 bytes and describes an area of the</text:p>
      <text:p text:style-name="P22">; file which can be anywhere between 2K and 32MB in size (depending on the</text:p>
      <text:p text:style-name="P22">; way the card was formatted, and how fragmented the file is).</text:p>
      <text:p text:style-name="P22">; Therefore, it is possible to calculate the absolute maximum number of buffer</text:p>
      <text:p text:style-name="P22">; entries required by dividing the size of the file by 2K.</text:p>
      <text:p text:style-name="P22">;</text:p>
      <text:p text:style-name="P22">; It is also possible to use a smaller buffer and call disk_filemap multiple</text:p>
      <text:p text:style-name="P22">; times when a refill is required (provided the last streaming operation has</text:p>
      <text:p text:style-name="P22">; been stopped before the next disk_filemap call is made).</text:p>
      <text:p text:style-name="P22">;</text:p>
      <text:p text:style-name="P22">; Often, files are unfragmented, and so will use only 1 entry. You could</text:p>
      <text:p text:style-name="P22">; potentially write your code to assume this (which would therefore be simpler</text:p>
      <text:p text:style-name="P22">; than this example), and cause an error if more than 1 entry is returned,</text:p>
      <text:p text:style-name="P22">; citing "framentation" and suggesting the user run the .defrag dot command</text:p>
      <text:p text:style-name="P22">; on the file. (Note that some CompactFlash, and other IDE, may be limited</text:p>
      <text:p text:style-name="P22">; to a maximum section size of 64K).</text:p>
      <text:p text:style-name="P22">;</text:p>
      <text:p text:style-name="P22">; The byte/block addressing flag returned in bit 1 of A may be useful if you</text:p>
      <text:p text:style-name="P22">; wish to start streaming data from a particular 512-byte block offset within</text:p>
      <text:p text:style-name="P22">; the file, as it indicates how to adjust the 4-byte card addresses:</text:p>
      <text:p text:style-name="P22">; <text:s text:c="2"/>if bit 1 of A=0, then add 512 to the card address for every block</text:p>
      <text:p text:style-name="P22">; <text:s text:c="2"/>if bit 1 of A=1, then add 1 to the card address for every block</text:p>
      <text:p text:style-name="P22"/>
      <text:p text:style-name="P22">refill_map:</text:p>
      <text:p text:style-name="P22"><text:s text:c="8"/>ld <text:s text:c="5"/>a,(filehandle)</text:p>
      <text:p text:style-name="P22"><text:s text:c="8"/>ld <text:s text:c="5"/>ix,filemap_buffer <text:s text:c="6"/>; address of buffer</text:p>
      <text:p text:style-name="P22"><text:s text:c="8"/>ld <text:s text:c="5"/>de,filemap_size <text:s text:c="8"/>; size of buffer (in 6-byte entries)</text:p>
      <text:p text:style-name="P22"><text:s text:c="8"/>rst <text:s text:c="4"/>$08</text:p>
      <text:p text:style-name="P22"><text:soft-page-break/><text:s text:c="8"/>defb <text:s text:c="3"/>disk_filemap</text:p>
      <text:p text:style-name="P22"><text:s text:c="8"/>jp <text:s text:c="5"/>c,close_and_exit_with_error</text:p>
      <text:p text:style-name="P22"/>
      <text:p text:style-name="P22">; On exit from disk_filemap, the return values are:</text:p>
      <text:p text:style-name="P22">; <text:s text:c="6"/>DE=size of buffer unused (in 6-byte entries)</text:p>
      <text:p text:style-name="P22">; <text:s text:c="6"/>HL=address in buffer after last written entry</text:p>
      <text:p text:style-name="P22">; <text:s text:c="6"/>A=flags: bit 0=card id (0 or 1)</text:p>
      <text:p text:style-name="P22">; <text:s text:c="15"/>bit 1=0 for byte addressing, 1 for block addressing</text:p>
      <text:p text:style-name="P22"/>
      <text:p text:style-name="P22"><text:s text:c="8"/>ld <text:s text:c="5"/>(cardflags),a <text:s text:c="10"/>; store card flags for later use</text:p>
      <text:p text:style-name="P22"/>
      <text:p text:style-name="P22">; First we will check whether there were any entries returned, and exit with</text:p>
      <text:p text:style-name="P22">; a dummy error code ($ff) not used by esxDOS to indicate "out of data" if not.</text:p>
      <text:p text:style-name="P22"/>
      <text:p text:style-name="P22"><text:s text:c="8"/>push <text:s text:c="3"/>hl</text:p>
      <text:p text:style-name="P22"><text:s text:c="8"/>ld <text:s text:c="5"/>de,filemap_buffer <text:s text:c="6"/>; initialise buffer address</text:p>
      <text:p text:style-name="P22">; <text:s text:c="6"/>and <text:s text:c="4"/>a <text:s text:c="22"/>; not needed as no error, so carry=0</text:p>
      <text:p text:style-name="P22"><text:s text:c="8"/>sbc <text:s text:c="4"/>hl,de <text:s text:c="18"/>; any entries in the buffer at all?</text:p>
      <text:p text:style-name="P22"><text:s text:c="8"/>pop <text:s text:c="4"/>hl</text:p>
      <text:p text:style-name="P22"><text:s text:c="8"/>ld <text:s text:c="5"/>a,$ff <text:s text:c="18"/>; dummy error to indicate out of data</text:p>
      <text:p text:style-name="P22"><text:s text:c="8"/>jr <text:s text:c="5"/>z,close_and_exit_with_error</text:p>
      <text:p text:style-name="P22"/>
      <text:p text:style-name="P22"/>
      <text:p text:style-name="P22">; ***************************************************************************</text:p>
      <text:p text:style-name="P22">; * Main streaming loop <text:s text:c="52"/>*</text:p>
      <text:p text:style-name="P22">; ***************************************************************************</text:p>
      <text:p text:style-name="P22">; Now we can enter a loop to stream data from each entry in the buffer.</text:p>
      <text:p text:style-name="P22"/>
      <text:p text:style-name="P22">stream_loop:</text:p>
      <text:p text:style-name="P22"><text:s text:c="8"/>push <text:s text:c="3"/>hl <text:s text:c="21"/>; save buffer end address</text:p>
      <text:p text:style-name="P22"><text:s text:c="8"/>ex <text:s text:c="5"/>de,hl <text:s text:c="18"/>; HL=address of next entry in buffer</text:p>
      <text:p text:style-name="P22"><text:s text:c="8"/>ld <text:s text:c="5"/>e,(hl)</text:p>
      <text:p text:style-name="P22"><text:s text:c="8"/>inc <text:s text:c="4"/>hl</text:p>
      <text:p text:style-name="P22"><text:s text:c="8"/>ld <text:s text:c="5"/>d,(hl)</text:p>
      <text:p text:style-name="P22"><text:s text:c="8"/>inc <text:s text:c="4"/>hl</text:p>
      <text:p text:style-name="P22"><text:s text:c="8"/>ld <text:s text:c="5"/>c,(hl)</text:p>
      <text:p text:style-name="P22"><text:s text:c="8"/>inc <text:s text:c="4"/>hl</text:p>
      <text:p text:style-name="P22"><text:s text:c="8"/>ld <text:s text:c="5"/>b,(hl) <text:s text:c="17"/>; BCDE=card address</text:p>
      <text:p text:style-name="P22"><text:s text:c="8"/>inc <text:s text:c="4"/>hl</text:p>
      <text:p text:style-name="P22"><text:s text:c="8"/>push <text:s text:c="3"/>bc</text:p>
      <text:p text:style-name="P22"><text:s text:c="8"/>pop <text:s text:c="4"/>ix <text:s text:c="21"/>; IXDE=card address</text:p>
      <text:p text:style-name="P22"><text:s text:c="8"/>ld <text:s text:c="5"/>c,(hl)</text:p>
      <text:p text:style-name="P22"><text:s text:c="8"/>inc <text:s text:c="4"/>hl</text:p>
      <text:p text:style-name="P22"><text:s text:c="8"/>ld <text:s text:c="5"/>b,(hl) <text:s text:c="17"/>; BC=number of 512-byte blocks</text:p>
      <text:p text:style-name="P22"><text:s text:c="8"/>inc <text:s text:c="4"/>hl</text:p>
      <text:p text:style-name="P22"><text:s text:c="8"/>push <text:s text:c="3"/>hl <text:s text:c="21"/>; save updated buffer address</text:p>
      <text:p text:style-name="P22"><text:s text:c="8"/>push <text:s text:c="3"/>bc <text:s text:c="21"/>; save number of blocks</text:p>
      <text:p text:style-name="P22"/>
      <text:p text:style-name="P22">; Streaming is initiated by calling DISK_STRMSTART with:</text:p>
      <text:p text:style-name="P22">; <text:s text:c="6"/>IXDE=card address</text:p>
      <text:p text:style-name="P22">; <text:s text:c="6"/>BC=number of 512-byte blocks to stream</text:p>
      <text:p text:style-name="P22">; <text:s text:c="6"/>A=card flags, as returned by DISK_FILEMAP</text:p>
      <text:p text:style-name="P22">; After this call is issued it is important that no further esxDOS calls</text:p>
      <text:p text:style-name="P22">; (or NextOS calls which might access a filesystem) are issued until the</text:p>
      <text:p text:style-name="P22">; matching DISK_STRMEND call has been made.</text:p>
      <text:p text:style-name="P22">; It is also important to ensure that the Multiface (which could access files)</text:p>
      <text:p text:style-name="P22">; is disabled for the duration of the streaming operation. (Done earlier in</text:p>
      <text:p text:style-name="P22">; this example).</text:p>
      <text:p text:style-name="P22"/>
      <text:p text:style-name="P22"><text:s text:c="8"/>ld <text:s text:c="5"/>a,(cardflags) <text:s text:c="10"/>; A=card flags</text:p>
      <text:p text:style-name="P22"><text:s text:c="8"/>rst <text:s text:c="4"/>$8</text:p>
      <text:p text:style-name="P22"><text:s text:c="8"/>defb <text:s text:c="3"/>disk_strmstart</text:p>
      <text:p text:style-name="P22"><text:soft-page-break/><text:s text:c="8"/>pop <text:s text:c="4"/>ix <text:s text:c="21"/>; retrieve number of blocks to IX</text:p>
      <text:p text:style-name="P22"><text:s text:c="8"/>jr <text:s text:c="5"/>c,drop2_close_and_exit_with_error</text:p>
      <text:p text:style-name="P22"/>
      <text:p text:style-name="P22">; If successful, the call returns with:</text:p>
      <text:p text:style-name="P22">; <text:s text:c="6"/>B=protocol: 0=SD/MMC, 1=IDE</text:p>
      <text:p text:style-name="P22">; <text:s text:c="6"/>C=data port</text:p>
      <text:p text:style-name="P22">; NOTE: On the Next, these values will always be:</text:p>
      <text:p text:style-name="P22">; <text:s text:c="6"/>B=0</text:p>
      <text:p text:style-name="P22">; <text:s text:c="6"/>C=$EB</text:p>
      <text:p text:style-name="P22">; Therefore, your code code be slightly faster and simpler if writing a</text:p>
      <text:p text:style-name="P22">; Next-only program. However, these values are provided to allow portable</text:p>
      <text:p text:style-name="P22">; streaming code to be written (if NextOS is later ported to other platforms).</text:p>
      <text:p text:style-name="P22"/>
      <text:p text:style-name="P22"><text:s text:c="8"/>ld <text:s text:c="5"/>a,c</text:p>
      <text:p text:style-name="P22"><text:s text:c="8"/>exx <text:s text:c="28"/>; switch back to "streaming set"</text:p>
      <text:p text:style-name="P22"><text:s text:c="40"/>; HL=address, DE=bytes to stream</text:p>
      <text:p text:style-name="P22"><text:s text:c="8"/>ld <text:s text:c="5"/>c,a <text:s text:c="20"/>; C=data port</text:p>
      <text:p text:style-name="P22"/>
      <text:p text:style-name="P22"/>
      <text:p text:style-name="P22">; ***************************************************************************</text:p>
      <text:p text:style-name="P22">; * Block streaming loop <text:s text:c="51"/>*</text:p>
      <text:p text:style-name="P22">; ***************************************************************************</text:p>
      <text:p text:style-name="P22"/>
      <text:p text:style-name="P22">stream_block_loop:</text:p>
      <text:p text:style-name="P22"><text:s text:c="8"/>ld <text:s text:c="5"/>b,0 <text:s text:c="20"/>; prepare for 256-byte INIR</text:p>
      <text:p text:style-name="P22"/>
      <text:p text:style-name="P22"><text:s text:c="8"/>ld <text:s text:c="5"/>a,d</text:p>
      <text:p text:style-name="P22"><text:s text:c="8"/>cp <text:s text:c="5"/>2 <text:s text:c="22"/>; at least 1 block to stream?</text:p>
      <text:p text:style-name="P22"><text:s text:c="8"/>jr <text:s text:c="5"/>c,stream_partial_block</text:p>
      <text:p text:style-name="P22"/>
      <text:p text:style-name="P22">; Read an entire 512-byte block of data.</text:p>
      <text:p text:style-name="P22">; These could be unrolled to INIs for maximum performance.</text:p>
      <text:p text:style-name="P22"/>
      <text:p text:style-name="P22"><text:s text:c="8"/>inir <text:s text:c="27"/>; read 512 bytes from the port</text:p>
      <text:p text:style-name="P22"><text:s text:c="8"/>inir</text:p>
      <text:p text:style-name="P22"><text:s text:c="8"/>dec <text:s text:c="4"/>d <text:s text:c="22"/>; update byte count</text:p>
      <text:p text:style-name="P22"><text:s text:c="8"/>dec <text:s text:c="4"/>d</text:p>
      <text:p text:style-name="P22"/>
      <text:p text:style-name="P22">; Check the protocol being used.</text:p>
      <text:p text:style-name="P22"><text:s text:c="8"/>exx</text:p>
      <text:p text:style-name="P22"><text:s text:c="8"/>ld <text:s text:c="5"/>a,b <text:s text:c="20"/>; A=protocol (0=SD/MMC, 1=IDE)</text:p>
      <text:p text:style-name="P22"><text:s text:c="8"/>exx</text:p>
      <text:p text:style-name="P22"><text:s text:c="8"/>and <text:s text:c="4"/>a <text:s text:c="22"/>; The IDE protocol doesn't need</text:p>
      <text:p text:style-name="P22"><text:s text:c="8"/>jr <text:s text:c="5"/>nz,protocol_ide <text:s text:c="8"/>; this end-of-block processing</text:p>
      <text:p text:style-name="P22"/>
      <text:p text:style-name="P22">; For SD protocol we must next skip the 2-byte CRC for the block just read.</text:p>
      <text:p text:style-name="P22">; Note that maximum performance of the interface is 16T per byte, so nops</text:p>
      <text:p text:style-name="P22">; must be added if not using INI/OUTI.</text:p>
      <text:p text:style-name="P22">; The interface can run at CPU speeds of at least 21MHz (as in ZX-Badaloc).</text:p>
      <text:p text:style-name="P22"/>
      <text:p text:style-name="P22"><text:s text:c="8"/>in <text:s text:c="5"/>a,(c)</text:p>
      <text:p text:style-name="P22"><text:s text:c="8"/>nop</text:p>
      <text:p text:style-name="P22"><text:s text:c="8"/>in <text:s text:c="5"/>a,(c)</text:p>
      <text:p text:style-name="P22"><text:s text:c="8"/>nop</text:p>
      <text:p text:style-name="P22"/>
      <text:p text:style-name="P22">; And then wait for a token of $FE, signifying the start of the next block.</text:p>
      <text:p text:style-name="P22">; A value of $FF indicates "token not yet available". Any other value is an</text:p>
      <text:p text:style-name="P22">; error.</text:p>
      <text:p text:style-name="P22"/>
      <text:p text:style-name="P22">wait_token:</text:p>
      <text:p text:style-name="P22"><text:s text:c="8"/>in <text:s text:c="5"/>a,(c) <text:s text:c="18"/>; wait for start of next block</text:p>
      <text:p text:style-name="P22"><text:s text:c="8"/>cp <text:s text:c="5"/>$ff <text:s text:c="20"/>; (a token is != $ff)</text:p>
      <text:p text:style-name="P22"><text:soft-page-break/><text:s text:c="8"/>jr <text:s text:c="5"/>z,wait_token</text:p>
      <text:p text:style-name="P22"><text:s text:c="8"/>cp <text:s text:c="5"/>$fe <text:s text:c="20"/>; the correct data token is $fe</text:p>
      <text:p text:style-name="P22"><text:s text:c="8"/>jr <text:s text:c="5"/>nz,token_error <text:s text:c="9"/>; anything else is an error</text:p>
      <text:p text:style-name="P22"/>
      <text:p text:style-name="P22">; IDE protocol streaming can rejoin here.</text:p>
      <text:p text:style-name="P22">protocol_ide:</text:p>
      <text:p text:style-name="P22"><text:s text:c="8"/>ld <text:s text:c="5"/>a,d <text:s text:c="20"/>; check if any more bytes needed</text:p>
      <text:p text:style-name="P22"><text:s text:c="8"/>or <text:s text:c="5"/>e</text:p>
      <text:p text:style-name="P22"><text:s text:c="8"/>jr <text:s text:c="5"/>z,streaming_complete</text:p>
      <text:p text:style-name="P22"/>
      <text:p text:style-name="P22"><text:s text:c="8"/>dec <text:s text:c="4"/>ix <text:s text:c="21"/>; decrement block count</text:p>
      <text:p text:style-name="P22"><text:s text:c="8"/>ld <text:s text:c="5"/>a,ixl</text:p>
      <text:p text:style-name="P22"><text:s text:c="8"/>or <text:s text:c="5"/>ixh</text:p>
      <text:p text:style-name="P22"><text:s text:c="8"/>jr <text:s text:c="5"/>nz,stream_block_loop <text:s text:c="3"/>; continue until all blocks streamed</text:p>
      <text:p text:style-name="P22"/>
      <text:p text:style-name="P22"><text:s text:c="8"/>exx <text:s text:c="28"/>; switch "streaming set" to alternates</text:p>
      <text:p text:style-name="P22"/>
      <text:p text:style-name="P22"/>
      <text:p text:style-name="P22">; ***************************************************************************</text:p>
      <text:p text:style-name="P22">; * Main streaming loop end <text:s text:c="48"/>*</text:p>
      <text:p text:style-name="P22">; ***************************************************************************</text:p>
      <text:p text:style-name="P22">; After all the 512-byte blocks for a particular card address have been</text:p>
      <text:p text:style-name="P22">; streamed, the DISK_STRMEND call must be made. This just requires A=cardflags.</text:p>
      <text:p text:style-name="P22"/>
      <text:p text:style-name="P22"><text:s text:c="8"/>ld <text:s text:c="5"/>a,(cardflags)</text:p>
      <text:p text:style-name="P22"><text:s text:c="8"/>rst <text:s text:c="4"/>$08</text:p>
      <text:p text:style-name="P22"><text:s text:c="8"/>defb <text:s text:c="3"/>disk_strmend</text:p>
      <text:p text:style-name="P22"><text:s text:c="8"/>jr <text:s text:c="5"/>c,drop2_close_and_exit_with_error</text:p>
      <text:p text:style-name="P22"/>
      <text:p text:style-name="P22">; Following disk_strmend, the system is back in a state where any other esxdos</text:p>
      <text:p text:style-name="P22">; calls may now be used, including (if necessary) DISK_FILEMAP to refill the</text:p>
      <text:p text:style-name="P22">; buffer. This can be an expensive call, though, so it would be preferable to</text:p>
      <text:p text:style-name="P22">; ensure that the buffer is large enough to be filled with the first call.</text:p>
      <text:p text:style-name="P22">; This would also simplify the code a little.</text:p>
      <text:p text:style-name="P22"/>
      <text:p text:style-name="P22"><text:s text:c="8"/>pop <text:s text:c="4"/>de <text:s text:c="21"/>; DE=current buffer address</text:p>
      <text:p text:style-name="P22"><text:s text:c="8"/>pop <text:s text:c="4"/>hl <text:s text:c="21"/>; HL=ending buffer address</text:p>
      <text:p text:style-name="P22">; <text:s text:c="6"/>and <text:s text:c="4"/>a <text:s text:c="22"/>; not needed; carry=0 since no error</text:p>
      <text:p text:style-name="P22"><text:s text:c="8"/>sbc <text:s text:c="4"/>hl,de <text:s text:c="18"/>; any more entries left in buffer?</text:p>
      <text:p text:style-name="P22"><text:s text:c="8"/>jr <text:s text:c="5"/>z,refill_map <text:s text:c="11"/>; if not, refill</text:p>
      <text:p text:style-name="P22"><text:s text:c="8"/>add <text:s text:c="4"/>hl,de <text:s text:c="18"/>; re-form ending address</text:p>
      <text:p text:style-name="P22"><text:s text:c="8"/>jr <text:s text:c="5"/>stream_loop <text:s text:c="12"/>; back for next entry in the buffer</text:p>
      <text:p text:style-name="P22"/>
      <text:p text:style-name="P22"/>
      <text:p text:style-name="P22">; ***************************************************************************</text:p>
      <text:p text:style-name="P22">; * Stream a partial block <text:s text:c="49"/>*</text:p>
      <text:p text:style-name="P22">; ***************************************************************************</text:p>
      <text:p text:style-name="P22">; It is entirely okay to stream a partial block, since the streaming operation</text:p>
      <text:p text:style-name="P22">; can be terminated at any point by issuing the DISK_STRMEND call.</text:p>
      <text:p text:style-name="P22"/>
      <text:p text:style-name="P22">stream_partial_block:</text:p>
      <text:p text:style-name="P22"><text:s text:c="8"/>and <text:s text:c="4"/>a <text:s text:c="22"/>; at least 256 bytes left?</text:p>
      <text:p text:style-name="P22"><text:s text:c="8"/>jr <text:s text:c="5"/>z,stream_final_bytes</text:p>
      <text:p text:style-name="P22"/>
      <text:p text:style-name="P22"><text:s text:c="8"/>inir <text:s text:c="27"/>; read 256 bytes from the port</text:p>
      <text:p text:style-name="P22"/>
      <text:p text:style-name="P22">stream_final_bytes:</text:p>
      <text:p text:style-name="P22"><text:s text:c="8"/>ld <text:s text:c="5"/>b,e</text:p>
      <text:p text:style-name="P22"><text:s text:c="8"/>inc <text:s text:c="4"/>b</text:p>
      <text:p text:style-name="P22"><text:s text:c="8"/>dec <text:s text:c="4"/>b</text:p>
      <text:p text:style-name="P22"><text:s text:c="8"/>jr <text:s text:c="5"/>z,streaming_complete</text:p>
      <text:p text:style-name="P22"/>
      <text:p text:style-name="P22"><text:soft-page-break/><text:s text:c="8"/>inir <text:s text:c="27"/>; read last few bytes from the port</text:p>
      <text:p text:style-name="P22"/>
      <text:p text:style-name="P22">streaming_complete:</text:p>
      <text:p text:style-name="P22"><text:s text:c="8"/>ld <text:s text:c="5"/>a,(cardflags)</text:p>
      <text:p text:style-name="P22"><text:s text:c="8"/>rst <text:s text:c="4"/>$08</text:p>
      <text:p text:style-name="P22"><text:s text:c="8"/>defb <text:s text:c="3"/>disk_strmend <text:s text:c="11"/>; terminate the streaming operation</text:p>
      <text:p text:style-name="P22"><text:s text:c="8"/>jr <text:s text:c="5"/>drop2_close_and_exit_with_error</text:p>
      <text:p text:style-name="P22"/>
      <text:p text:style-name="P22"/>
      <text:p text:style-name="P22">; ***************************************************************************</text:p>
      <text:p text:style-name="P22">; * Tidy up and exit <text:s text:c="55"/>*</text:p>
      <text:p text:style-name="P22">; ***************************************************************************</text:p>
      <text:p text:style-name="P22"/>
      <text:p text:style-name="P22">token_error:</text:p>
      <text:p text:style-name="P22"><text:s text:c="8"/>ld <text:s text:c="5"/>a,$ff <text:s text:c="18"/>; dummy error to indicate out of data</text:p>
      <text:p text:style-name="P22"><text:s text:c="8"/>scf</text:p>
      <text:p text:style-name="P22"/>
      <text:p text:style-name="P22">drop2_close_and_exit_with_error:</text:p>
      <text:p text:style-name="P22"><text:s text:c="8"/>pop <text:s text:c="4"/>hl <text:s text:c="21"/>; discard buffer addresses</text:p>
      <text:p text:style-name="P22"><text:s text:c="8"/>pop <text:s text:c="4"/>hl</text:p>
      <text:p text:style-name="P22"/>
      <text:p text:style-name="P22">close_and_exit_with_error:</text:p>
      <text:p text:style-name="P22"><text:s text:c="8"/>push <text:s text:c="3"/>af <text:s text:c="21"/>; save error status</text:p>
      <text:p text:style-name="P22"/>
      <text:p text:style-name="P22"><text:s text:c="8"/>ld <text:s text:c="5"/>a,(filehandle)</text:p>
      <text:p text:style-name="P22"><text:s text:c="8"/>rst <text:s text:c="4"/>$08</text:p>
      <text:p text:style-name="P22"><text:s text:c="8"/>defb <text:s text:c="3"/>f_close</text:p>
      <text:p text:style-name="P22"/>
      <text:p text:style-name="P22"><text:s text:c="8"/>pop <text:s text:c="4"/>af <text:s text:c="21"/>; restore error status</text:p>
      <text:p text:style-name="P22"/>
      <text:p text:style-name="P22">exit_with_error:</text:p>
      <text:p text:style-name="P22"><text:s text:c="8"/>ld <text:s text:c="5"/>hl,$2758</text:p>
      <text:p text:style-name="P22"><text:s text:c="8"/>exx <text:s text:c="28"/>; BASIC requires H'L'=$2758 on return</text:p>
      <text:p text:style-name="P22"><text:s text:c="8"/>ld <text:s text:c="5"/>b,0</text:p>
      <text:p text:style-name="P22"><text:s text:c="8"/>ld <text:s text:c="5"/>c,a <text:s text:c="20"/>; BC=error, for return to BASIC</text:p>
      <text:p text:style-name="P22"><text:s text:c="8"/>ret <text:s text:c="4"/>c <text:s text:c="22"/>; exit if there was an error</text:p>
      <text:p text:style-name="P22"><text:s text:c="8"/>ld <text:s text:c="5"/>bc,$ffff <text:s text:c="15"/>; use 65535 to indicate "no error"</text:p>
      <text:p text:style-name="P22"><text:s text:c="8"/>ret</text:p>
      <text:p text:style-name="P22"/>
      <text:p text:style-name="P22"/>
      <text:p text:style-name="P22">; ***************************************************************************</text:p>
      <text:p text:style-name="P22">; * Data <text:s text:c="67"/>*</text:p>
      <text:p text:style-name="P22">; ***************************************************************************</text:p>
      <text:p text:style-name="P22"/>
      <text:p text:style-name="P22">test_filename:</text:p>
      <text:p text:style-name="P22"><text:s text:c="8"/>defm <text:s text:c="3"/>"test.scr",0 <text:s text:c="11"/>; filenames must be null-terminated</text:p>
      <text:p text:style-name="P22"/>
      <text:p text:style-name="P22">filehandle:</text:p>
      <text:p text:style-name="P22"><text:s text:c="8"/>defb <text:s text:c="3"/>0</text:p>
      <text:p text:style-name="P22"/>
      <text:p text:style-name="P22">filemap_buffer:</text:p>
      <text:p text:style-name="P22"><text:s text:c="8"/>defs <text:s text:c="3"/>filemap_size*6 <text:s text:c="9"/>; allocate 6 bytes per entry</text:p>
      <text:p text:style-name="P22"/>
      <text:p text:style-name="P22">cardflags:</text:p>
      <text:p text:style-name="P22"><text:s text:c="8"/>defb <text:s text:c="3"/>0</text:p>
      <text:p text:style-name="P22"/>
      <text:p text:style-name="P191">List of updates</text:p>
      <text:p text:style-name="P7"/>
      <text:p text:style-name="P237"/>
      <text:p text:style-name="P237">Updates: 1<text:span text:style-name="T127">8</text:span> Jan 2018</text:p>
      <text:p text:style-name="P236">Added more information about dot commands.</text:p>
      <text:p text:style-name="P236"/>
      <text:p text:style-name="P236">Added <text:span text:style-name="T8">M_GETHANDLE</text:span>, <text:span text:style-name="T18">M_EXECCMD</text:span><text:span text:style-name="T128"> and </text:span><text:span text:style-name="T19">M_GETERR</text:span><text:span text:style-name="T8"> </text:span>hook<text:span text:style-name="T128">s</text:span>.</text:p>
      <text:p text:style-name="P235"/>
      <text:p text:style-name="P235"/>
      <text:p text:style-name="P9">Updates: 17 Jan 2018</text:p>
      <text:p text:style-name="P19">Added note about turning off layer 2 writes.</text:p>
      <text:p text:style-name="P19"/>
      <text:p text:style-name="P20">Added note about layer 2 banks in IDE_BANK call.</text:p>
      <text:p text:style-name="P9"/>
      <text:p text:style-name="P9"/>
      <text:p text:style-name="P4">Updates: 15 Jan 2018</text:p>
      <text:p text:style-name="P13">Added <text:span text:style-name="T112">general </text:span>description<text:span text:style-name="T112">s</text:span> <text:span text:style-name="T112">of </text:span>the <text:span text:style-name="T8">+3DOS</text:span>-compatible <text:span text:style-name="T112">and </text:span><text:span text:style-name="T16">esxDOS</text:span><text:span text:style-name="T112">-compatible </text:span>APIs.</text:p>
      <text:p text:style-name="P13"/>
      <text:p text:style-name="P15">Added full documentation for the <text:span text:style-name="T8">esxDOS</text:span>-compatible API.</text:p>
      <text:p text:style-name="P13"/>
      <text:p text:style-name="P26"/>
      <text:p text:style-name="P5">Updates: <text:span text:style-name="T107">12</text:span> Dec 2017</text:p>
      <text:p text:style-name="P16">Updated details of the <text:span text:style-name="T8">IDE_GET_LFN </text:span>call. This now additionally returns the file's size and last update time &amp; date.</text:p>
      <text:p text:style-name="P26"/>
      <text:p text:style-name="P35">Added new <text:span text:style-name="T8">IDE_RTC </text:span><text:span text:style-name="T2">call for querying the real-time-clock (if present).</text:span></text:p>
      <text:p text:style-name="P26"/>
      <text:p text:style-name="P26"/>
      <text:p text:style-name="P6">Updates: <text:span text:style-name="T97">30</text:span> Nov 2017</text:p>
      <text:p text:style-name="P17">Updated details of the <text:span text:style-name="T8">IDE_BROWSER </text:span>call. This now has a capabilities mask allowing selected functionality to be enabled or disabled as desired. <text:span text:style-name="T103">Also added note about using as a save file dialog.</text:span></text:p>
      <text:p text:style-name="P17"/>
      <text:p text:style-name="P6"/>
      <text:p text:style-name="P6">Updates: <text:span text:style-name="T97">23</text:span> Nov 2017</text:p>
      <text:p text:style-name="P18">The <text:span text:style-name="T8">IDE_STREAM_LINEIN</text:span> call has been removed and replaced by a new <text:span text:style-name="T8">IDE_WINDOW_LINEIN</text:span> call.</text:p>
      <text:p text:style-name="P148"/>
      <text:p text:style-name="P148">Added new <text:span text:style-name="T8">IDE_INTEGER_VAR </text:span>call <text:span text:style-name="T102">for accessing NextBASIC integer variables.</text:span></text:p>
      <text:p text:style-name="P148"/>
      <text:p text:style-name="P148"><text:span text:style-name="T99">Noted that the</text:span><text:span text:style-name="T13"> IDE_STREAM_* </text:span><text:span text:style-name="T99">calls may corrupt the alternate register set, in addition to the effects on the standard register set noted for each individual call. (The special note about memory configuration has also been removed for the </text:span><text:span text:style-name="T14">IDE_WINDOW_* </text:span><text:span text:style-name="T101">calls; this applies only to the </text:span><text:span text:style-name="T14">IDE_STREAM_* </text:span><text:span text:style-name="T101">calls).</text:span></text:p>
      <text:p text:style-name="P24"/>
      <text:p text:style-name="P24"/>
      <text:p text:style-name="P6">Updates: 14 Nov 2017</text:p>
      <text:p text:style-name="P195">Added note that it is now possible to use the wildcard character <text:span text:style-name="T8">* </text:span>in the <text:span text:style-name="T90">IDE_BROWSER</text:span> c<text:span text:style-name="T90">all</text:span> to match remaining characters in the filetype (with examples).</text:p>
      <text:p text:style-name="P195"/>
      <text:p text:style-name="P196">Added more notes on the IDE_STREAM_LINEIN call.</text:p>
      <text:p text:style-name="P196"/>
      <text:p text:style-name="P197">Added new IDE_WINDOW_STRING call.</text:p>
      <text:p text:style-name="P2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4</text:page-number> <text:span text:style-name="MT1">of </text:span><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18-01-18T21:01:34.554001505</dc:date>
    <meta:editing-duration>P7DT15H8M36S</meta:editing-duration>
    <meta:editing-cycles>259</meta:editing-cycles>
    <meta:generator>LibreOffice/4.3.3.2$Linux_ARM_EABI LibreOffice_project/430m0$Build-2</meta:generator>
    <meta:print-date>2018-01-15T22:40:02.004066159</meta:print-date>
    <meta:document-statistic meta:table-count="0" meta:image-count="0" meta:object-count="0" meta:page-count="44" meta:paragraph-count="1677" meta:word-count="10997" meta:character-count="80717" meta:non-whitespace-character-count="60685"/>
  </office:meta>
</office:document-meta>
</file>